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3" style:family="table-column">
      <style:table-column-properties fo:break-before="auto" style:column-width="23.3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96mm" fo:break-before="auto" style:use-optimal-row-height="true"/>
    </style:style>
    <style:style style:name="ro2" style:family="table-row">
      <style:table-row-properties style:row-height="5.26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font-name="Calibri"/>
    </style:style>
    <style:style style:name="T2" style:family="text">
      <style:text-properties style:font-name="Calibri" style:font-name-asian="Calibri" style:font-name-complex="Calibri"/>
    </style:style>
    <style:style style:name="T3" style:family="text">
      <style:text-properties style:font-name="Ubuntu"/>
    </style:style>
    <style:style style:name="T4" style:family="text">
      <style:text-properties style:font-name="Calibri"/>
    </style:style>
    <style:style style:name="T5" style:family="text">
      <style:text-properties style:font-name="Calibri" style:font-name-asian="Calibri" style:font-name-complex="Calibri"/>
    </style:style>
    <style:style style:name="T6" style:family="text">
      <style:text-properties style:font-name="Ubuntu"/>
    </style:style>
    <style:style style:name="T7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Mang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Mang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Ubuntu"/>
    </style:style>
  </office:automatic-styles>
  <office:body>
    <office:spreadsheet>
      <table:table table:name="Общий" table:style-name="ta1" table:print="false">
        <table:table-column table:style-name="co1" table:default-cell-style-name="Default"/>
        <table:table-row table:style-name="ro1">
          <table:table-cell office:value-type="string" calcext:value-type="string">
            <text:p>1. Какова допустимая толщина S светлого контрастного покрытия, <text:s/>которое рекомендуется наносить на темную контролируемую поверхность изделия при применении темного магнитного порошка?</text:p>
          </table:table-cell>
        </table:table-row>
        <table:table-row table:style-name="ro1">
          <table:table-cell office:value-type="string" calcext:value-type="string">
            <text:p>a) 20 мкм &lt; S ≤ 30 мкм;</text:p>
          </table:table-cell>
        </table:table-row>
        <table:table-row table:style-name="ro1">
          <table:table-cell office:value-type="string" calcext:value-type="string">
            <text:p>b) 0 &lt; S ≤ 20 мкм;</text:p>
          </table:table-cell>
        </table:table-row>
        <table:table-row table:style-name="ro1">
          <table:table-cell office:value-type="string" calcext:value-type="string">
            <text:p>c) 30 мкм &lt; S ≤ 50 мкм;</text:p>
          </table:table-cell>
        </table:table-row>
        <table:table-row table:style-name="ro1">
          <table:table-cell office:value-type="string" calcext:value-type="string">
            <text:p>d) 50 мкм &lt; S ≤ 100мкм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2. Может ли быть поперечная трещина в прутковом прокате?</text:p>
          </table:table-cell>
        </table:table-row>
        <table:table-row table:style-name="ro1">
          <table:table-cell office:value-type="string" calcext:value-type="string">
            <text:p>a) маловероятно, трещина наследуется от слитка и заготовки и почти всегда направлена вдоль проката;</text:p>
          </table:table-cell>
        </table:table-row>
        <table:table-row table:style-name="ro1">
          <table:table-cell office:value-type="string" calcext:value-type="string">
            <text:p>b) в прутковом прокате бывают только плены и закаты;</text:p>
          </table:table-cell>
        </table:table-row>
        <table:table-row table:style-name="ro1">
          <table:table-cell office:value-type="string" calcext:value-type="string">
            <text:p>c) в прутковом прокате бывают только поперечные трещины;</text:p>
          </table:table-cell>
        </table:table-row>
        <table:table-row table:style-name="ro1">
          <table:table-cell office:value-type="string" calcext:value-type="string">
            <text:p>d) в прутковом прокате трещины не бывают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3. Как называются дефекты в пластинах, листах, полосах, вызываемые усадочными раковинами, включениями, газовыми пузырями, имеющимися в заготовке, которые после прокатки обычно уплотняются и вытягиваются параллельно внешней поверхности проката?</text:p>
          </table:table-cell>
        </table:table-row>
        <table:table-row table:style-name="ro1">
          <table:table-cell office:value-type="string" calcext:value-type="string">
            <text:p>a) волосовины;</text:p>
          </table:table-cell>
        </table:table-row>
        <table:table-row table:style-name="ro1">
          <table:table-cell office:value-type="string" calcext:value-type="string">
            <text:p>b) расслоения;</text:p>
          </table:table-cell>
        </table:table-row>
        <table:table-row table:style-name="ro1">
          <table:table-cell office:value-type="string" calcext:value-type="string">
            <text:p>c) трещины;</text:p>
          </table:table-cell>
        </table:table-row>
        <table:table-row table:style-name="ro1">
          <table:table-cell office:value-type="string" calcext:value-type="string">
            <text:p>d) закаты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4. Способ остаточного намагничивания целесообразно применять для контроля объектов с коэрцитивной силой Нс</text:p>
          </table:table-cell>
        </table:table-row>
        <table:table-row table:style-name="ro1">
          <table:table-cell office:value-type="string" calcext:value-type="string">
            <text:p>a) Нс &lt; 3 А/см;</text:p>
          </table:table-cell>
        </table:table-row>
        <table:table-row table:style-name="ro1">
          <table:table-cell office:value-type="string" calcext:value-type="string">
            <text:p>b) 3 А/см ≤ Нс &lt; 5 А/см;</text:p>
          </table:table-cell>
        </table:table-row>
        <table:table-row table:style-name="ro1">
          <table:table-cell office:value-type="string" calcext:value-type="string">
            <text:p>c) 10 А/см ≤ Нс;</text:p>
          </table:table-cell>
        </table:table-row>
        <table:table-row table:style-name="ro1">
          <table:table-cell office:value-type="string" calcext:value-type="string">
            <text:p>d) 5 А/см ≤ Нс &lt; 10 А/см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5. При контроле изделий способом приложенного поля их намагничивание и нанесение на них суспензии выполняют:</text:p>
          </table:table-cell>
        </table:table-row>
        <table:table-row table:style-name="ro1">
          <table:table-cell office:value-type="string" calcext:value-type="string">
            <text:p>a) одновременно;</text:p>
          </table:table-cell>
        </table:table-row>
        <table:table-row table:style-name="ro1">
          <table:table-cell office:value-type="string" calcext:value-type="string">
            <text:p>b) сначала наносят суспензию на изделие, затем намагничивают его;</text:p>
          </table:table-cell>
        </table:table-row>
        <table:table-row table:style-name="ro1">
          <table:table-cell office:value-type="string" calcext:value-type="string">
            <text:p>c) сначала намагничивают изделие, затем наносят на него суспензию;</text:p>
          </table:table-cell>
        </table:table-row>
        <table:table-row table:style-name="ro1">
          <table:table-cell office:value-type="string" calcext:value-type="string">
            <text:p>d) верно 2, 3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6. Скопление магнитных частиц на участке изделия, вызываемое магнитными полями рассеяния, называется:</text:p>
          </table:table-cell>
        </table:table-row>
        <table:table-row table:style-name="ro1">
          <table:table-cell office:value-type="string" calcext:value-type="string">
            <text:p>a) несплошностью;</text:p>
          </table:table-cell>
        </table:table-row>
        <table:table-row table:style-name="ro1">
          <table:table-cell office:value-type="string" calcext:value-type="string">
            <text:p>b) дефектом;</text:p>
          </table:table-cell>
        </table:table-row>
        <table:table-row table:style-name="ro1">
          <table:table-cell office:value-type="string" calcext:value-type="string">
            <text:p>c) индикацией;</text:p>
          </table:table-cell>
        </table:table-row>
        <table:table-row table:style-name="ro1">
          <table:table-cell office:value-type="string" calcext:value-type="string">
            <text:p>d) магнитной суспензией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7. При каком уровне условной чувствительности выявляются наименьшие по размерам дефекты в изделии?</text:p>
          </table:table-cell>
        </table:table-row>
        <table:table-row table:style-name="ro1">
          <table:table-cell office:value-type="string" calcext:value-type="string">
            <text:p>a) А;</text:p>
          </table:table-cell>
        </table:table-row>
        <table:table-row table:style-name="ro1">
          <table:table-cell office:value-type="string" calcext:value-type="string">
            <text:p>b) Б;</text:p>
          </table:table-cell>
        </table:table-row>
        <table:table-row table:style-name="ro1">
          <table:table-cell office:value-type="string" calcext:value-type="string">
            <text:p>c) В;</text:p>
          </table:table-cell>
        </table:table-row>
        <table:table-row table:style-name="ro1">
          <table:table-cell office:value-type="string" calcext:value-type="string">
            <text:p>d) Б и В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8. Место в изделии, над которым имеется скопление магнитных частиц в виде четких или недостаточно четких валиков, называется:</text:p>
          </table:table-cell>
        </table:table-row>
        <table:table-row table:style-name="ro1">
          <table:table-cell office:value-type="string" calcext:value-type="string">
            <text:p>a) структурой;</text:p>
          </table:table-cell>
        </table:table-row>
        <table:table-row table:style-name="ro1">
          <table:table-cell office:value-type="string" calcext:value-type="string">
            <text:p>b) дефектом;</text:p>
          </table:table-cell>
        </table:table-row>
        <table:table-row table:style-name="ro1">
          <table:table-cell office:value-type="string" calcext:value-type="string">
            <text:p>c) коэрцитивной силой;</text:p>
          </table:table-cell>
        </table:table-row>
        <table:table-row table:style-name="ro1">
          <table:table-cell office:value-type="string" calcext:value-type="string">
            <text:p>d) магнитной суспензией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9. Во всех ли магнитопорошковых дефектоскопах по ГОСТ 21105-87 должны быть размагничивающие устройства?</text:p>
          </table:table-cell>
        </table:table-row>
        <table:table-row table:style-name="ro1">
          <table:table-cell office:value-type="string" calcext:value-type="string">
            <text:p>a) в дефектоскопах общего назначения</text:p>
          </table:table-cell>
        </table:table-row>
        <table:table-row table:style-name="ro1">
          <table:table-cell office:value-type="string" calcext:value-type="string">
            <text:p>b) во всех дефектоскопах;</text:p>
          </table:table-cell>
        </table:table-row>
        <table:table-row table:style-name="ro1">
          <table:table-cell office:value-type="string" calcext:value-type="string">
            <text:p>c) в переносных дефектоскопах;</text:p>
          </table:table-cell>
        </table:table-row>
        <table:table-row table:style-name="ro1">
          <table:table-cell office:value-type="string" calcext:value-type="string">
            <text:p>d) в малогабаритных дефектоскопах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0. Зависит ли способ контроля изделий от их магнитных характеристик?</text:p>
          </table:table-cell>
        </table:table-row>
        <table:table-row table:style-name="ro1">
          <table:table-cell office:value-type="string" calcext:value-type="string">
            <text:p>a) зависит;</text:p>
          </table:table-cell>
        </table:table-row>
        <table:table-row table:style-name="ro1">
          <table:table-cell office:value-type="string" calcext:value-type="string">
            <text:p>b) не зависит;</text:p>
          </table:table-cell>
        </table:table-row>
        <table:table-row table:style-name="ro1">
          <table:table-cell office:value-type="string" calcext:value-type="string">
            <text:p>c) зависит только при магнитной проницаемости материала изделия менее 40;</text:p>
          </table:table-cell>
        </table:table-row>
        <table:table-row table:style-name="ro1">
          <table:table-cell office:value-type="string" calcext:value-type="string">
            <text:p>d) зависит только для диамагнетиков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1. Можно ли применять магнитные суспензии, вызывающие коррозию контролируемой поверхности изделия, если их немедленно удалять?</text:p>
          </table:table-cell>
        </table:table-row>
        <table:table-row table:style-name="ro1">
          <table:table-cell office:value-type="string" calcext:value-type="string">
            <text:p>a) нельзя;</text:p>
          </table:table-cell>
        </table:table-row>
        <table:table-row table:style-name="ro1">
          <table:table-cell office:value-type="string" calcext:value-type="string">
            <text:p>b) можно;</text:p>
          </table:table-cell>
        </table:table-row>
        <table:table-row table:style-name="ro1">
          <table:table-cell office:value-type="string" calcext:value-type="string">
            <text:p>c) в зависимости от коэрцитивной силы материала изделий;</text:p>
          </table:table-cell>
        </table:table-row>
        <table:table-row table:style-name="ro1">
          <table:table-cell office:value-type="string" calcext:value-type="string">
            <text:p>d) в зависимости от магнитной индукции материала изделий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2. Какие из несплошностей могут быть обнаружены магнитопорошковыми дефектоскопами в отливках?</text:p>
          </table:table-cell>
        </table:table-row>
        <table:table-row table:style-name="ro1">
          <table:table-cell office:value-type="string" calcext:value-type="string">
            <text:p>a) <text:s/>трещины;</text:p>
          </table:table-cell>
        </table:table-row>
        <table:table-row table:style-name="ro1">
          <table:table-cell office:value-type="string" calcext:value-type="string">
            <text:p>b) горячие разрывы;</text:p>
          </table:table-cell>
        </table:table-row>
        <table:table-row table:style-name="ro1">
          <table:table-cell office:value-type="string" calcext:value-type="string">
            <text:p>c) усадочные раковины;</text:p>
          </table:table-cell>
        </table:table-row>
        <table:table-row table:style-name="ro1">
          <table:table-cell office:value-type="string" calcext:value-type="string">
            <text:p>d) верно 1, 2, 3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3. Какие из несплошностей могут быть обнаружены магнитопорошковыми дефектоскопами в поковках?</text:p>
          </table:table-cell>
        </table:table-row>
        <table:table-row table:style-name="ro1">
          <table:table-cell office:value-type="string" calcext:value-type="string">
            <text:p>a) усадочные раковины;</text:p>
          </table:table-cell>
        </table:table-row>
        <table:table-row table:style-name="ro1">
          <table:table-cell office:value-type="string" calcext:value-type="string">
            <text:p>b) закаты, разрывы, плены;</text:p>
          </table:table-cell>
        </table:table-row>
        <table:table-row table:style-name="ro1">
          <table:table-cell office:value-type="string" calcext:value-type="string">
            <text:p>c) наружные продольные трещины;</text:p>
          </table:table-cell>
        </table:table-row>
        <table:table-row table:style-name="ro1">
          <table:table-cell office:value-type="string" calcext:value-type="string">
            <text:p>d) верно 2, 3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4. Какие из несплошностей могут быть обнаружены магнитопорошковыми дефектоскопами в деталях, бывших в эксплуатации?</text:p>
          </table:table-cell>
        </table:table-row>
        <table:table-row table:style-name="ro1">
          <table:table-cell office:value-type="string" calcext:value-type="string">
            <text:p>a) горячие разрывы;</text:p>
          </table:table-cell>
        </table:table-row>
        <table:table-row table:style-name="ro1">
          <table:table-cell office:value-type="string" calcext:value-type="string">
            <text:p>b) усталостные трещины;</text:p>
          </table:table-cell>
        </table:table-row>
        <table:table-row table:style-name="ro1">
          <table:table-cell office:value-type="string" calcext:value-type="string">
            <text:p>c) усадочные раковины;</text:p>
          </table:table-cell>
        </table:table-row>
        <table:table-row table:style-name="ro1">
          <table:table-cell office:value-type="string" calcext:value-type="string">
            <text:p>d) непровары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5. От каких факторов зависит чувствительность магнитопорошкового метода контроля изделий?</text:p>
          </table:table-cell>
        </table:table-row>
        <table:table-row table:style-name="ro1">
          <table:table-cell office:value-type="string" calcext:value-type="string">
            <text:p>a) магнитных характеристик материала изделий; способа контроля;</text:p>
          </table:table-cell>
        </table:table-row>
        <table:table-row table:style-name="ro1">
          <table:table-cell office:value-type="string" calcext:value-type="string">
            <text:p>b) формы, размеров, шероховатости поверхности изделий; способа и режима намагничивания изделий; свойств магнитного порошка;</text:p>
          </table:table-cell>
        </table:table-row>
        <table:table-row table:style-name="ro1">
          <table:table-cell office:value-type="string" calcext:value-type="string">
            <text:p>c) способа нанесения магнитного порошка или суспензии на <text:s/>поверхность изделий; условий осмотра изделий;</text:p>
          </table:table-cell>
        </table:table-row>
        <table:table-row table:style-name="ro1">
          <table:table-cell office:value-type="string" calcext:value-type="string">
            <text:p>d) от всех перечисленных в 1, 2, 3 факторов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6. По каким параметрам устанавливаются условные уровни чувствительности при магнитопорошковом контроле изделий?</text:p>
          </table:table-cell>
        </table:table-row>
        <table:table-row table:style-name="ro1">
          <table:table-cell office:value-type="string" calcext:value-type="string">
            <text:p>a) по ширине раскрытия, глубине и протяженности выявляемого дефекта;</text:p>
          </table:table-cell>
        </table:table-row>
        <table:table-row table:style-name="ro1">
          <table:table-cell office:value-type="string" calcext:value-type="string">
            <text:p>b) по ширине раскрытия и протяженности выявляемого дефекта, величине шероховатости поверхности изделия;</text:p>
          </table:table-cell>
        </table:table-row>
        <table:table-row table:style-name="ro1">
          <table:table-cell office:value-type="string" calcext:value-type="string">
            <text:p>c) по ширине раскрытия и глубине выявляемого дефекта, по величине шероховатости поверхности изделия;</text:p>
          </table:table-cell>
        </table:table-row>
        <table:table-row table:style-name="ro1">
          <table:table-cell office:value-type="string" calcext:value-type="string">
            <text:p>d) по ширине раскрытия, глубине и протяженности выявляемого дефекта, по величине шероховатости поверхности изделия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7. Почему при магнитопорошковом контроле деталей, у которых отношение длины к эквивалентному диаметру меньше 5, их составляют в цепочки, размещая друг к другу торцевыми поверхностями?</text:p>
          </table:table-cell>
        </table:table-row>
        <table:table-row table:style-name="ro1">
          <table:table-cell office:value-type="string" calcext:value-type="string">
            <text:p>a) для повышения производительности труда;</text:p>
          </table:table-cell>
        </table:table-row>
        <table:table-row table:style-name="ro1">
          <table:table-cell office:value-type="string" calcext:value-type="string">
            <text:p>b) для уменьшения размагничивающего фактора;</text:p>
          </table:table-cell>
        </table:table-row>
        <table:table-row table:style-name="ro1">
          <table:table-cell office:value-type="string" calcext:value-type="string">
            <text:p>c) для увеличения размагничивающего фактора; </text:p>
          </table:table-cell>
        </table:table-row>
        <table:table-row table:style-name="ro1">
          <table:table-cell office:value-type="string" calcext:value-type="string">
            <text:p>d) чтобы не изменился размагничивающий фактор.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18. В дефектоскопах при контроле способом остаточной намагниченности не допускается использование намагничивающих устройств, в которых снижение магнитного потока от максимального значения до нуля после отключения намагничивающего устройства происходит в течение времени, превышающем:</text:p>
          </table:table-cell>
        </table:table-row>
        <table:table-row table:style-name="ro1">
          <table:table-cell office:value-type="string" calcext:value-type="string">
            <text:p>a) 8 мс;</text:p>
          </table:table-cell>
        </table:table-row>
        <table:table-row table:style-name="ro1">
          <table:table-cell office:value-type="string" calcext:value-type="string">
            <text:p>b) 5 мс;</text:p>
          </table:table-cell>
        </table:table-row>
        <table:table-row table:style-name="ro1">
          <table:table-cell office:value-type="string" calcext:value-type="string">
            <text:p>c) 10 мс;</text:p>
          </table:table-cell>
        </table:table-row>
        <table:table-row table:style-name="ro1">
          <table:table-cell office:value-type="string" calcext:value-type="string">
            <text:p>d) 12 мс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9. Допускается ли применение электромагнитов постоянного тока при контроле изделий способом остаточной намагниченности?</text:p>
          </table:table-cell>
        </table:table-row>
        <table:table-row table:style-name="ro1">
          <table:table-cell office:value-type="string" calcext:value-type="string">
            <text:p>a) допускается, если коэрцитивная сила материала изделия меньше десяти;</text:p>
          </table:table-cell>
        </table:table-row>
        <table:table-row table:style-name="ro1">
          <table:table-cell office:value-type="string" calcext:value-type="string">
            <text:p>b) не допускается;</text:p>
          </table:table-cell>
        </table:table-row>
        <table:table-row table:style-name="ro1">
          <table:table-cell office:value-type="string" calcext:value-type="string">
            <text:p>c) допускается, если ток намагничивания изделия не превышает 5 А;</text:p>
          </table:table-cell>
        </table:table-row>
        <table:table-row table:style-name="ro1">
          <table:table-cell office:value-type="string" calcext:value-type="string">
            <text:p>d) допускается, если снижение магнитного потока от максимального значения до нуля после отключения намагничивающего устройства происходит за время, превышающее 5 мс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20. Когда следует начинать осмотр изделия при его контроле способом остаточной намагниченности?</text:p>
          </table:table-cell>
        </table:table-row>
        <table:table-row table:style-name="ro1">
          <table:table-cell office:value-type="string" calcext:value-type="string">
            <text:p>a) во время его полива суспензией;</text:p>
          </table:table-cell>
        </table:table-row>
        <table:table-row table:style-name="ro1">
          <table:table-cell office:value-type="string" calcext:value-type="string">
            <text:p>b) в любое удобное время;</text:p>
          </table:table-cell>
        </table:table-row>
        <table:table-row table:style-name="ro1">
          <table:table-cell office:value-type="string" calcext:value-type="string">
            <text:p>c) не позднее чем через час: после окончания процесса намагничивания изделия, нанесения на его поверхность суспензии, стекания <text:s/>основной массы ее;</text:p>
          </table:table-cell>
        </table:table-row>
        <table:table-row table:style-name="ro1">
          <table:table-cell office:value-type="string" calcext:value-type="string">
            <text:p>d) во время намагничивания изделия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21. Почему при намагничивании изделий пропусканием по ним электрического тока электроконтакты изготавливают по возможности большими и из легкоплавких металлов и сплавов (свинец, олово, цинк, медь)?</text:p>
          </table:table-cell>
        </table:table-row>
        <table:table-row table:style-name="ro1">
          <table:table-cell office:value-type="string" calcext:value-type="string">
            <text:p>a) для увеличения площади контакта и уменьшения контактного сопротивления;</text:p>
          </table:table-cell>
        </table:table-row>
        <table:table-row table:style-name="ro1">
          <table:table-cell office:value-type="string" calcext:value-type="string">
            <text:p>b) для ускорения процесса намагничивания изделия;</text:p>
          </table:table-cell>
        </table:table-row>
        <table:table-row table:style-name="ro1">
          <table:table-cell office:value-type="string" calcext:value-type="string">
            <text:p>c) для упрощения процесса намагничивания изделия;</text:p>
          </table:table-cell>
        </table:table-row>
        <table:table-row table:style-name="ro1">
          <table:table-cell office:value-type="string" calcext:value-type="string">
            <text:p>d) из-за высокой температуры плавления свинца, олова, цинка, меди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22. Когда следует начинать осмотр изделия при его контроле способом приложенного поля?</text:p>
          </table:table-cell>
        </table:table-row>
        <table:table-row table:style-name="ro1">
          <table:table-cell office:value-type="string" calcext:value-type="string">
            <text:p>a) в любое удобное время;</text:p>
          </table:table-cell>
        </table:table-row>
        <table:table-row table:style-name="ro1">
          <table:table-cell office:value-type="string" calcext:value-type="string">
            <text:p>b) при его поливе суспензией;</text:p>
          </table:table-cell>
        </table:table-row>
        <table:table-row table:style-name="ro1">
          <table:table-cell office:value-type="string" calcext:value-type="string">
            <text:p>c) суспензию на поверхность изделия наносят во время его намаг ничивания; осмотр поверхности изделия производят после стекания основной массы суспензии и последующего прекращения намагничивания изделия;</text:p>
          </table:table-cell>
        </table:table-row>
        <table:table-row table:style-name="ro1">
          <table:table-cell office:value-type="string" calcext:value-type="string">
            <text:p>d) во время намагничивания изделия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23. Входит ли операция по проверке качества дефектоскопических материалов в объем работы по подготовке изделия к контролю?</text:p>
          </table:table-cell>
        </table:table-row>
        <table:table-row table:style-name="ro1">
          <table:table-cell office:value-type="string" calcext:value-type="string">
            <text:p>a) нет, не входит; </text:p>
          </table:table-cell>
        </table:table-row>
        <table:table-row table:style-name="ro1">
          <table:table-cell office:value-type="string" calcext:value-type="string">
            <text:p>b) является составной частью процесса подготовки изделия к контролю;</text:p>
          </table:table-cell>
        </table:table-row>
        <table:table-row table:style-name="ro1">
          <table:table-cell office:value-type="string" calcext:value-type="string">
            <text:p>c) зависит от вида электрического тока, применяемого для намагничивания контролируемого изделия;</text:p>
          </table:table-cell>
        </table:table-row>
        <table:table-row table:style-name="ro1">
          <table:table-cell office:value-type="string" calcext:value-type="string">
            <text:p>d) зависит от способа намагничивания контролируемого изделия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24. Можно ли для проверки качества дефектоскопических материалов и работоспособности дефектоскопов кроме стандартных образцов предприятия (СОП) применять забракованные изделия с дефектами, параметры которых соответствуют принятому условному уровню чувствительности <text:s/>контроля этих изделий?</text:p>
          </table:table-cell>
        </table:table-row>
        <table:table-row table:style-name="ro1">
          <table:table-cell office:value-type="string" calcext:value-type="string">
            <text:p>a) нельзя, для этого следует применять только СОП;</text:p>
          </table:table-cell>
        </table:table-row>
        <table:table-row table:style-name="ro1">
          <table:table-cell office:value-type="string" calcext:value-type="string">
            <text:p>b) можно;</text:p>
          </table:table-cell>
        </table:table-row>
        <table:table-row table:style-name="ro1">
          <table:table-cell office:value-type="string" calcext:value-type="string">
            <text:p>c) зависит от качества применяемых дефектоскопических материалов и типа применяемых дефектоскопов;</text:p>
          </table:table-cell>
        </table:table-row>
        <table:table-row table:style-name="ro1">
          <table:table-cell office:value-type="string" calcext:value-type="string">
            <text:p>d) зависит от способа намагничивания контролируемых изделий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25. Приведите случаи, когда после магнитопорошкового контроля изделий не требуется их размагничивание.</text:p>
          </table:table-cell>
        </table:table-row>
        <table:table-row table:style-name="ro1">
          <table:table-cell office:value-type="string" calcext:value-type="string">
            <text:p>a) если после контроля изделие будет нагреваться до температуры, превышающей его точку Кюри; если изделие будет намагничиваться в процессе дальнейших манипуляций; если изделие будет намагничиваться в другом направлении до того же или более высокого уровня, чем оно было намагничено ранее;</text:p>
          </table:table-cell>
        </table:table-row>
        <table:table-row table:style-name="ro1">
          <table:table-cell office:value-type="string" calcext:value-type="string">
            <text:p>b) если контролировалось изделие из магнитомягкой стали, имеющей малую остаточную намагниченность (магнитное поле в таком изделии и <text:s/>вокруг него почти полностью исчезает при отключении намагничивающего поля);</text:p>
          </table:table-cell>
        </table:table-row>
        <table:table-row table:style-name="ro1">
          <table:table-cell office:value-type="string" calcext:value-type="string">
            <text:p>c) если контролировались большие сварные конструкции, крупные отливки, котлы, остаточная намагниченность которых не имеет существенного значения;</text:p>
          </table:table-cell>
        </table:table-row>
        <table:table-row table:style-name="ro1">
          <table:table-cell office:value-type="string" calcext:value-type="string">
            <text:p>d) верно 1, 2, 3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26. При каком способе намагничивания прутка при его магнитопорошковом контроле проще всего обнаружить волосовину?</text:p>
          </table:table-cell>
        </table:table-row>
        <table:table-row table:style-name="ro1">
          <table:table-cell office:value-type="string" calcext:value-type="string">
            <text:p>a) при продольном намагничивании прутка с помощью постоянного магнита;</text:p>
          </table:table-cell>
        </table:table-row>
        <table:table-row table:style-name="ro1">
          <table:table-cell office:value-type="string" calcext:value-type="string">
            <text:p>b) при циркулярном намагничивании прутка;</text:p>
          </table:table-cell>
        </table:table-row>
        <table:table-row table:style-name="ro1">
          <table:table-cell office:value-type="string" calcext:value-type="string">
            <text:p>c) при намагничивании прутка с помощью соленоида;</text:p>
          </table:table-cell>
        </table:table-row>
        <table:table-row table:style-name="ro1">
          <table:table-cell office:value-type="string" calcext:value-type="string">
            <text:p>d) при продольном намагничивании прутка с помощью электромагнита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27. С помощью каких индикаторных материалов и видов электрического тока при магнитопорошковом контроле находящихся в эксплуатации изделий с поверхностью высокого класса обработки надежнее всего можно выявить поверхностные усталостные трещины?</text:p>
          </table:table-cell>
        </table:table-row>
        <table:table-row table:style-name="ro1">
          <table:table-cell office:value-type="string" calcext:value-type="string">
            <text:p>a) сухого магнитного порошка и постоянного тока для намагничивания изделий;</text:p>
          </table:table-cell>
        </table:table-row>
        <table:table-row table:style-name="ro1">
          <table:table-cell office:value-type="string" calcext:value-type="string">
            <text:p>b) магнитной суспензии и переменного тока для намагничивания изделий;</text:p>
          </table:table-cell>
        </table:table-row>
        <table:table-row table:style-name="ro1">
          <table:table-cell office:value-type="string" calcext:value-type="string">
            <text:p>c) сухого магнитного порошка и выпрямленного однополупериодного тока для намагничивания изделий;</text:p>
          </table:table-cell>
        </table:table-row>
        <table:table-row table:style-name="ro1">
          <table:table-cell office:value-type="string" calcext:value-type="string">
            <text:p>d) магнитной суспензии и выпрямленного однополупериодного тока для намагничивания изделий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28. Какие факторы при магнитопорошковом контроле изделий могут приводить к ложным индикациям?</text:p>
          </table:table-cell>
        </table:table-row>
        <table:table-row table:style-name="ro1">
          <table:table-cell office:value-type="string" calcext:value-type="string">
            <text:p>a) контакты контролируемых изделий с другими ферромагнитными изделиями или магнитами, следы грубой обработки их поверхности;</text:p>
          </table:table-cell>
        </table:table-row>
        <table:table-row table:style-name="ro1">
          <table:table-cell office:value-type="string" calcext:value-type="string">
            <text:p>b) резкое изменение размеров контролируемых изделий, сопряжение разнородных металлов, сварные соединения;</text:p>
          </table:table-cell>
        </table:table-row>
        <table:table-row table:style-name="ro1">
          <table:table-cell office:value-type="string" calcext:value-type="string">
            <text:p>c) изменение магнитных и механических характеристик контролируемых изделий; избыточное намагничивающее поле;</text:p>
          </table:table-cell>
        </table:table-row>
        <table:table-row table:style-name="ro1">
          <table:table-cell office:value-type="string" calcext:value-type="string">
            <text:p>d) верно 1, 2, 3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29. Вследствие какого из перечисленных видов обработки изделий в них могут возникнуть дефекты: пористость, раковины, горячие разрывы?</text:p>
          </table:table-cell>
        </table:table-row>
        <table:table-row table:style-name="ro1">
          <table:table-cell office:value-type="string" calcext:value-type="string">
            <text:p>a) ковка;</text:p>
          </table:table-cell>
        </table:table-row>
        <table:table-row table:style-name="ro1">
          <table:table-cell office:value-type="string" calcext:value-type="string">
            <text:p>b) литье;</text:p>
          </table:table-cell>
        </table:table-row>
        <table:table-row table:style-name="ro1">
          <table:table-cell office:value-type="string" calcext:value-type="string">
            <text:p>c) шлифовка;</text:p>
          </table:table-cell>
        </table:table-row>
        <table:table-row table:style-name="ro1">
          <table:table-cell office:value-type="string" calcext:value-type="string">
            <text:p>d) прокатка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30. В зависимости от каких магнитных характеристик изделий при их контроле способом приложенного поля определяется напряженность намагничивающего поля при заданной условной чувствительности контроля изделий?</text:p>
          </table:table-cell>
        </table:table-row>
        <table:table-row table:style-name="ro1">
          <table:table-cell office:value-type="string" calcext:value-type="string">
            <text:p>a) от значения коэрцитивной силы изделий;</text:p>
          </table:table-cell>
        </table:table-row>
        <table:table-row table:style-name="ro1">
          <table:table-cell office:value-type="string" calcext:value-type="string">
            <text:p>b) от значения остаточной индукции изделий;</text:p>
          </table:table-cell>
        </table:table-row>
        <table:table-row table:style-name="ro1">
          <table:table-cell office:value-type="string" calcext:value-type="string">
            <text:p>c) от значения магнитной проницаемости изделий;</text:p>
          </table:table-cell>
        </table:table-row>
        <table:table-row table:style-name="ro1">
          <table:table-cell office:value-type="string" calcext:value-type="string">
            <text:p>d) от значения остаточной намагниченности изделий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31. Чем ближе несплошность к поверхности контролируемого магнитопорошковым методом изделия, тем при прочих одинаковых условиях:</text:p>
          </table:table-cell>
        </table:table-row>
        <table:table-row table:style-name="ro1">
          <table:table-cell office:value-type="string" calcext:value-type="string">
            <text:p>a) четче индикации несплошности;</text:p>
          </table:table-cell>
        </table:table-row>
        <table:table-row table:style-name="ro1">
          <table:table-cell office:value-type="string" calcext:value-type="string">
            <text:p>b) труднее ее обнаружить;</text:p>
          </table:table-cell>
        </table:table-row>
        <table:table-row table:style-name="ro1">
          <table:table-cell office:value-type="string" calcext:value-type="string">
            <text:p>c) она менее вероятна, как источник усталостного разрушения;</text:p>
          </table:table-cell>
        </table:table-row>
        <table:table-row table:style-name="ro1">
          <table:table-cell office:value-type="string" calcext:value-type="string">
            <text:p>d) меньше магнитное поле рассеяния несплошности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32. Какое преимущество при магнитопорошковом контроле изделий имеет применение люминисцентных магнитных порошков перед черными или цветными?</text:p>
          </table:table-cell>
        </table:table-row>
        <table:table-row table:style-name="ro1">
          <table:table-cell office:value-type="string" calcext:value-type="string">
            <text:p>a) позволяет увеличить скорость контроля изделий;</text:p>
          </table:table-cell>
        </table:table-row>
        <table:table-row table:style-name="ro1">
          <table:table-cell office:value-type="string" calcext:value-type="string">
            <text:p>b) повышает достоверность контроля изделий;</text:p>
          </table:table-cell>
        </table:table-row>
        <table:table-row table:style-name="ro1">
          <table:table-cell office:value-type="string" calcext:value-type="string">
            <text:p>c) позволяет использовать люминисцентные источники света, <text:s/>которые широко распространены на предприятиях;</text:p>
          </table:table-cell>
        </table:table-row>
        <table:table-row table:style-name="ro1">
          <table:table-cell office:value-type="string" calcext:value-type="string">
            <text:p>d) позволяет контролировать крупногабаритные изделия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33. Какие из перечисленных факторов могут послужить причиной образования ложных индикаций?</text:p>
          </table:table-cell>
        </table:table-row>
        <table:table-row table:style-name="ro1">
          <table:table-cell office:value-type="string" calcext:value-type="string">
            <text:p>a) сопряжение разнородных металлов;</text:p>
          </table:table-cell>
        </table:table-row>
        <table:table-row table:style-name="ro1">
          <table:table-cell office:value-type="string" calcext:value-type="string">
            <text:p>b) резкое изменение размеров контролируемых изделий;</text:p>
          </table:table-cell>
        </table:table-row>
        <table:table-row table:style-name="ro1">
          <table:table-cell office:value-type="string" calcext:value-type="string">
            <text:p>c) резкое изменение механических и магнитных характеристик контролируемых изделий;</text:p>
          </table:table-cell>
        </table:table-row>
        <table:table-row table:style-name="ro1">
          <table:table-cell office:value-type="string" calcext:value-type="string">
            <text:p>d) верно 1, 2, 3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34. После обнаружения несплошности в изделии следует:</text:p>
          </table:table-cell>
        </table:table-row>
        <table:table-row table:style-name="ro1">
          <table:table-cell office:value-type="string" calcext:value-type="string">
            <text:p>a) распилить изделие на части и оценить размеры несплошности;</text:p>
          </table:table-cell>
        </table:table-row>
        <table:table-row table:style-name="ro1">
          <table:table-cell office:value-type="string" calcext:value-type="string">
            <text:p>b) отметить место расположения несплошности краской, мелом, цветным карандашом или другим способом;</text:p>
          </table:table-cell>
        </table:table-row>
        <table:table-row table:style-name="ro1">
          <table:table-cell office:value-type="string" calcext:value-type="string">
            <text:p>c) оценить допустима ли несплошность согласно требованиям нормативно-технической документации на приемку изделия;</text:p>
          </table:table-cell>
        </table:table-row>
        <table:table-row table:style-name="ro1">
          <table:table-cell office:value-type="string" calcext:value-type="string">
            <text:p>d) верно 2, 3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35. Почему проще удалить поверхностный дефект с сырой отливки, чем с обработанной детали?</text:p>
          </table:table-cell>
        </table:table-row>
        <table:table-row table:style-name="ro1">
          <table:table-cell office:value-type="string" calcext:value-type="string">
            <text:p>a) отливка имеет грубую поверхность;</text:p>
          </table:table-cell>
        </table:table-row>
        <table:table-row table:style-name="ro1">
          <table:table-cell office:value-type="string" calcext:value-type="string">
            <text:p>b) обработанная деталь имеет более качественную поверхность;</text:p>
          </table:table-cell>
        </table:table-row>
        <table:table-row table:style-name="ro1">
          <table:table-cell office:value-type="string" calcext:value-type="string">
            <text:p>c) допустимые отклонения размеров у сырой отливки больше, <text:s/>чем у обработанной детали;</text:p>
          </table:table-cell>
        </table:table-row>
        <table:table-row table:style-name="ro1">
          <table:table-cell office:value-type="string" calcext:value-type="string">
            <text:p>d) поскольку твердость обработанной детали больше, чем <text:s/>отливки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36. Почему при магнитопорошковой дефектоскопии изделий при их намагничивании часто используют низковольтные источники питания?</text:p>
          </table:table-cell>
        </table:table-row>
        <table:table-row table:style-name="ro1">
          <table:table-cell office:value-type="string" calcext:value-type="string">
            <text:p>a) они безопасны;</text:p>
          </table:table-cell>
        </table:table-row>
        <table:table-row table:style-name="ro1">
          <table:table-cell office:value-type="string" calcext:value-type="string">
            <text:p>b) они имеют большую мощность;</text:p>
          </table:table-cell>
        </table:table-row>
        <table:table-row table:style-name="ro1">
          <table:table-cell office:value-type="string" calcext:value-type="string">
            <text:p>c) они имеют небольшую массу;</text:p>
          </table:table-cell>
        </table:table-row>
        <table:table-row table:style-name="ro1">
          <table:table-cell office:value-type="string" calcext:value-type="string">
            <text:p>d) они генерируют переменный ток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37. Можно ли контролировать магнитопорошковым методом изделия с хромовыми покрытиями?</text:p>
          </table:table-cell>
        </table:table-row>
        <table:table-row table:style-name="ro1">
          <table:table-cell office:value-type="string" calcext:value-type="string">
            <text:p>a) нельзя;</text:p>
          </table:table-cell>
        </table:table-row>
        <table:table-row table:style-name="ro1">
          <table:table-cell office:value-type="string" calcext:value-type="string">
            <text:p>b) можно, если температура контролируемого изделия не превышает 39 градусов по Цельсию; </text:p>
          </table:table-cell>
        </table:table-row>
        <table:table-row table:style-name="ro1">
          <table:table-cell office:value-type="string" calcext:value-type="string">
            <text:p>c) можно, если применить способ воздушной взвеси, а толщина хромового покрытия не превышает (100...200) мкм;</text:p>
          </table:table-cell>
        </table:table-row>
        <table:table-row table:style-name="ro1">
          <table:table-cell office:value-type="string" calcext:value-type="string">
            <text:p>d) верно 2, 3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38. Какие мероприятия необходимо выполнить для обеспечения максимальной чувствительности магнитопорошкового контроля грубых <text:s/>сварных швов в изделиях?</text:p>
          </table:table-cell>
        </table:table-row>
        <table:table-row table:style-name="ro1">
          <table:table-cell office:value-type="string" calcext:value-type="string">
            <text:p>a) очистить швы проволочной щеткой для удаления окалины и <text:s/>шлака;</text:p>
          </table:table-cell>
        </table:table-row>
        <table:table-row table:style-name="ro1">
          <table:table-cell office:value-type="string" calcext:value-type="string">
            <text:p>b) использовать для сравнения в качестве контрольных стандартные швы;</text:p>
          </table:table-cell>
        </table:table-row>
        <table:table-row table:style-name="ro1">
          <table:table-cell office:value-type="string" calcext:value-type="string">
            <text:p>c) покрыть валик сварного шва лаком;</text:p>
          </table:table-cell>
        </table:table-row>
        <table:table-row table:style-name="ro1">
          <table:table-cell office:value-type="string" calcext:value-type="string">
            <text:p>d) сошлифовать валик шва вровень с поверхностью изделия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39. Как определяется величина освещенности Еs контролируемой поверхности изделий при использовании магнитных порошков естест венной окраски?</text:p>
          </table:table-cell>
        </table:table-row>
        <table:table-row table:style-name="ro1">
          <table:table-cell office:value-type="string" calcext:value-type="string">
            <text:p>a) с помощью люксметров, например, типа Ю-16, Ю-116;</text:p>
          </table:table-cell>
        </table:table-row>
        <table:table-row table:style-name="ro1">
          <table:table-cell office:value-type="string" calcext:value-type="string">
            <text:p>b) расчетно, по формуле Еs = I/R2, лк, где I - сила света в ваттах (свечах); R - расстояние от источника света до контролируемой поверхности изделия, в м;</text:p>
          </table:table-cell>
        </table:table-row>
        <table:table-row table:style-name="ro1">
          <table:table-cell office:value-type="string" calcext:value-type="string">
            <text:p>c) с помощью ваттметра;</text:p>
          </table:table-cell>
        </table:table-row>
        <table:table-row table:style-name="ro1">
          <table:table-cell office:value-type="string" calcext:value-type="string">
            <text:p>d) верно 1, 2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40. Как изменится напряженность магнитного поля в соленоиде при увеличении его размеров и неизменных силе электрического тока и <text:s/>числе витков?</text:p>
          </table:table-cell>
        </table:table-row>
        <table:table-row table:style-name="ro1">
          <table:table-cell office:value-type="string" calcext:value-type="string">
            <text:p>a) уменьшится;</text:p>
          </table:table-cell>
        </table:table-row>
        <table:table-row table:style-name="ro1">
          <table:table-cell office:value-type="string" calcext:value-type="string">
            <text:p>b) увеличится;</text:p>
          </table:table-cell>
        </table:table-row>
        <table:table-row table:style-name="ro1">
          <table:table-cell office:value-type="string" calcext:value-type="string">
            <text:p>c) не изменится;</text:p>
          </table:table-cell>
        </table:table-row>
        <table:table-row table:style-name="ro1">
          <table:table-cell office:value-type="string" calcext:value-type="string">
            <text:p>d) может увеличиться, а может и уменьшиться.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41. Одинакова ли напряженность магнитного поля в соленоиде в <text:s/>центре и на краях?</text:p>
          </table:table-cell>
        </table:table-row>
        <table:table-row table:style-name="ro1">
          <table:table-cell office:value-type="string" calcext:value-type="string">
            <text:p>a) одинакова;</text:p>
          </table:table-cell>
        </table:table-row>
        <table:table-row table:style-name="ro1">
          <table:table-cell office:value-type="string" calcext:value-type="string">
            <text:p>b) в центре меньше, чем на краях;</text:p>
          </table:table-cell>
        </table:table-row>
        <table:table-row table:style-name="ro1">
          <table:table-cell office:value-type="string" calcext:value-type="string">
            <text:p>c) в центре больше, чем на краях;</text:p>
          </table:table-cell>
        </table:table-row>
        <table:table-row table:style-name="ro1">
          <table:table-cell office:value-type="string" calcext:value-type="string">
            <text:p>d) верно 1, 2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42. Какие из приведенных ниже материалов могут контролироваться магнитопорошковым методом?</text:p>
          </table:table-cell>
        </table:table-row>
        <table:table-row table:style-name="ro1">
          <table:table-cell office:value-type="string" calcext:value-type="string">
            <text:p>a) железо, ферромагнитная сталь, чугун;</text:p>
          </table:table-cell>
        </table:table-row>
        <table:table-row table:style-name="ro1">
          <table:table-cell office:value-type="string" calcext:value-type="string">
            <text:p>b) кобальт; </text:p>
          </table:table-cell>
        </table:table-row>
        <table:table-row table:style-name="ro1">
          <table:table-cell office:value-type="string" calcext:value-type="string">
            <text:p>c) никель;</text:p>
          </table:table-cell>
        </table:table-row>
        <table:table-row table:style-name="ro1">
          <table:table-cell office:value-type="string" calcext:value-type="string">
            <text:p>d) верно 1, 2, 3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43. Напряженность магнитного поля внутри соленоида определяется:</text:p>
          </table:table-cell>
        </table:table-row>
        <table:table-row table:style-name="ro1">
          <table:table-cell office:value-type="string" calcext:value-type="string">
            <text:p>a) силой тока, который протекает по соленоиду;</text:p>
          </table:table-cell>
        </table:table-row>
        <table:table-row table:style-name="ro1">
          <table:table-cell office:value-type="string" calcext:value-type="string">
            <text:p>b) числом витков соленоида;</text:p>
          </table:table-cell>
        </table:table-row>
        <table:table-row table:style-name="ro1">
          <table:table-cell office:value-type="string" calcext:value-type="string">
            <text:p>c) диаметром и длиной соленоида;</text:p>
          </table:table-cell>
        </table:table-row>
        <table:table-row table:style-name="ro1">
          <table:table-cell office:value-type="string" calcext:value-type="string">
            <text:p>d) верно 1, 2, 3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44. Какая стадия обработки изделий приводит к образованию пористости, складок охлаждения, термических трещин, неметаллических включений?</text:p>
          </table:table-cell>
        </table:table-row>
        <table:table-row table:style-name="ro1">
          <table:table-cell office:value-type="string" calcext:value-type="string">
            <text:p>a) ковка;</text:p>
          </table:table-cell>
        </table:table-row>
        <table:table-row table:style-name="ro1">
          <table:table-cell office:value-type="string" calcext:value-type="string">
            <text:p>b) литье;</text:p>
          </table:table-cell>
        </table:table-row>
        <table:table-row table:style-name="ro1">
          <table:table-cell office:value-type="string" calcext:value-type="string">
            <text:p>c) шлифовка;</text:p>
          </table:table-cell>
        </table:table-row>
        <table:table-row table:style-name="ro1">
          <table:table-cell office:value-type="string" calcext:value-type="string">
            <text:p>d) термообработка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45. Какие несплошности наиболее вероятны в необработанном прутковом прокате?</text:p>
          </table:table-cell>
        </table:table-row>
        <table:table-row table:style-name="ro1">
          <table:table-cell office:value-type="string" calcext:value-type="string">
            <text:p>a) флокены, заковы;</text:p>
          </table:table-cell>
        </table:table-row>
        <table:table-row table:style-name="ro1">
          <table:table-cell office:value-type="string" calcext:value-type="string">
            <text:p>b) волосовины, расслоения;</text:p>
          </table:table-cell>
        </table:table-row>
        <table:table-row table:style-name="ro1">
          <table:table-cell office:value-type="string" calcext:value-type="string">
            <text:p>c) усталостные трещины;</text:p>
          </table:table-cell>
        </table:table-row>
        <table:table-row table:style-name="ro1">
          <table:table-cell office:value-type="string" calcext:value-type="string">
            <text:p>d) закаты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46. Способствует ли интенсивная коагуляция магнитного порошка при магнитопорошковом контроле изделий выявляемости дефектов?</text:p>
          </table:table-cell>
        </table:table-row>
        <table:table-row table:style-name="ro1">
          <table:table-cell office:value-type="string" calcext:value-type="string">
            <text:p>a) способствует только при контроле изделий из антиферромагнитных материалов;</text:p>
          </table:table-cell>
        </table:table-row>
        <table:table-row table:style-name="ro1">
          <table:table-cell office:value-type="string" calcext:value-type="string">
            <text:p>b) не способствует;</text:p>
          </table:table-cell>
        </table:table-row>
        <table:table-row table:style-name="ro1">
          <table:table-cell office:value-type="string" calcext:value-type="string">
            <text:p>c) способствует только при контроле изделий из диамагнитных <text:s/>материалов;</text:p>
          </table:table-cell>
        </table:table-row>
        <table:table-row table:style-name="ro1">
          <table:table-cell office:value-type="string" calcext:value-type="string">
            <text:p>d) способствует только при контроле изделий ферромагнитных <text:s/>материалов с относительной магнитной проницаемостью менее 40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47. Зависит ли напряженность магнитного поля от длины изделия, намагничиваемого пропусканием электрического тока от одного его конца к другому?</text:p>
          </table:table-cell>
        </table:table-row>
        <table:table-row table:style-name="ro1">
          <table:table-cell office:value-type="string" calcext:value-type="string">
            <text:p>a) зависит;</text:p>
          </table:table-cell>
        </table:table-row>
        <table:table-row table:style-name="ro1">
          <table:table-cell office:value-type="string" calcext:value-type="string">
            <text:p>b) не зависит;</text:p>
          </table:table-cell>
        </table:table-row>
        <table:table-row table:style-name="ro1">
          <table:table-cell office:value-type="string" calcext:value-type="string">
            <text:p>c) может зависеть, а может и не зависеть;</text:p>
          </table:table-cell>
        </table:table-row>
        <table:table-row table:style-name="ro1">
          <table:table-cell office:value-type="string" calcext:value-type="string">
            <text:p>d) зависит только для изделий из диамагнитных материалов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48. Круглый пруток диаметром D намагничивается пропусканием по нему постоянного электрического тока. Как изменится напряженность магнитного поля Н на его поверхности при увеличении его диаметра в два раза (2*D)?</text:p>
          </table:table-cell>
        </table:table-row>
        <table:table-row table:style-name="ro1">
          <table:table-cell office:value-type="string" calcext:value-type="string">
            <text:p>a) Н уменьшится в два раза;</text:p>
          </table:table-cell>
        </table:table-row>
        <table:table-row table:style-name="ro1">
          <table:table-cell office:value-type="string" calcext:value-type="string">
            <text:p>b) Н не изменится;</text:p>
          </table:table-cell>
        </table:table-row>
        <table:table-row table:style-name="ro1">
          <table:table-cell office:value-type="string" calcext:value-type="string">
            <text:p>c) Н увеличится в два раза;</text:p>
          </table:table-cell>
        </table:table-row>
        <table:table-row table:style-name="ro1">
          <table:table-cell office:value-type="string" calcext:value-type="string">
            <text:p>d) Н умньшится в полтора раза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49. Чему равна ширина контролируемого участка изделия при его намагничивании постоянным магнитом или электромагнитом?</text:p>
          </table:table-cell>
        </table:table-row>
        <table:table-row table:style-name="ro1">
          <table:table-cell office:value-type="string" calcext:value-type="string">
            <text:p>a) на 10 мм уже ширины полюсного наконечника;</text:p>
          </table:table-cell>
        </table:table-row>
        <table:table-row table:style-name="ro1">
          <table:table-cell office:value-type="string" calcext:value-type="string">
            <text:p>b) ширине полюсного наконечника;</text:p>
          </table:table-cell>
        </table:table-row>
        <table:table-row table:style-name="ro1">
          <table:table-cell office:value-type="string" calcext:value-type="string">
            <text:p>c) на 10 мм шире полюсного наконечника;</text:p>
          </table:table-cell>
        </table:table-row>
        <table:table-row table:style-name="ro1">
          <table:table-cell office:value-type="string" calcext:value-type="string">
            <text:p>d) зависит от напряженности намагничивающего поля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50. Изделие намагничивается пропусканием по нему постоянного электрического тока. Получена индикация несплошности. Как определить является эта несплошность поверхностной или подповерхностной?</text:p>
          </table:table-cell>
        </table:table-row>
        <table:table-row table:style-name="ro1">
          <table:table-cell office:value-type="string" calcext:value-type="string">
            <text:p>a) провести анализ полученной индикации из магнитного порошка, стереть его и исследовать поверхность изделия;</text:p>
          </table:table-cell>
        </table:table-row>
        <table:table-row table:style-name="ro1">
          <table:table-cell office:value-type="string" calcext:value-type="string">
            <text:p>b) нагреть изделие выше точки Кюри;</text:p>
          </table:table-cell>
        </table:table-row>
        <table:table-row table:style-name="ro1">
          <table:table-cell office:value-type="string" calcext:value-type="string">
            <text:p>c) размагнитить изделие;</text:p>
          </table:table-cell>
        </table:table-row>
        <table:table-row table:style-name="ro1">
          <table:table-cell office:value-type="string" calcext:value-type="string">
            <text:p>d) несколько раз размагнитить и намагнитить изделие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51. В каждой ли точке однородного магнитного поля вектор магнитной индукции В направлен по касательной к магнитной силовой линии?</text:p>
          </table:table-cell>
        </table:table-row>
        <table:table-row table:style-name="ro1">
          <table:table-cell office:value-type="string" calcext:value-type="string">
            <text:p>a) В не в каждой точке направлен по касательной к магнитной силовой линии;</text:p>
          </table:table-cell>
        </table:table-row>
        <table:table-row table:style-name="ro1">
          <table:table-cell office:value-type="string" calcext:value-type="string">
            <text:p>b) В каждой точке направлен по касательной к магнитной силовой линии;</text:p>
          </table:table-cell>
        </table:table-row>
        <table:table-row table:style-name="ro1">
          <table:table-cell office:value-type="string" calcext:value-type="string">
            <text:p>c) В каждой точке направлен перпендикулярно магнитной силовой линии;</text:p>
          </table:table-cell>
        </table:table-row>
        <table:table-row table:style-name="ro1">
          <table:table-cell office:value-type="string" calcext:value-type="string">
            <text:p>d) В каждой точке направлен вдоль магнитного поля земли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52. Назовите некоторые способы документирования результатов магнитопорошкового контроля изделий.</text:p>
          </table:table-cell>
        </table:table-row>
        <table:table-row table:style-name="ro1">
          <table:table-cell office:value-type="string" calcext:value-type="string">
            <text:p>a) с помощью прозрачного лака;</text:p>
          </table:table-cell>
        </table:table-row>
        <table:table-row table:style-name="ro1">
          <table:table-cell office:value-type="string" calcext:value-type="string">
            <text:p>b) с помощью прозрачной липкой ленты;</text:p>
          </table:table-cell>
        </table:table-row>
        <table:table-row table:style-name="ro1">
          <table:table-cell office:value-type="string" calcext:value-type="string">
            <text:p>c) фотографированием;</text:p>
          </table:table-cell>
        </table:table-row>
        <table:table-row table:style-name="ro1">
          <table:table-cell office:value-type="string" calcext:value-type="string">
            <text:p>d) верно 1, 2, 3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53. Назовите основные виды несплошностей, обнаруживаемых в сварных швах изделий при их магнитопорошковом контроле.</text:p>
          </table:table-cell>
        </table:table-row>
        <table:table-row table:style-name="ro1">
          <table:table-cell office:value-type="string" calcext:value-type="string">
            <text:p>a) усадочные трещины, непровар;</text:p>
          </table:table-cell>
        </table:table-row>
        <table:table-row table:style-name="ro1">
          <table:table-cell office:value-type="string" calcext:value-type="string">
            <text:p>b) шлаковые включения;</text:p>
          </table:table-cell>
        </table:table-row>
        <table:table-row table:style-name="ro1">
          <table:table-cell office:value-type="string" calcext:value-type="string">
            <text:p>c) газовые раковины;</text:p>
          </table:table-cell>
        </table:table-row>
        <table:table-row table:style-name="ro1">
          <table:table-cell office:value-type="string" calcext:value-type="string">
            <text:p>d) верно 1, 2, 3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54. Назовите виды несплошностей, которые возникают в изделиях <text:s/>при их чистовой доводке (точении, шлифовке, термообработке).</text:p>
          </table:table-cell>
        </table:table-row>
        <table:table-row table:style-name="ro1">
          <table:table-cell office:value-type="string" calcext:value-type="string">
            <text:p>a) трещины напряжения; </text:p>
          </table:table-cell>
        </table:table-row>
        <table:table-row table:style-name="ro1">
          <table:table-cell office:value-type="string" calcext:value-type="string">
            <text:p>b) шлифовочные трещины;</text:p>
          </table:table-cell>
        </table:table-row>
        <table:table-row table:style-name="ro1">
          <table:table-cell office:value-type="string" calcext:value-type="string">
            <text:p>c) ударные трещины, травильные трещины;</text:p>
          </table:table-cell>
        </table:table-row>
        <table:table-row table:style-name="ro1">
          <table:table-cell office:value-type="string" calcext:value-type="string">
            <text:p>d) верно 1, 2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55. Что такое петля гистерезиса?</text:p>
          </table:table-cell>
        </table:table-row>
        <table:table-row table:style-name="ro1">
          <table:table-cell office:value-type="string" calcext:value-type="string">
            <text:p>a) графическое изображение зависимости магнитной индукции (намагниченности) в ферромагнитном материале при циклическом <text:s/>изменении напряженности магнитного поля;</text:p>
          </table:table-cell>
        </table:table-row>
        <table:table-row table:style-name="ro1">
          <table:table-cell office:value-type="string" calcext:value-type="string">
            <text:p>b) процесс намагничивания и размагничивания изделий;</text:p>
          </table:table-cell>
        </table:table-row>
        <table:table-row table:style-name="ro1">
          <table:table-cell office:value-type="string" calcext:value-type="string">
            <text:p>c) физическое явление;</text:p>
          </table:table-cell>
        </table:table-row>
        <table:table-row table:style-name="ro1">
          <table:table-cell office:value-type="string" calcext:value-type="string">
            <text:p>d) зависимость магнитной проницаемости материала от изменения напряженности магнитного поля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56. Назовите несплошности, которые возникают в изделиях во <text:s/>время металлургических процессов.</text:p>
          </table:table-cell>
        </table:table-row>
        <table:table-row table:style-name="ro1">
          <table:table-cell office:value-type="string" calcext:value-type="string">
            <text:p>a) неметаллические включения;</text:p>
          </table:table-cell>
        </table:table-row>
        <table:table-row table:style-name="ro1">
          <table:table-cell office:value-type="string" calcext:value-type="string">
            <text:p>b) газовые раковины; </text:p>
          </table:table-cell>
        </table:table-row>
        <table:table-row table:style-name="ro1">
          <table:table-cell office:value-type="string" calcext:value-type="string">
            <text:p>c) усталостные трещины, непровары;</text:p>
          </table:table-cell>
        </table:table-row>
        <table:table-row table:style-name="ro1">
          <table:table-cell office:value-type="string" calcext:value-type="string">
            <text:p>d) верно 1, 2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57. Чем зачастую вызывается процесс разрушения, проявляющийся в виде острых кромок, засечек, подрезов на поверхности изделия?</text:p>
          </table:table-cell>
        </table:table-row>
        <table:table-row table:style-name="ro1">
          <table:table-cell office:value-type="string" calcext:value-type="string">
            <text:p>a) усталостным растрескиванием поверхности изделия;</text:p>
          </table:table-cell>
        </table:table-row>
        <table:table-row table:style-name="ro1">
          <table:table-cell office:value-type="string" calcext:value-type="string">
            <text:p>b) кристаллизацией материала изделия;</text:p>
          </table:table-cell>
        </table:table-row>
        <table:table-row table:style-name="ro1">
          <table:table-cell office:value-type="string" calcext:value-type="string">
            <text:p>c) усадкой материала изделия;</text:p>
          </table:table-cell>
        </table:table-row>
        <table:table-row table:style-name="ro1">
          <table:table-cell office:value-type="string" calcext:value-type="string">
            <text:p>d) разуглероживанием поверхности изделия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58. Дефект в изделии устранен обточкой, щлифовкой, плазменной резкой. Какой должна быть следующая операция?</text:p>
          </table:table-cell>
        </table:table-row>
        <table:table-row table:style-name="ro1">
          <table:table-cell office:value-type="string" calcext:value-type="string">
            <text:p>a) отметить место дефекта краской, мелом, цветным карандашом;</text:p>
          </table:table-cell>
        </table:table-row>
        <table:table-row table:style-name="ro1">
          <table:table-cell office:value-type="string" calcext:value-type="string">
            <text:p>b) намагнитить и размагнитить изделие;</text:p>
          </table:table-cell>
        </table:table-row>
        <table:table-row table:style-name="ro1">
          <table:table-cell office:value-type="string" calcext:value-type="string">
            <text:p>c) проверить качество поверхности изделия магнитопорошковым методом;</text:p>
          </table:table-cell>
        </table:table-row>
        <table:table-row table:style-name="ro1">
          <table:table-cell office:value-type="string" calcext:value-type="string">
            <text:p>d) никакие операции не выполнять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59. Изделие размагничивается с помощью соленоида. При какой ориентации продольной оси системы изделие-соленоид возможно наибольшее размагничивание изделия?</text:p>
          </table:table-cell>
        </table:table-row>
        <table:table-row table:style-name="ro1">
          <table:table-cell office:value-type="string" calcext:value-type="string">
            <text:p>a) запад-восток;</text:p>
          </table:table-cell>
        </table:table-row>
        <table:table-row table:style-name="ro1">
          <table:table-cell office:value-type="string" calcext:value-type="string">
            <text:p>b) север-юг;</text:p>
          </table:table-cell>
        </table:table-row>
        <table:table-row table:style-name="ro1">
          <table:table-cell office:value-type="string" calcext:value-type="string">
            <text:p>c) юг-запад;</text:p>
          </table:table-cell>
        </table:table-row>
        <table:table-row table:style-name="ro1">
          <table:table-cell office:value-type="string" calcext:value-type="string">
            <text:p>d) север-восток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60. Необходимо ли, чтобы начальная напряженность размагничивающего поля Нр была существенно выше максимальной напряженности поля Ни намагниченного изделия?</text:p>
          </table:table-cell>
        </table:table-row>
        <table:table-row table:style-name="ro1">
          <table:table-cell office:value-type="string" calcext:value-type="string">
            <text:p>a) необходимо, чтобы Нр была существенно больше Ни;</text:p>
          </table:table-cell>
        </table:table-row>
        <table:table-row table:style-name="ro1">
          <table:table-cell office:value-type="string" calcext:value-type="string">
            <text:p>b) Нр может быть меньше Ни;</text:p>
          </table:table-cell>
        </table:table-row>
        <table:table-row table:style-name="ro1">
          <table:table-cell office:value-type="string" calcext:value-type="string">
            <text:p>c) Нр может быть равна Ни;</text:p>
          </table:table-cell>
        </table:table-row>
        <table:table-row table:style-name="ro1">
          <table:table-cell office:value-type="string" calcext:value-type="string">
            <text:p>d) Нр зависит от магнитной проницаемости материала изделия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61. Как изменится величина магнитного сопротивления Rм магнитопровода при увеличении его сечения S?</text:p>
          </table:table-cell>
        </table:table-row>
        <table:table-row table:style-name="ro1">
          <table:table-cell office:value-type="string" calcext:value-type="string">
            <text:p>a) Rм при увеличении S увеличивается;</text:p>
          </table:table-cell>
        </table:table-row>
        <table:table-row table:style-name="ro1">
          <table:table-cell office:value-type="string" calcext:value-type="string">
            <text:p>b) Rм при увеличении S уменьшается;</text:p>
          </table:table-cell>
        </table:table-row>
        <table:table-row table:style-name="ro1">
          <table:table-cell office:value-type="string" calcext:value-type="string">
            <text:p>c) Rм при увеличении S не изменяется;</text:p>
          </table:table-cell>
        </table:table-row>
        <table:table-row table:style-name="ro1">
          <table:table-cell office:value-type="string" calcext:value-type="string">
            <text:p>d) Rм при увеличении S вначале возрастает, а затем уменьшается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62. Вследствие холодной обработки изделия при его магнитопорошковом контроле на его поверхности возникли ложные индикации. Что необходимо сделать, чтобы эти индикации не появились вновь при повторном контроле изделия?</text:p>
          </table:table-cell>
        </table:table-row>
        <table:table-row table:style-name="ro1">
          <table:table-cell office:value-type="string" calcext:value-type="string">
            <text:p>a) размагнитить изделие;</text:p>
          </table:table-cell>
        </table:table-row>
        <table:table-row table:style-name="ro1">
          <table:table-cell office:value-type="string" calcext:value-type="string">
            <text:p>b) снять внутренние напряжения в изделии;</text:p>
          </table:table-cell>
        </table:table-row>
        <table:table-row table:style-name="ro1">
          <table:table-cell office:value-type="string" calcext:value-type="string">
            <text:p>c) намагнитить изделие до насыщения;</text:p>
          </table:table-cell>
        </table:table-row>
        <table:table-row table:style-name="ro1">
          <table:table-cell office:value-type="string" calcext:value-type="string">
            <text:p>d) произвести циклическое перемагничивание изделия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63. Что необходимо сделать, чтобы на результаты магнитопорошкового контроля изделий не оказывали влияние ложные индикации, возникающие вследсвие остаточных локальных магнитных полей?</text:p>
          </table:table-cell>
        </table:table-row>
        <table:table-row table:style-name="ro1">
          <table:table-cell office:value-type="string" calcext:value-type="string">
            <text:p>a) намагнитить изделие до насыщения;</text:p>
          </table:table-cell>
        </table:table-row>
        <table:table-row table:style-name="ro1">
          <table:table-cell office:value-type="string" calcext:value-type="string">
            <text:p>b) перед контролем изделие полностью размагнитить;</text:p>
          </table:table-cell>
        </table:table-row>
        <table:table-row table:style-name="ro1">
          <table:table-cell office:value-type="string" calcext:value-type="string">
            <text:p>c) пропустить по изделию постоянный электрический ток;</text:p>
          </table:table-cell>
        </table:table-row>
        <table:table-row table:style-name="ro1">
          <table:table-cell office:value-type="string" calcext:value-type="string">
            <text:p>d) пропустить по изделию пульсирующий электрический ток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64. Можно ли при магнитопорошковом контроле изделий использовать намагничивающий электрический ток, чрезмерной силы?</text:p>
          </table:table-cell>
        </table:table-row>
        <table:table-row table:style-name="ro1">
          <table:table-cell office:value-type="string" calcext:value-type="string">
            <text:p>a) нельзя;</text:p>
          </table:table-cell>
        </table:table-row>
        <table:table-row table:style-name="ro1">
          <table:table-cell office:value-type="string" calcext:value-type="string">
            <text:p>b) можно;</text:p>
          </table:table-cell>
        </table:table-row>
        <table:table-row table:style-name="ro1">
          <table:table-cell office:value-type="string" calcext:value-type="string">
            <text:p>c) можно, если изделие перед контролем размагнитить;</text:p>
          </table:table-cell>
        </table:table-row>
        <table:table-row table:style-name="ro1">
          <table:table-cell office:value-type="string" calcext:value-type="string">
            <text:p>d) можно, если коэрцитивная сила материала изделия более десяти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65. Что представляет собой порошок, который лежит свободно во впадине сварного шва?</text:p>
          </table:table-cell>
        </table:table-row>
        <table:table-row table:style-name="ro1">
          <table:table-cell office:value-type="string" calcext:value-type="string">
            <text:p>a) остаточную намагниченность изделия;</text:p>
          </table:table-cell>
        </table:table-row>
        <table:table-row table:style-name="ro1">
          <table:table-cell office:value-type="string" calcext:value-type="string">
            <text:p>b) ложную индикацию;</text:p>
          </table:table-cell>
        </table:table-row>
        <table:table-row table:style-name="ro1">
          <table:table-cell office:value-type="string" calcext:value-type="string">
            <text:p>c) магнитную индукцию материала шва;</text:p>
          </table:table-cell>
        </table:table-row>
        <table:table-row table:style-name="ro1">
          <table:table-cell office:value-type="string" calcext:value-type="string">
            <text:p>d) коэрцитивную силу материала шва.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66. В скольких минимально необходимых направлениях должно намагничиваться изделие при его контроле магнитопорошковым методом, когда направление расположения дефекта неизвестно?</text:p>
          </table:table-cell>
        </table:table-row>
        <table:table-row table:style-name="ro1">
          <table:table-cell office:value-type="string" calcext:value-type="string">
            <text:p>a) в одном направлении;</text:p>
          </table:table-cell>
        </table:table-row>
        <table:table-row table:style-name="ro1">
          <table:table-cell office:value-type="string" calcext:value-type="string">
            <text:p>b) в двух направлениях; </text:p>
          </table:table-cell>
        </table:table-row>
        <table:table-row table:style-name="ro1">
          <table:table-cell office:value-type="string" calcext:value-type="string">
            <text:p>c) в трех направлениях;</text:p>
          </table:table-cell>
        </table:table-row>
        <table:table-row table:style-name="ro1">
          <table:table-cell office:value-type="string" calcext:value-type="string">
            <text:p>d) в четырех направлениях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67. Каким образом можно отличить "магнитную запись" от индикации реалъной несплошности?</text:p>
          </table:table-cell>
        </table:table-row>
        <table:table-row table:style-name="ro1">
          <table:table-cell office:value-type="string" calcext:value-type="string">
            <text:p>a) по внешнему виду: нечеткость очертаний, произвольность расположения;</text:p>
          </table:table-cell>
        </table:table-row>
        <table:table-row table:style-name="ro1">
          <table:table-cell office:value-type="string" calcext:value-type="string">
            <text:p>b) по поведению: "магнитная запись" исчезает после размагничивания;</text:p>
          </table:table-cell>
        </table:table-row>
        <table:table-row table:style-name="ro1">
          <table:table-cell office:value-type="string" calcext:value-type="string">
            <text:p>c) путем измерения коэрцитивной силы материала изделия;</text:p>
          </table:table-cell>
        </table:table-row>
        <table:table-row table:style-name="ro1">
          <table:table-cell office:value-type="string" calcext:value-type="string">
            <text:p>d) <text:s/>верно 1, 2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68. Если и при использовании способа приложенного поля, и при <text:s/>использовании способа остаточной намагничинности имеет место магнитная индикация несплошности, то с большой вероятностью можно предположить:</text:p>
          </table:table-cell>
        </table:table-row>
        <table:table-row table:style-name="ro1">
          <table:table-cell office:value-type="string" calcext:value-type="string">
            <text:p>a) изделие намагничено недостаточно;</text:p>
          </table:table-cell>
        </table:table-row>
        <table:table-row table:style-name="ro1">
          <table:table-cell office:value-type="string" calcext:value-type="string">
            <text:p>b) в изделии имеется несплошность значительных размеров;</text:p>
          </table:table-cell>
        </table:table-row>
        <table:table-row table:style-name="ro1">
          <table:table-cell office:value-type="string" calcext:value-type="string">
            <text:p>c) применен некачественный магнитный порошок;</text:p>
          </table:table-cell>
        </table:table-row>
        <table:table-row table:style-name="ro1">
          <table:table-cell office:value-type="string" calcext:value-type="string">
            <text:p>d) изделие намагничено чрезмерно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69. Какому виду электрического тока следует отдать предпочтение для полного размагничивания изделия после его магнитопорошкового контроля?</text:p>
          </table:table-cell>
        </table:table-row>
        <table:table-row table:style-name="ro1">
          <table:table-cell office:value-type="string" calcext:value-type="string">
            <text:p>a) переменному;</text:p>
          </table:table-cell>
        </table:table-row>
        <table:table-row table:style-name="ro1">
          <table:table-cell office:value-type="string" calcext:value-type="string">
            <text:p>b) постоянному; </text:p>
          </table:table-cell>
        </table:table-row>
        <table:table-row table:style-name="ro1">
          <table:table-cell office:value-type="string" calcext:value-type="string">
            <text:p>c) выпрямленному однополупериодному;</text:p>
          </table:table-cell>
        </table:table-row>
        <table:table-row table:style-name="ro1">
          <table:table-cell office:value-type="string" calcext:value-type="string">
            <text:p>d) импульсному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70. Какое отношение нормальной составляющей Нn к тангенциальной составляющей Нt напряженности магнитного поля на контролируемом участке поверхности изделия допускается при его контроле <text:s/>способом приложенного поля?</text:p>
          </table:table-cell>
        </table:table-row>
        <table:table-row table:style-name="ro1">
          <table:table-cell office:value-type="string" calcext:value-type="string">
            <text:p>a) Hn/Ht ≤ 3;</text:p>
          </table:table-cell>
        </table:table-row>
        <table:table-row table:style-name="ro1">
          <table:table-cell office:value-type="string" calcext:value-type="string">
            <text:p>b) 3 ≤ Hn/Ht &lt; 5;</text:p>
          </table:table-cell>
        </table:table-row>
        <table:table-row table:style-name="ro1">
          <table:table-cell office:value-type="string" calcext:value-type="string">
            <text:p>c) 5 ≤ Hn/Ht &lt; 7;</text:p>
          </table:table-cell>
        </table:table-row>
        <table:table-row table:style-name="ro1">
          <table:table-cell office:value-type="string" calcext:value-type="string">
            <text:p>d) 7 ≤ Hn/Ht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71. В каких случаях нанесение магнитного порошка на поверхность контролируемого изделия следует осуществлять способом воздушной взвеси?</text:p>
          </table:table-cell>
        </table:table-row>
        <table:table-row table:style-name="ro1">
          <table:table-cell office:value-type="string" calcext:value-type="string">
            <text:p>a) при выявлении подповерхностных дефектов;</text:p>
          </table:table-cell>
        </table:table-row>
        <table:table-row table:style-name="ro1">
          <table:table-cell office:value-type="string" calcext:value-type="string">
            <text:p>b) при выявлении дефектов под слоем неферромагнитного покрытия толщиной от 100 до 200 мкм;</text:p>
          </table:table-cell>
        </table:table-row>
        <table:table-row table:style-name="ro1">
          <table:table-cell office:value-type="string" calcext:value-type="string">
            <text:p>c) при выявлении дефектов в неферромагнитном изделии;</text:p>
          </table:table-cell>
        </table:table-row>
        <table:table-row table:style-name="ro1">
          <table:table-cell office:value-type="string" calcext:value-type="string">
            <text:p>d) верно 1, 2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72. В каких случаях при магнитопорошковом контроле изделий рекомендуется применять магнитогуммированную пасту?</text:p>
          </table:table-cell>
        </table:table-row>
        <table:table-row table:style-name="ro1">
          <table:table-cell office:value-type="string" calcext:value-type="string">
            <text:p>a) при контроле внутренних стенок полостей диаметром менее 20 мм;</text:p>
          </table:table-cell>
        </table:table-row>
        <table:table-row table:style-name="ro1">
          <table:table-cell office:value-type="string" calcext:value-type="string">
            <text:p>b) при контроле наружных сварных швов в изделиях;</text:p>
          </table:table-cell>
        </table:table-row>
        <table:table-row table:style-name="ro1">
          <table:table-cell office:value-type="string" calcext:value-type="string">
            <text:p>c) при контроле наружных шероховатых поверхностей изделий;</text:p>
          </table:table-cell>
        </table:table-row>
        <table:table-row table:style-name="ro1">
          <table:table-cell office:value-type="string" calcext:value-type="string">
            <text:p>d) при контроле наружных шлифованных поверхностей изделий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73. При каком освещении следует проводить осмотр контролируемой магнитопорошковым методом поверхности изделий?</text:p>
          </table:table-cell>
        </table:table-row>
        <table:table-row table:style-name="ro1">
          <table:table-cell office:value-type="string" calcext:value-type="string">
            <text:p>a) при комбинированном освещении (общем и местном);</text:p>
          </table:table-cell>
        </table:table-row>
        <table:table-row table:style-name="ro1">
          <table:table-cell office:value-type="string" calcext:value-type="string">
            <text:p>b) освещенность контролируемой поверхности должна быть не менее 1000 лк;</text:p>
          </table:table-cell>
        </table:table-row>
        <table:table-row table:style-name="ro1">
          <table:table-cell office:value-type="string" calcext:value-type="string">
            <text:p>c) освещенность контролируемой поверхности не должна превышать 500 лк;</text:p>
          </table:table-cell>
        </table:table-row>
        <table:table-row table:style-name="ro1">
          <table:table-cell office:value-type="string" calcext:value-type="string">
            <text:p>d) верно 1, 2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74. Каким образом можно увеличить намагниченность контролируемых деталей с большим размагничивающим фактором?</text:p>
          </table:table-cell>
        </table:table-row>
        <table:table-row table:style-name="ro1">
          <table:table-cell office:value-type="string" calcext:value-type="string">
            <text:p>a) составлением деталей в в цепочку, размещая их друг к <text:s/>другу торцевыми поверхностями;</text:p>
          </table:table-cell>
        </table:table-row>
        <table:table-row table:style-name="ro1">
          <table:table-cell office:value-type="string" calcext:value-type="string">
            <text:p>b) применением удлинительных наконечников;</text:p>
          </table:table-cell>
        </table:table-row>
        <table:table-row table:style-name="ro1">
          <table:table-cell office:value-type="string" calcext:value-type="string">
            <text:p>c) применением переменного тока для намагничивания деталей;</text:p>
          </table:table-cell>
        </table:table-row>
        <table:table-row table:style-name="ro1">
          <table:table-cell office:value-type="string" calcext:value-type="string">
            <text:p>d) верно 1, 2, 3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75. При какой толщине S неферромагнитного покрытия на поверхности контролируемого изделия чувствительность магнитопорошкового дефектоскопа существенно не снижается?</text:p>
          </table:table-cell>
        </table:table-row>
        <table:table-row table:style-name="ro1">
          <table:table-cell office:value-type="string" calcext:value-type="string">
            <text:p>a) S &lt; 20 мкм;</text:p>
          </table:table-cell>
        </table:table-row>
        <table:table-row table:style-name="ro1">
          <table:table-cell office:value-type="string" calcext:value-type="string">
            <text:p>b) 20 мкм ≤ S &lt; 50 мкм;</text:p>
          </table:table-cell>
        </table:table-row>
        <table:table-row table:style-name="ro1">
          <table:table-cell office:value-type="string" calcext:value-type="string">
            <text:p>c) 50 мкм ≤ S &lt; 100 мкм;</text:p>
          </table:table-cell>
        </table:table-row>
        <table:table-row table:style-name="ro1">
          <table:table-cell office:value-type="string" calcext:value-type="string">
            <text:p>d) 100 мкм ≤ S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76. Что происходит с изделием при воздействии на него магнитного поля, периодически изменяющего полярность и постепенно уменьшающегося по величине?</text:p>
          </table:table-cell>
        </table:table-row>
        <table:table-row table:style-name="ro1">
          <table:table-cell office:value-type="string" calcext:value-type="string">
            <text:p>a) намагничивание изделия;</text:p>
          </table:table-cell>
        </table:table-row>
        <table:table-row table:style-name="ro1">
          <table:table-cell office:value-type="string" calcext:value-type="string">
            <text:p>b) размагничивание изделия;</text:p>
          </table:table-cell>
        </table:table-row>
        <table:table-row table:style-name="ro1">
          <table:table-cell office:value-type="string" calcext:value-type="string">
            <text:p>c) увеличение намагниченности материала изделия;</text:p>
          </table:table-cell>
        </table:table-row>
        <table:table-row table:style-name="ro1">
          <table:table-cell office:value-type="string" calcext:value-type="string">
            <text:p>d) выявление глубоко расположенных несплошностей в изделии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77. Для выявления каких дефектов в изделии следует применять их намагничивание с помощью соленоида?</text:p>
          </table:table-cell>
        </table:table-row>
        <table:table-row table:style-name="ro1">
          <table:table-cell office:value-type="string" calcext:value-type="string">
            <text:p>a) продольных трещин;</text:p>
          </table:table-cell>
        </table:table-row>
        <table:table-row table:style-name="ro1">
          <table:table-cell office:value-type="string" calcext:value-type="string">
            <text:p>b) поперечных трещин;</text:p>
          </table:table-cell>
        </table:table-row>
        <table:table-row table:style-name="ro1">
          <table:table-cell office:value-type="string" calcext:value-type="string">
            <text:p>c) трещин различного направления;</text:p>
          </table:table-cell>
        </table:table-row>
        <table:table-row table:style-name="ro1">
          <table:table-cell office:value-type="string" calcext:value-type="string">
            <text:p>d) трещин, расположенных под углом 25 градусов к направлению магнитного поля соленоида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78. Как называется способ намагничивания изделия, при котором электрический ток пропускается по изделию?</text:p>
          </table:table-cell>
        </table:table-row>
        <table:table-row table:style-name="ro1">
          <table:table-cell office:value-type="string" calcext:value-type="string">
            <text:p>a) полюсный (продольный);</text:p>
          </table:table-cell>
        </table:table-row>
        <table:table-row table:style-name="ro1">
          <table:table-cell office:value-type="string" calcext:value-type="string">
            <text:p>b) бесполюсный (циркулярный);</text:p>
          </table:table-cell>
        </table:table-row>
        <table:table-row table:style-name="ro1">
          <table:table-cell office:value-type="string" calcext:value-type="string">
            <text:p>c) комбинированный;</text:p>
          </table:table-cell>
        </table:table-row>
        <table:table-row table:style-name="ro1">
          <table:table-cell office:value-type="string" calcext:value-type="string">
            <text:p>d) во вращающемся магнитном поле. 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79. Как определяется величина ультрафиолетовой облученности Еv контролируемой поверхности изделий при их магнитопорошковом контроле с применением люминисцентных магнитных порошков?</text:p>
          </table:table-cell>
        </table:table-row>
        <table:table-row table:style-name="ro1">
          <table:table-cell office:value-type="string" calcext:value-type="string">
            <text:p>a) с помощью люксметра типа Ю-16, Ю-116 и светофильтра из стекла марки ЖС-4;</text:p>
          </table:table-cell>
        </table:table-row>
        <table:table-row table:style-name="ro1">
          <table:table-cell office:value-type="string" calcext:value-type="string">
            <text:p>b) с помощью ваттметра;</text:p>
          </table:table-cell>
        </table:table-row>
        <table:table-row table:style-name="ro1">
          <table:table-cell office:value-type="string" calcext:value-type="string">
            <text:p>c) определить ультрафиолетовую облученность поверхности <text:s/>изделия невозможно, она может быть лишь рассчитана;</text:p>
          </table:table-cell>
        </table:table-row>
        <table:table-row table:style-name="ro1">
          <table:table-cell office:value-type="string" calcext:value-type="string">
            <text:p>d) с помощью люксметра типа Ю-16, Ю-116 без светофильтра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80. В каких случаях не требуется проводить размагничивание изделий после их магнитопорошкового контроля?</text:p>
          </table:table-cell>
        </table:table-row>
        <table:table-row table:style-name="ro1">
          <table:table-cell office:value-type="string" calcext:value-type="string">
            <text:p>a) когда изделия имеют малые размеры;</text:p>
          </table:table-cell>
        </table:table-row>
        <table:table-row table:style-name="ro1">
          <table:table-cell office:value-type="string" calcext:value-type="string">
            <text:p>b) когда контроль изделий проводился способом приложенного поля;</text:p>
          </table:table-cell>
        </table:table-row>
        <table:table-row table:style-name="ro1">
          <table:table-cell office:value-type="string" calcext:value-type="string">
            <text:p>c) когда изделия изготовлены из высокоуглеродистой стали;</text:p>
          </table:table-cell>
        </table:table-row>
        <table:table-row table:style-name="ro1">
          <table:table-cell office:value-type="string" calcext:value-type="string">
            <text:p>d) когда изделия после контроля должны упрочняться термо обработкой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81. Назовите некоторые достоинства сухого способа нанесения порошка на поверхность контролируемого изделия.</text:p>
          </table:table-cell>
        </table:table-row>
        <table:table-row table:style-name="ro1">
          <table:table-cell office:value-type="string" calcext:value-type="string">
            <text:p>a) способ позволяет лучше выявлять тонкие поверхностные дефекты;</text:p>
          </table:table-cell>
        </table:table-row>
        <table:table-row table:style-name="ro1">
          <table:table-cell office:value-type="string" calcext:value-type="string">
            <text:p>b) способ позволяет контролировать всю поверхность изделий сложной формы;</text:p>
          </table:table-cell>
        </table:table-row>
        <table:table-row table:style-name="ro1">
          <table:table-cell office:value-type="string" calcext:value-type="string">
            <text:p>c) способ позволяет выявлять подповерхностные дефекты и под слоем немагнитного покрытия;</text:p>
          </table:table-cell>
        </table:table-row>
        <table:table-row table:style-name="ro1">
          <table:table-cell office:value-type="string" calcext:value-type="string">
            <text:p>d) способ проще использовать при контроле небольших изделий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82. В каких случаях предпочтительнее использовать люминисцентные магнитные порошки?</text:p>
          </table:table-cell>
        </table:table-row>
        <table:table-row table:style-name="ro1">
          <table:table-cell office:value-type="string" calcext:value-type="string">
            <text:p>a) при контроле больших и массивных изделий;</text:p>
          </table:table-cell>
        </table:table-row>
        <table:table-row table:style-name="ro1">
          <table:table-cell office:value-type="string" calcext:value-type="string">
            <text:p>b) для увеличения скорости контроля изделий;</text:p>
          </table:table-cell>
        </table:table-row>
        <table:table-row table:style-name="ro1">
          <table:table-cell office:value-type="string" calcext:value-type="string">
            <text:p>c) при контроле деталей подвижного состава железных дорог; </text:p>
          </table:table-cell>
        </table:table-row>
        <table:table-row table:style-name="ro1">
          <table:table-cell office:value-type="string" calcext:value-type="string">
            <text:p>d) при контроле изделий с темной поверхностью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83. При магнитопорошковом контроле изделия с применением <text:s/>его намагничивания постоянным электрическим током выявлен признак дефекта. Каким должен быть следующий шаг, чтобы определить обусловлена индикация поверхностным или подповерхностным дефектом?</text:p>
          </table:table-cell>
        </table:table-row>
        <table:table-row table:style-name="ro1">
          <table:table-cell office:value-type="string" calcext:value-type="string">
            <text:p>a) произвести повторный контроль изделия с применением импульсного электрического тока для его намагничивания;</text:p>
          </table:table-cell>
        </table:table-row>
        <table:table-row table:style-name="ro1">
          <table:table-cell office:value-type="string" calcext:value-type="string">
            <text:p>b) произвести повторный контроль изделия с применением более сильного электрического тока для его намагичивания;</text:p>
          </table:table-cell>
        </table:table-row>
        <table:table-row table:style-name="ro1">
          <table:table-cell office:value-type="string" calcext:value-type="string">
            <text:p>c) произвести повторный контроль изделия с применением переменного электрического тока для его намагничивания;</text:p>
          </table:table-cell>
        </table:table-row>
        <table:table-row table:style-name="ro1">
          <table:table-cell office:value-type="string" calcext:value-type="string">
            <text:p>d) верно 1, 3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84. При намагничивании каким электрическим током контролируемого изделия лучше всего выявляются усталостные трещины в нем?</text:p>
          </table:table-cell>
        </table:table-row>
        <table:table-row table:style-name="ro1">
          <table:table-cell office:value-type="string" calcext:value-type="string">
            <text:p>a) постоянным электрическим током;</text:p>
          </table:table-cell>
        </table:table-row>
        <table:table-row table:style-name="ro1">
          <table:table-cell office:value-type="string" calcext:value-type="string">
            <text:p>b) переменным электрическим током;</text:p>
          </table:table-cell>
        </table:table-row>
        <table:table-row table:style-name="ro1">
          <table:table-cell office:value-type="string" calcext:value-type="string">
            <text:p>c) импульсным электрическим током;</text:p>
          </table:table-cell>
        </table:table-row>
        <table:table-row table:style-name="ro1">
          <table:table-cell office:value-type="string" calcext:value-type="string">
            <text:p>d) любым из перечисленных выше электрических токов, если его сила выбрана оптимально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85. На верхнем слое сварного шва изделия обнаружен признак <text:s/>дефекта в виде звезды. Какой вид несплошности обнаружен?</text:p>
          </table:table-cell>
        </table:table-row>
        <table:table-row table:style-name="ro1">
          <table:table-cell office:value-type="string" calcext:value-type="string">
            <text:p>a) трещина, образовавшаяся при охлаждении изделия;</text:p>
          </table:table-cell>
        </table:table-row>
        <table:table-row table:style-name="ro1">
          <table:table-cell office:value-type="string" calcext:value-type="string">
            <text:p>b) шлаковое включение;</text:p>
          </table:table-cell>
        </table:table-row>
        <table:table-row table:style-name="ro1">
          <table:table-cell office:value-type="string" calcext:value-type="string">
            <text:p>c) непровар, дуговой прожог;</text:p>
          </table:table-cell>
        </table:table-row>
        <table:table-row table:style-name="ro1">
          <table:table-cell office:value-type="string" calcext:value-type="string">
            <text:p>d) кратерная трещина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86. Что необходимо выполнить для получения наибольшей чувствительности при магнитопорошковом контроле неочищенных сварных швов в изделии?</text:p>
          </table:table-cell>
        </table:table-row>
        <table:table-row table:style-name="ro1">
          <table:table-cell office:value-type="string" calcext:value-type="string">
            <text:p>a) очистить сварной шов проволочной щеткой для удаления шлака и окалины;</text:p>
          </table:table-cell>
        </table:table-row>
        <table:table-row table:style-name="ro1">
          <table:table-cell office:value-type="string" calcext:value-type="string">
            <text:p>b) для сравнения использовать стандартный образец сварного шва;</text:p>
          </table:table-cell>
        </table:table-row>
        <table:table-row table:style-name="ro1">
          <table:table-cell office:value-type="string" calcext:value-type="string">
            <text:p>c) покрыть валик сварного шва лаком;</text:p>
          </table:table-cell>
        </table:table-row>
        <table:table-row table:style-name="ro1">
          <table:table-cell office:value-type="string" calcext:value-type="string">
            <text:p>d) сошлифовать валик сварного шва заподлицо с поверхностью изделия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87. Чем ближе к поверхности изделия находится несплошность, тем:</text:p>
          </table:table-cell>
        </table:table-row>
        <table:table-row table:style-name="ro1">
          <table:table-cell office:value-type="string" calcext:value-type="string">
            <text:p>a) вероятнее ее обнаружение;</text:p>
          </table:table-cell>
        </table:table-row>
        <table:table-row table:style-name="ro1">
          <table:table-cell office:value-type="string" calcext:value-type="string">
            <text:p>b) более четкой будет ее индикация;</text:p>
          </table:table-cell>
        </table:table-row>
        <table:table-row table:style-name="ro1">
          <table:table-cell office:value-type="string" calcext:value-type="string">
            <text:p>c) более интенсивным будет поле рассеяния несплошности;</text:p>
          </table:table-cell>
        </table:table-row>
        <table:table-row table:style-name="ro1">
          <table:table-cell office:value-type="string" calcext:value-type="string">
            <text:p>d) верно 1, 2, 3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88. По ГОСТ 21105-87 магнитопорошковые дефектоскопы должны быть снабжены приборами для измерения силы намагничивающего тока. Какова максимальная допустимая погрешность измерения этих <text:s/>приборов?</text:p>
          </table:table-cell>
        </table:table-row>
        <table:table-row table:style-name="ro1">
          <table:table-cell office:value-type="string" calcext:value-type="string">
            <text:p>a) не более ± 1 %;</text:p>
          </table:table-cell>
        </table:table-row>
        <table:table-row table:style-name="ro1">
          <table:table-cell office:value-type="string" calcext:value-type="string">
            <text:p>b) не более ± 2 %;</text:p>
          </table:table-cell>
        </table:table-row>
        <table:table-row table:style-name="ro1">
          <table:table-cell office:value-type="string" calcext:value-type="string">
            <text:p>c) не более ± 5 %;</text:p>
          </table:table-cell>
        </table:table-row>
        <table:table-row table:style-name="ro1">
          <table:table-cell office:value-type="string" calcext:value-type="string">
            <text:p>d) не более ± 10 %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89. Как называется способность ферромагнитного материала сохранять некоторую намагниченность после отключения намагничивающего поля?</text:p>
          </table:table-cell>
        </table:table-row>
        <table:table-row table:style-name="ro1">
          <table:table-cell office:value-type="string" calcext:value-type="string">
            <text:p>a) точкой насыщения;</text:p>
          </table:table-cell>
        </table:table-row>
        <table:table-row table:style-name="ro1">
          <table:table-cell office:value-type="string" calcext:value-type="string">
            <text:p>b) остаточной намагниченностью;</text:p>
          </table:table-cell>
        </table:table-row>
        <table:table-row table:style-name="ro1">
          <table:table-cell office:value-type="string" calcext:value-type="string">
            <text:p>c) диамагнетизмом;</text:p>
          </table:table-cell>
        </table:table-row>
        <table:table-row table:style-name="ro1">
          <table:table-cell office:value-type="string" calcext:value-type="string">
            <text:p>d) антиферромагнетизмом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90. Какие из перечисленных ниже материалов могут контролироваться магнитопорошковым методом?</text:p>
          </table:table-cell>
        </table:table-row>
        <table:table-row table:style-name="ro1">
          <table:table-cell office:value-type="string" calcext:value-type="string">
            <text:p>a) диамагнетики;</text:p>
          </table:table-cell>
        </table:table-row>
        <table:table-row table:style-name="ro1">
          <table:table-cell office:value-type="string" calcext:value-type="string">
            <text:p>b) парамагнетики;</text:p>
          </table:table-cell>
        </table:table-row>
        <table:table-row table:style-name="ro1">
          <table:table-cell office:value-type="string" calcext:value-type="string">
            <text:p>c) ферромагнетики с относительной магнитной проницаемостью не менее 40;</text:p>
          </table:table-cell>
        </table:table-row>
        <table:table-row table:style-name="ro1">
          <table:table-cell office:value-type="string" calcext:value-type="string">
            <text:p>d) ферромагнетики с относительной магнитной проницаемостью менее 40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91. Как называется намагничивание изделия, при котором магнитные силовые линии совпадают по направлению с его продольной осью?</text:p>
          </table:table-cell>
        </table:table-row>
        <table:table-row table:style-name="ro1">
          <table:table-cell office:value-type="string" calcext:value-type="string">
            <text:p>a) циркулярное;</text:p>
          </table:table-cell>
        </table:table-row>
        <table:table-row table:style-name="ro1">
          <table:table-cell office:value-type="string" calcext:value-type="string">
            <text:p>b) продольное;</text:p>
          </table:table-cell>
        </table:table-row>
        <table:table-row table:style-name="ro1">
          <table:table-cell office:value-type="string" calcext:value-type="string">
            <text:p>c) однородное;</text:p>
          </table:table-cell>
        </table:table-row>
        <table:table-row table:style-name="ro1">
          <table:table-cell office:value-type="string" calcext:value-type="string">
            <text:p>d) поперечное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92. Чему равна намагничивающая сила соленоида?</text:p>
          </table:table-cell>
        </table:table-row>
        <table:table-row table:style-name="ro1">
          <table:table-cell office:value-type="string" calcext:value-type="string">
            <text:p>a) произведению числа витков соленоида на площадь сечения контролируемого изделия;</text:p>
          </table:table-cell>
        </table:table-row>
        <table:table-row table:style-name="ro1">
          <table:table-cell office:value-type="string" calcext:value-type="string">
            <text:p>b) произведению числа витков соленоида на площадь сечения его обмотки;</text:p>
          </table:table-cell>
        </table:table-row>
        <table:table-row table:style-name="ro1">
          <table:table-cell office:value-type="string" calcext:value-type="string">
            <text:p>c) произведению числа витков соленоида на силу электрического тока, протекающего по его обмотке;</text:p>
          </table:table-cell>
        </table:table-row>
        <table:table-row table:style-name="ro1">
          <table:table-cell office:value-type="string" calcext:value-type="string">
            <text:p>d) произведению числа витков соленоида на его длину и диаметр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93. Какое должно быть освещение зоны визуального осмотра изделий при их контроле с помощью люминисцентных магнитных порошков?</text:p>
          </table:table-cell>
        </table:table-row>
        <table:table-row table:style-name="ro1">
          <table:table-cell office:value-type="string" calcext:value-type="string">
            <text:p>a) яркое освещение;</text:p>
          </table:table-cell>
        </table:table-row>
        <table:table-row table:style-name="ro1">
          <table:table-cell office:value-type="string" calcext:value-type="string">
            <text:p>b) полное затемнение;</text:p>
          </table:table-cell>
        </table:table-row>
        <table:table-row table:style-name="ro1">
          <table:table-cell office:value-type="string" calcext:value-type="string">
            <text:p>c) общее освещение видимым светом не более 10 люкс;</text:p>
          </table:table-cell>
        </table:table-row>
        <table:table-row table:style-name="ro1">
          <table:table-cell office:value-type="string" calcext:value-type="string">
            <text:p>d) местное освещение видимым светом до 50 люкс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94. Как называется способ магнитопорошкового контроля изделий, при котором в качестве дефектоскопического материала используются взвешенные в жидком носителе ферромагнитные частицы?</text:p>
          </table:table-cell>
        </table:table-row>
        <table:table-row table:style-name="ro1">
          <table:table-cell office:value-type="string" calcext:value-type="string">
            <text:p>a) способ магнитной суспензии;</text:p>
          </table:table-cell>
        </table:table-row>
        <table:table-row table:style-name="ro1">
          <table:table-cell office:value-type="string" calcext:value-type="string">
            <text:p>b) способ сухого магнитного порошка </text:p>
          </table:table-cell>
        </table:table-row>
        <table:table-row table:style-name="ro1">
          <table:table-cell office:value-type="string" calcext:value-type="string">
            <text:p>c) способ магнитогуммированной пасты; <text:s text:c="4"/></text:p>
          </table:table-cell>
        </table:table-row>
        <table:table-row table:style-name="ro1">
          <table:table-cell office:value-type="string" calcext:value-type="string">
            <text:p>d) способ легкого магнитного порошка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95. Как называется способ магнитопорошкового контроля изделий, <text:s/>при котором изделие сначала намагничивается, а затем на него наносится магнитный дефектоскопический материал?</text:p>
          </table:table-cell>
        </table:table-row>
        <table:table-row table:style-name="ro1">
          <table:table-cell office:value-type="string" calcext:value-type="string">
            <text:p>a) способ приложенного поля;</text:p>
          </table:table-cell>
        </table:table-row>
        <table:table-row table:style-name="ro1">
          <table:table-cell office:value-type="string" calcext:value-type="string">
            <text:p>b) способ остаточной намагниченности;</text:p>
          </table:table-cell>
        </table:table-row>
        <table:table-row table:style-name="ro1">
          <table:table-cell office:value-type="string" calcext:value-type="string">
            <text:p>c) способ сухого магнитного порошка;</text:p>
          </table:table-cell>
        </table:table-row>
        <table:table-row table:style-name="ro1">
          <table:table-cell office:value-type="string" calcext:value-type="string">
            <text:p>d) способ магнитогуммированной пасты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96. Как называется способ магнитопорошкового контроля изделий, при котором их намагничивание и нанесение на их поверхность магнитного дефектоскопического материала производятся одновременно?</text:p>
          </table:table-cell>
        </table:table-row>
        <table:table-row table:style-name="ro1">
          <table:table-cell office:value-type="string" calcext:value-type="string">
            <text:p>a) способ приложенного поля;</text:p>
          </table:table-cell>
        </table:table-row>
        <table:table-row table:style-name="ro1">
          <table:table-cell office:value-type="string" calcext:value-type="string">
            <text:p>b) способ остаточной намагниченности;</text:p>
          </table:table-cell>
        </table:table-row>
        <table:table-row table:style-name="ro1">
          <table:table-cell office:value-type="string" calcext:value-type="string">
            <text:p>c) способ сухого магнитного порошка;</text:p>
          </table:table-cell>
        </table:table-row>
        <table:table-row table:style-name="ro1">
          <table:table-cell office:value-type="string" calcext:value-type="string">
            <text:p>d) способ магнитогуммированной пасты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97. Как называется несплошность, влияющая на срок службы контролируемого изделия, ухудшающая его качество, внешний вид и работоспособность?</text:p>
          </table:table-cell>
        </table:table-row>
        <table:table-row table:style-name="ro1">
          <table:table-cell office:value-type="string" calcext:value-type="string">
            <text:p>a) ложной индикацией;</text:p>
          </table:table-cell>
        </table:table-row>
        <table:table-row table:style-name="ro1">
          <table:table-cell office:value-type="string" calcext:value-type="string">
            <text:p>b) дефектом;</text:p>
          </table:table-cell>
        </table:table-row>
        <table:table-row table:style-name="ro1">
          <table:table-cell office:value-type="string" calcext:value-type="string">
            <text:p>c) браком;</text:p>
          </table:table-cell>
        </table:table-row>
        <table:table-row table:style-name="ro1">
          <table:table-cell office:value-type="string" calcext:value-type="string">
            <text:p>d) магнитным полюсом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98. Какой способ контроля изделий наиболее эффективен для обнаружения магнитопорошковым методом дефектов, расположенных глубоко под поверхностью изделий?</text:p>
          </table:table-cell>
        </table:table-row>
        <table:table-row table:style-name="ro1">
          <table:table-cell office:value-type="string" calcext:value-type="string">
            <text:p>a) способ остаточной намагниченности, использующий однополярный импульсный намагничивающий ток с нанесением магнитных частиц в виде сухого порошка;</text:p>
          </table:table-cell>
        </table:table-row>
        <table:table-row table:style-name="ro1">
          <table:table-cell office:value-type="string" calcext:value-type="string">
            <text:p>b) способ приложенного поля, использующий однополупериодный <text:s/>выпрямленный намагничивающий ток с нанесением магнитных частиц в составе суспензий;</text:p>
          </table:table-cell>
        </table:table-row>
        <table:table-row table:style-name="ro1">
          <table:table-cell office:value-type="string" calcext:value-type="string">
            <text:p>c) способ приложенного поля, использующий однополупериодный выпрямленный намагничивающий ток с нанесением магнитных частиц в виде сухого порошка;</text:p>
          </table:table-cell>
        </table:table-row>
        <table:table-row table:style-name="ro1">
          <table:table-cell office:value-type="string" calcext:value-type="string">
            <text:p>d) способ остаточной намагниченности, использующий двухполупериодный выпрямленный намагничивающий ток с нанесением магнитных частиц в виде сухого порошка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99. Как должно быть ориентировано намагничивающее поле по отношению к направлению подлежащих выявлению дефектов в изделии?</text:p>
          </table:table-cell>
        </table:table-row>
        <table:table-row table:style-name="ro1">
          <table:table-cell office:value-type="string" calcext:value-type="string">
            <text:p>a) параллельно;</text:p>
          </table:table-cell>
        </table:table-row>
        <table:table-row table:style-name="ro1">
          <table:table-cell office:value-type="string" calcext:value-type="string">
            <text:p>b) перпендикулярно</text:p>
          </table:table-cell>
        </table:table-row>
        <table:table-row table:style-name="ro2">
          <table:table-cell office:value-type="string" calcext:value-type="string">
            <text:p>c) под углом (90<text:span text:style-name="T4">±</text:span>30) градусов;</text:p>
          </table:table-cell>
        </table:table-row>
        <table:table-row table:style-name="ro1">
          <table:table-cell office:value-type="string" calcext:value-type="string">
            <text:p>d) верно 2, 3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00. При каком из приведенных ниже способов магнитопорошкового <text:s/>контроля изделий может быть достигнута более высокая чувствительность к выявлению дефектов?</text:p>
          </table:table-cell>
        </table:table-row>
        <table:table-row table:style-name="ro1">
          <table:table-cell office:value-type="string" calcext:value-type="string">
            <text:p>a) способ приложенного поля;</text:p>
          </table:table-cell>
        </table:table-row>
        <table:table-row table:style-name="ro1">
          <table:table-cell office:value-type="string" calcext:value-type="string">
            <text:p>b) способ остаточной намагниченности;</text:p>
          </table:table-cell>
        </table:table-row>
        <table:table-row table:style-name="ro1">
          <table:table-cell office:value-type="string" calcext:value-type="string">
            <text:p>c) способ остаточной индукции;</text:p>
          </table:table-cell>
        </table:table-row>
        <table:table-row table:style-name="ro1">
          <table:table-cell office:value-type="string" calcext:value-type="string">
            <text:p>d) способ максимальной намагниченности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01. Как называется намагниченность ферромагнитного материала, которая, достигнув максимального значения с ростом напряженности внешнего намагничивающего поля, в дальнейшем перестает увеличиваться?</text:p>
          </table:table-cell>
        </table:table-row>
        <table:table-row table:style-name="ro1">
          <table:table-cell office:value-type="string" calcext:value-type="string">
            <text:p>a) начальная намагниченность;</text:p>
          </table:table-cell>
        </table:table-row>
        <table:table-row table:style-name="ro1">
          <table:table-cell office:value-type="string" calcext:value-type="string">
            <text:p>b) намагниченность насыщения;</text:p>
          </table:table-cell>
        </table:table-row>
        <table:table-row table:style-name="ro1">
          <table:table-cell office:value-type="string" calcext:value-type="string">
            <text:p>c) остаточная намагниченность;</text:p>
          </table:table-cell>
        </table:table-row>
        <table:table-row table:style-name="ro1">
          <table:table-cell office:value-type="string" calcext:value-type="string">
            <text:p>d) полюсная намагниченность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02. Где магнитное поле, окружающее продольный постоянный магнит, имеет наибольшую магнитную индукцию?</text:p>
          </table:table-cell>
        </table:table-row>
        <table:table-row table:style-name="ro1">
          <table:table-cell office:value-type="string" calcext:value-type="string">
            <text:p>a) вблизи середины магнита;</text:p>
          </table:table-cell>
        </table:table-row>
        <table:table-row table:style-name="ro1">
          <table:table-cell office:value-type="string" calcext:value-type="string">
            <text:p>b) у полюсов магнита;</text:p>
          </table:table-cell>
        </table:table-row>
        <table:table-row table:style-name="ro1">
          <table:table-cell office:value-type="string" calcext:value-type="string">
            <text:p>c) на расстоянии 3 мм от северного полюса магнита;</text:p>
          </table:table-cell>
        </table:table-row>
        <table:table-row table:style-name="ro1">
          <table:table-cell office:value-type="string" calcext:value-type="string">
            <text:p>d) на расстоянии 3 мм от южного полюса магнита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03. В каких случаях можно применять способ остаточной намагниченности при магнитопорошковом контроле изделий?</text:p>
          </table:table-cell>
        </table:table-row>
        <table:table-row table:style-name="ro1">
          <table:table-cell office:value-type="string" calcext:value-type="string">
            <text:p>a) когда изделия имеют сложную форму;</text:p>
          </table:table-cell>
        </table:table-row>
        <table:table-row table:style-name="ro1">
          <table:table-cell office:value-type="string" calcext:value-type="string">
            <text:p>b) когда изделия находятся в напряженном состоянии;</text:p>
          </table:table-cell>
        </table:table-row>
        <table:table-row table:style-name="ro1">
          <table:table-cell office:value-type="string" calcext:value-type="string">
            <text:p>c) когда изделия изготовлены из магнитотвердых материалов с коэрцитивной силой не менее 10 А/см и остаточной индукцией 0.5 Тл и более;</text:p>
          </table:table-cell>
        </table:table-row>
        <table:table-row table:style-name="ro1">
          <table:table-cell office:value-type="string" calcext:value-type="string">
            <text:p>d) когда необходимо проверить результаты контроля, выполненного способом приложенного поля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04. Когда прекращается подача суспензии на контролируемую поверхность изделия при его контроле способом приложенного поля?</text:p>
          </table:table-cell>
        </table:table-row>
        <table:table-row table:style-name="ro1">
          <table:table-cell office:value-type="string" calcext:value-type="string">
            <text:p>a) сразу после включения намагничивающего поля;</text:p>
          </table:table-cell>
        </table:table-row>
        <table:table-row table:style-name="ro1">
          <table:table-cell office:value-type="string" calcext:value-type="string">
            <text:p>b) перед включением намагничивающего поле;</text:p>
          </table:table-cell>
        </table:table-row>
        <table:table-row table:style-name="ro1">
          <table:table-cell office:value-type="string" calcext:value-type="string">
            <text:p>c) во время намагничивания контролируемого изделия;</text:p>
          </table:table-cell>
        </table:table-row>
        <table:table-row table:style-name="ro1">
          <table:table-cell office:value-type="string" calcext:value-type="string">
            <text:p>d) после отключения намагничивающего поля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05. В каком месте прямой цилиндрической катушки, по которой протекает электрический ток, индукция магнитного поля наибольшая?</text:p>
          </table:table-cell>
        </table:table-row>
        <table:table-row table:style-name="ro1">
          <table:table-cell office:value-type="string" calcext:value-type="string">
            <text:p>a) посредине на наружной поверхности;</text:p>
          </table:table-cell>
        </table:table-row>
        <table:table-row table:style-name="ro1">
          <table:table-cell office:value-type="string" calcext:value-type="string">
            <text:p>b) посредине на внутренней поверхности</text:p>
          </table:table-cell>
        </table:table-row>
        <table:table-row table:style-name="ro1">
          <table:table-cell office:value-type="string" calcext:value-type="string">
            <text:p>c) посредине на продольной оси;</text:p>
          </table:table-cell>
        </table:table-row>
        <table:table-row table:style-name="ro1">
          <table:table-cell office:value-type="string" calcext:value-type="string">
            <text:p>d) на концах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06. Какой вид имеют магнитные силовые линии в кольцевом изделии при его намагничивании электрическим током, протекающим в тороидальной обмотке?</text:p>
          </table:table-cell>
        </table:table-row>
        <table:table-row table:style-name="ro1">
          <table:table-cell office:value-type="string" calcext:value-type="string">
            <text:p>a) радиальных линий;</text:p>
          </table:table-cell>
        </table:table-row>
        <table:table-row table:style-name="ro1">
          <table:table-cell office:value-type="string" calcext:value-type="string">
            <text:p>b) аксиальных линий;</text:p>
          </table:table-cell>
        </table:table-row>
        <table:table-row table:style-name="ro1">
          <table:table-cell office:value-type="string" calcext:value-type="string">
            <text:p>c) концентрических окружностей;</text:p>
          </table:table-cell>
        </table:table-row>
        <table:table-row table:style-name="ro1">
          <table:table-cell office:value-type="string" calcext:value-type="string">
            <text:p>d) параболических кривых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07. В каком месте возле ферромагнитной трубы, намагниченной <text:s/>электрическим током центрального проводника, напряженность магнитного поля имеет наибольшее значение?</text:p>
          </table:table-cell>
        </table:table-row>
        <table:table-row table:style-name="ro1">
          <table:table-cell office:value-type="string" calcext:value-type="string">
            <text:p>a) у концов трубы; </text:p>
          </table:table-cell>
        </table:table-row>
        <table:table-row table:style-name="ro1">
          <table:table-cell office:value-type="string" calcext:value-type="string">
            <text:p>b) у наружной поверхности трубы;</text:p>
          </table:table-cell>
        </table:table-row>
        <table:table-row table:style-name="ro1">
          <table:table-cell office:value-type="string" calcext:value-type="string">
            <text:p>c) у внутренней поверхности трубы;</text:p>
          </table:table-cell>
        </table:table-row>
        <table:table-row table:style-name="ro1">
          <table:table-cell office:value-type="string" calcext:value-type="string">
            <text:p>d) на оси трубы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08. Как изменяется магнитное сопротивление магнитопровода при увеличении его длины?</text:p>
          </table:table-cell>
        </table:table-row>
        <table:table-row table:style-name="ro1">
          <table:table-cell office:value-type="string" calcext:value-type="string">
            <text:p>a) увеличивается;</text:p>
          </table:table-cell>
        </table:table-row>
        <table:table-row table:style-name="ro1">
          <table:table-cell office:value-type="string" calcext:value-type="string">
            <text:p>b) уменьшается;</text:p>
          </table:table-cell>
        </table:table-row>
        <table:table-row table:style-name="ro1">
          <table:table-cell office:value-type="string" calcext:value-type="string">
            <text:p>c) не изменяется;</text:p>
          </table:table-cell>
        </table:table-row>
        <table:table-row table:style-name="ro1">
          <table:table-cell office:value-type="string" calcext:value-type="string">
            <text:p>d) может увеличиваться, а может уменьшаться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09. С какой целью при контроле изделий способом приложенного поля нанесение дефектоскопических материалов на их поверхность производят в процессе их намагничивания?</text:p>
          </table:table-cell>
        </table:table-row>
        <table:table-row table:style-name="ro1">
          <table:table-cell office:value-type="string" calcext:value-type="string">
            <text:p>a) чтобы изделие не намагнитить до насыщения;</text:p>
          </table:table-cell>
        </table:table-row>
        <table:table-row table:style-name="ro1">
          <table:table-cell office:value-type="string" calcext:value-type="string">
            <text:p>b) чтобы частицы магнитного порошка надежно осели над дефектом;</text:p>
          </table:table-cell>
        </table:table-row>
        <table:table-row table:style-name="ro1">
          <table:table-cell office:value-type="string" calcext:value-type="string">
            <text:p>c) чтобы после контроля легче было размагнитить изделие;</text:p>
          </table:table-cell>
        </table:table-row>
        <table:table-row table:style-name="ro1">
          <table:table-cell office:value-type="string" calcext:value-type="string">
            <text:p>d) чтобы стабилизировать магнитные характеристики материала изделия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10. Зависит ли способ контроля изделий от требуемого условного уровня чувствительности контроля?</text:p>
          </table:table-cell>
        </table:table-row>
        <table:table-row table:style-name="ro1">
          <table:table-cell office:value-type="string" calcext:value-type="string">
            <text:p>a) зависит;</text:p>
          </table:table-cell>
        </table:table-row>
        <table:table-row table:style-name="ro1">
          <table:table-cell office:value-type="string" calcext:value-type="string">
            <text:p>b) не зависит, если магнитная индукция материала изделий менее 0.1 Тл;</text:p>
          </table:table-cell>
        </table:table-row>
        <table:table-row table:style-name="ro1">
          <table:table-cell office:value-type="string" calcext:value-type="string">
            <text:p>c) не зависит при контроле неферромагнитных изделий;</text:p>
          </table:table-cell>
        </table:table-row>
        <table:table-row table:style-name="ro1">
          <table:table-cell office:value-type="string" calcext:value-type="string">
            <text:p>d) не зависит, если коэрцитивная сила материала изделий менее 5 А/см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11. Какие условные уровни чувствительности контроля изделий магнитопорошковым методом установлены ГОСТ 21105-87?</text:p>
          </table:table-cell>
        </table:table-row>
        <table:table-row table:style-name="ro1">
          <table:table-cell office:value-type="string" calcext:value-type="string">
            <text:p>a) установлены три уровня условной чувствительности А, Б, В;</text:p>
          </table:table-cell>
        </table:table-row>
        <table:table-row table:style-name="ro1">
          <table:table-cell office:value-type="string" calcext:value-type="string">
            <text:p>b) установлено два уровня условной чувствительности А, Б;</text:p>
          </table:table-cell>
        </table:table-row>
        <table:table-row table:style-name="ro1">
          <table:table-cell office:value-type="string" calcext:value-type="string">
            <text:p>c) установлено два уровня условной чувствительности А, В;</text:p>
          </table:table-cell>
        </table:table-row>
        <table:table-row table:style-name="ro1">
          <table:table-cell office:value-type="string" calcext:value-type="string">
            <text:p>d) установлено два уровня условной чувствительности Б, В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12. Какое значение тока необходимо для создания в прутке диаметром 15 мм, длиной 25 мм напряженности магнитного поля 6000 А/см при его намагничивании соленоидом, имеющим 5 витков?</text:p>
          </table:table-cell>
        </table:table-row>
        <table:table-row table:style-name="ro1">
          <table:table-cell office:value-type="string" calcext:value-type="string">
            <text:p>a) 150 А;</text:p>
          </table:table-cell>
        </table:table-row>
        <table:table-row table:style-name="ro1">
          <table:table-cell office:value-type="string" calcext:value-type="string">
            <text:p>b) 1400 А;</text:p>
          </table:table-cell>
        </table:table-row>
        <table:table-row table:style-name="ro1">
          <table:table-cell office:value-type="string" calcext:value-type="string">
            <text:p>c) 3500 А;</text:p>
          </table:table-cell>
        </table:table-row>
        <table:table-row table:style-name="ro1">
          <table:table-cell office:value-type="string" calcext:value-type="string">
            <text:p>d) 3600 А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13. Какой величины электрический ток необходимо пропустить через циркулярно намагничиваемый пруток диаметром 15 мм для получения в нем напряженности магнитного поля Н = 50 А/см?</text:p>
          </table:table-cell>
        </table:table-row>
        <table:table-row table:style-name="ro1">
          <table:table-cell office:value-type="string" calcext:value-type="string">
            <text:p>a) 15 А;</text:p>
          </table:table-cell>
        </table:table-row>
        <table:table-row table:style-name="ro1">
          <table:table-cell office:value-type="string" calcext:value-type="string">
            <text:p>b) 235.5 А</text:p>
          </table:table-cell>
        </table:table-row>
        <table:table-row table:style-name="ro1">
          <table:table-cell office:value-type="string" calcext:value-type="string">
            <text:p>c) 375 А;</text:p>
          </table:table-cell>
        </table:table-row>
        <table:table-row table:style-name="ro1">
          <table:table-cell office:value-type="string" calcext:value-type="string">
            <text:p>d) 575 А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14. Назовите способы нанесения магнитного порошка на поверхность контролируемого изделия.</text:p>
          </table:table-cell>
        </table:table-row>
        <table:table-row table:style-name="ro1">
          <table:table-cell office:value-type="string" calcext:value-type="string">
            <text:p>a) способ магнитной суспензии; </text:p>
          </table:table-cell>
        </table:table-row>
        <table:table-row table:style-name="ro1">
          <table:table-cell office:value-type="string" calcext:value-type="string">
            <text:p>b) способ сухого магнитного порошка;</text:p>
          </table:table-cell>
        </table:table-row>
        <table:table-row table:style-name="ro1">
          <table:table-cell office:value-type="string" calcext:value-type="string">
            <text:p>c) способ магнитогуммированной пасты;</text:p>
          </table:table-cell>
        </table:table-row>
        <table:table-row table:style-name="ro1">
          <table:table-cell office:value-type="string" calcext:value-type="string">
            <text:p>d) верно 1, 2, 3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15. Определите силу электрического тока I в проводе для получения магнитного поля напряженностью 50 А/см в точке, расположенной на расстоянии 100 мм от оси провода.</text:p>
          </table:table-cell>
        </table:table-row>
        <table:table-row table:style-name="ro1">
          <table:table-cell office:value-type="string" calcext:value-type="string">
            <text:p>a) I = 6280 А;</text:p>
          </table:table-cell>
        </table:table-row>
        <table:table-row table:style-name="ro1">
          <table:table-cell office:value-type="string" calcext:value-type="string">
            <text:p>b) I = 3140 А;</text:p>
          </table:table-cell>
        </table:table-row>
        <table:table-row table:style-name="ro1">
          <table:table-cell office:value-type="string" calcext:value-type="string">
            <text:p>c) I = 1520 А;</text:p>
          </table:table-cell>
        </table:table-row>
        <table:table-row table:style-name="ro1">
          <table:table-cell office:value-type="string" calcext:value-type="string">
            <text:p>d) I = 520 А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16. По цилиндрической детали диаметром 150 мм протекает постоянный электрический ток силой 1000 А. Чему равна напряженность Н магнитного поля на поверхности детали?</text:p>
          </table:table-cell>
        </table:table-row>
        <table:table-row table:style-name="ro1">
          <table:table-cell office:value-type="string" calcext:value-type="string">
            <text:p>a) Н = 2820 А/м;</text:p>
          </table:table-cell>
        </table:table-row>
        <table:table-row table:style-name="ro1">
          <table:table-cell office:value-type="string" calcext:value-type="string">
            <text:p>b) Н = 2120 А/м;</text:p>
          </table:table-cell>
        </table:table-row>
        <table:table-row table:style-name="ro1">
          <table:table-cell office:value-type="string" calcext:value-type="string">
            <text:p>c) Н = 1220 А/м;</text:p>
          </table:table-cell>
        </table:table-row>
        <table:table-row table:style-name="ro1">
          <table:table-cell office:value-type="string" calcext:value-type="string">
            <text:p>d) Н = 620 А/м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17. Как изменится напряженность магнитного поля в соленоиде при увеличении его размеров и неизменных силе электрического тока и <text:s/>числе витков?</text:p>
          </table:table-cell>
        </table:table-row>
        <table:table-row table:style-name="ro1">
          <table:table-cell office:value-type="string" calcext:value-type="string">
            <text:p>a) уменьшится;</text:p>
          </table:table-cell>
        </table:table-row>
        <table:table-row table:style-name="ro1">
          <table:table-cell office:value-type="string" calcext:value-type="string">
            <text:p>b) увеличится;</text:p>
          </table:table-cell>
        </table:table-row>
        <table:table-row table:style-name="ro1">
          <table:table-cell office:value-type="string" calcext:value-type="string">
            <text:p>c) не изменится;</text:p>
          </table:table-cell>
        </table:table-row>
        <table:table-row table:style-name="ro1">
          <table:table-cell office:value-type="string" calcext:value-type="string">
            <text:p>d) может увеличиться, а может и уменьшиться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18. Что является причиной возникновения фона из магнитного порошка на поверхности изделия, контролируемого магнитопорошковым методом?</text:p>
          </table:table-cell>
        </table:table-row>
        <table:table-row table:style-name="ro1">
          <table:table-cell office:value-type="string" calcext:value-type="string">
            <text:p>a) загрязнение магнитного порошка;</text:p>
          </table:table-cell>
        </table:table-row>
        <table:table-row table:style-name="ro1">
          <table:table-cell office:value-type="string" calcext:value-type="string">
            <text:p>b) образование длинных цепочек из магнитного порошка вследствие его коагуляции;</text:p>
          </table:table-cell>
        </table:table-row>
        <table:table-row table:style-name="ro1">
          <table:table-cell office:value-type="string" calcext:value-type="string">
            <text:p>c) недостаточность намагничивающего поля;</text:p>
          </table:table-cell>
        </table:table-row>
        <table:table-row table:style-name="ro1">
          <table:table-cell office:value-type="string" calcext:value-type="string">
            <text:p>d) влияние магнитного поля земли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19. Назовите основные государственные стандарты из области неразрушающего магнитного контроля изделий:</text:p>
          </table:table-cell>
        </table:table-row>
        <table:table-row table:style-name="ro1">
          <table:table-cell office:value-type="string" calcext:value-type="string">
            <text:p>a) ГОСТ 21105-87;</text:p>
          </table:table-cell>
        </table:table-row>
        <table:table-row table:style-name="ro1">
          <table:table-cell office:value-type="string" calcext:value-type="string">
            <text:p>b) ГОСТ 26697-85;</text:p>
          </table:table-cell>
        </table:table-row>
        <table:table-row table:style-name="ro1">
          <table:table-cell office:value-type="string" calcext:value-type="string">
            <text:p>c) ГОСТ 24450-80;</text:p>
          </table:table-cell>
        </table:table-row>
        <table:table-row table:style-name="ro1">
          <table:table-cell office:value-type="string" calcext:value-type="string">
            <text:p>d) верно 1, 2, 3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20. Для уменьшения размагничивающего фактора следует:</text:p>
          </table:table-cell>
        </table:table-row>
        <table:table-row table:style-name="ro1">
          <table:table-cell office:value-type="string" calcext:value-type="string">
            <text:p>a) составлять контролируемые изделия в цепочку, размещая их друг к другу торцевыми поверхностями;</text:p>
          </table:table-cell>
        </table:table-row>
        <table:table-row table:style-name="ro1">
          <table:table-cell office:value-type="string" calcext:value-type="string">
            <text:p>b) применять удлинительные наконечники; </text:p>
          </table:table-cell>
        </table:table-row>
        <table:table-row table:style-name="ro1">
          <table:table-cell office:value-type="string" calcext:value-type="string">
            <text:p>c) применять для намагничивания изделий переменный электрический ток;</text:p>
          </table:table-cell>
        </table:table-row>
        <table:table-row table:style-name="ro1">
          <table:table-cell office:value-type="string" calcext:value-type="string">
            <text:p>d) верно 1, 2, 3.</text:p>
          </table:table-cell>
        </table:table-row>
        <table:table-row table:style-name="ro1">
          <table:table-cell/>
        </table:table-row>
        <table:table-row table:style-name="ro2">
          <table:table-cell office:value-type="string" calcext:value-type="string">
            <text:p>121. Как зависит глубина размагниченного слоя металла от магнитной проницаемости <text:span text:style-name="T4">μ </text:span>материала?</text:p>
          </table:table-cell>
        </table:table-row>
        <table:table-row table:style-name="ro1">
          <table:table-cell office:value-type="string" calcext:value-type="string">
            <text:p>a) не зависит;</text:p>
          </table:table-cell>
        </table:table-row>
        <table:table-row table:style-name="ro1">
          <table:table-cell office:value-type="string" calcext:value-type="string">
            <text:p>b) слабо зависит;</text:p>
          </table:table-cell>
        </table:table-row>
        <table:table-row table:style-name="ro2">
          <table:table-cell office:value-type="string" calcext:value-type="string">
            <text:p>c) увеличивается с увеличением  <text:span text:style-name="T4">μ</text:span>;</text:p>
          </table:table-cell>
        </table:table-row>
        <table:table-row table:style-name="ro2">
          <table:table-cell office:value-type="string" calcext:value-type="string">
            <text:p>d) уменьшается с увеличением  <text:span text:style-name="T4">μ</text:span>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22. Трудность контроля мелких деталей сложной формы обусловлена:</text:p>
          </table:table-cell>
        </table:table-row>
        <table:table-row table:style-name="ro1">
          <table:table-cell office:value-type="string" calcext:value-type="string">
            <text:p>a) появлением на выступах и в местах резких изменений сечения полюсов, оказывающих размагничивающее действие в контролируемых зонах;</text:p>
          </table:table-cell>
        </table:table-row>
        <table:table-row table:style-name="ro1">
          <table:table-cell office:value-type="string" calcext:value-type="string">
            <text:p>b) сложностью размагничивания объекта контроля;</text:p>
          </table:table-cell>
        </table:table-row>
        <table:table-row table:style-name="ro1">
          <table:table-cell office:value-type="string" calcext:value-type="string">
            <text:p>c) трудностью нанесения суспензии;</text:p>
          </table:table-cell>
        </table:table-row>
        <table:table-row table:style-name="ro1">
          <table:table-cell office:value-type="string" calcext:value-type="string">
            <text:p>d) трудностью удаления остатков порошка после контроля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23. Тела из каких <text:s/>элементов сильно притягиваются магнитным полем?</text:p>
          </table:table-cell>
        </table:table-row>
        <table:table-row table:style-name="ro1">
          <table:table-cell office:value-type="string" calcext:value-type="string">
            <text:p>a) гадолиний;</text:p>
          </table:table-cell>
        </table:table-row>
        <table:table-row table:style-name="ro1">
          <table:table-cell office:value-type="string" calcext:value-type="string">
            <text:p>b) платина;</text:p>
          </table:table-cell>
        </table:table-row>
        <table:table-row table:style-name="ro1">
          <table:table-cell office:value-type="string" calcext:value-type="string">
            <text:p>c) висмут;</text:p>
          </table:table-cell>
        </table:table-row>
        <table:table-row table:style-name="ro1">
          <table:table-cell office:value-type="string" calcext:value-type="string">
            <text:p>d) медь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24. Что из ниже перечисленного не является свойством магнитных силовых линий?</text:p>
          </table:table-cell>
        </table:table-row>
        <table:table-row table:style-name="ro1">
          <table:table-cell office:value-type="string" calcext:value-type="string">
            <text:p>a) они образуют замкнутые линии, которые не пересекаются;</text:p>
          </table:table-cell>
        </table:table-row>
        <table:table-row table:style-name="ro1">
          <table:table-cell office:value-type="string" calcext:value-type="string">
            <text:p>b) их плотность возрастает с увеличением расстояния от полюсов постоянного магнита;</text:p>
          </table:table-cell>
        </table:table-row>
        <table:table-row table:style-name="ro1">
          <table:table-cell office:value-type="string" calcext:value-type="string">
            <text:p>c) им приписывают определенное направление;</text:p>
          </table:table-cell>
        </table:table-row>
        <table:table-row table:style-name="ro1">
          <table:table-cell office:value-type="string" calcext:value-type="string">
            <text:p>d) они показывают пути наименьшего магнитного сопротивления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25. Постоянный ток можно получить при помощи:</text:p>
          </table:table-cell>
        </table:table-row>
        <table:table-row table:style-name="ro1">
          <table:table-cell office:value-type="string" calcext:value-type="string">
            <text:p>a) гальванических элементов;</text:p>
          </table:table-cell>
        </table:table-row>
        <table:table-row table:style-name="ro1">
          <table:table-cell office:value-type="string" calcext:value-type="string">
            <text:p>b) выпрямителей переменного тока;</text:p>
          </table:table-cell>
        </table:table-row>
        <table:table-row table:style-name="ro1">
          <table:table-cell office:value-type="string" calcext:value-type="string">
            <text:p>c) электрических генераторов;</text:p>
          </table:table-cell>
        </table:table-row>
        <table:table-row table:style-name="ro1">
          <table:table-cell office:value-type="string" calcext:value-type="string">
            <text:p>d) всех указанных выше устройств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26. Под действием каких сил частицы магнитного порошка в суспензии находящиеся в поле рассеяния дефекта скапливаются над дефектом?</text:p>
          </table:table-cell>
        </table:table-row>
        <table:table-row table:style-name="ro1">
          <table:table-cell office:value-type="string" calcext:value-type="string">
            <text:p>a) пондеромоторной силы;</text:p>
          </table:table-cell>
        </table:table-row>
        <table:table-row table:style-name="ro1">
          <table:table-cell office:value-type="string" calcext:value-type="string">
            <text:p>b) силы тяжести;</text:p>
          </table:table-cell>
        </table:table-row>
        <table:table-row table:style-name="ro1">
          <table:table-cell office:value-type="string" calcext:value-type="string">
            <text:p>c) коэрцитивной силы;</text:p>
          </table:table-cell>
        </table:table-row>
        <table:table-row table:style-name="ro1">
          <table:table-cell office:value-type="string" calcext:value-type="string">
            <text:p>d) равнодействующей магнитного поля, тяжести, выталкивающего действия жидкости, трения, силы электростатического и магнитного взаимодействия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27. В каком случае ток <text:s/>создает магнитное поле, составляющее прямой угол с направлением тока?</text:p>
          </table:table-cell>
        </table:table-row>
        <table:table-row table:style-name="ro1">
          <table:table-cell office:value-type="string" calcext:value-type="string">
            <text:p>a) при продольном намагничивании;</text:p>
          </table:table-cell>
        </table:table-row>
        <table:table-row table:style-name="ro1">
          <table:table-cell office:value-type="string" calcext:value-type="string">
            <text:p>b) при намагничивании в катушке;</text:p>
          </table:table-cell>
        </table:table-row>
        <table:table-row table:style-name="ro1">
          <table:table-cell office:value-type="string" calcext:value-type="string">
            <text:p>c) намагничивание с помощью центрального проводника ;</text:p>
          </table:table-cell>
        </table:table-row>
        <table:table-row table:style-name="ro1">
          <table:table-cell office:value-type="string" calcext:value-type="string">
            <text:p>d) все приведенные ответы правильные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28. По какой причине магнитные частицы образуют индикаторный рисунок?</text:p>
          </table:table-cell>
        </table:table-row>
        <table:table-row table:style-name="ro1">
          <table:table-cell office:value-type="string" calcext:value-type="string">
            <text:p>a) магнитный поток <text:s/>проходит <text:s/>по пути наименьшего сопротивления;</text:p>
          </table:table-cell>
        </table:table-row>
        <table:table-row table:style-name="ro1">
          <table:table-cell office:value-type="string" calcext:value-type="string">
            <text:p>b) железные частицы имеют высокую магнитную проницаемость;</text:p>
          </table:table-cell>
        </table:table-row>
        <table:table-row table:style-name="ro1">
          <table:table-cell office:value-type="string" calcext:value-type="string">
            <text:p>c) воздух обладает большим магнитным сопротивлением , чем железо;</text:p>
          </table:table-cell>
        </table:table-row>
        <table:table-row table:style-name="ro1">
          <table:table-cell office:value-type="string" calcext:value-type="string">
            <text:p>d) все ответы правильные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29. <text:s/>Магнитное поле, окружающее электромагнит, имеет наибольшую напряженность:</text:p>
          </table:table-cell>
        </table:table-row>
        <table:table-row table:style-name="ro1">
          <table:table-cell office:value-type="string" calcext:value-type="string">
            <text:p>a) непосредственно после прекращения тока в катушке электромагнита;</text:p>
          </table:table-cell>
        </table:table-row>
        <table:table-row table:style-name="ro1">
          <table:table-cell office:value-type="string" calcext:value-type="string">
            <text:p>b) пока идет постоянный намагничивающий ток;</text:p>
          </table:table-cell>
        </table:table-row>
        <table:table-row table:style-name="ro1">
          <table:table-cell office:value-type="string" calcext:value-type="string">
            <text:p>c) в то время, когда деталь обработана магнитным порошком;</text:p>
          </table:table-cell>
        </table:table-row>
        <table:table-row table:style-name="ro1">
          <table:table-cell office:value-type="string" calcext:value-type="string">
            <text:p>d) в момент изменения полярности тока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30. Ферромагнитная пластина намагничивается подковообразным магнитом, который опирается на нее своими полюсами. Как направлены магнитные силовые линии в пластине?</text:p>
          </table:table-cell>
        </table:table-row>
        <table:table-row table:style-name="ro1">
          <table:table-cell office:value-type="string" calcext:value-type="string">
            <text:p>a) перпендикулярны к поверхности пластины;</text:p>
          </table:table-cell>
        </table:table-row>
        <table:table-row table:style-name="ro1">
          <table:table-cell office:value-type="string" calcext:value-type="string">
            <text:p>b) находятся только на северном полюсе;</text:p>
          </table:table-cell>
        </table:table-row>
        <table:table-row table:style-name="ro1">
          <table:table-cell office:value-type="string" calcext:value-type="string">
            <text:p>c) имеют наибольшую плотность между полюсами;</text:p>
          </table:table-cell>
        </table:table-row>
        <table:table-row table:style-name="ro1">
          <table:table-cell office:value-type="string" calcext:value-type="string">
            <text:p>d) являются прямыми между полюсами и радиально направленными непосредственно у полюсов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31. <text:s/>В каком случае ток создает магнитное поле, составляющее прямой угол с направлением тока?</text:p>
          </table:table-cell>
        </table:table-row>
        <table:table-row table:style-name="ro1">
          <table:table-cell office:value-type="string" calcext:value-type="string">
            <text:p>a) при продольном намагничивании;</text:p>
          </table:table-cell>
        </table:table-row>
        <table:table-row table:style-name="ro1">
          <table:table-cell office:value-type="string" calcext:value-type="string">
            <text:p>b) при намагничивании в катушке;</text:p>
          </table:table-cell>
        </table:table-row>
        <table:table-row table:style-name="ro1">
          <table:table-cell office:value-type="string" calcext:value-type="string">
            <text:p>c) намагничивание с помощью центрального проводника;</text:p>
          </table:table-cell>
        </table:table-row>
        <table:table-row table:style-name="ro1">
          <table:table-cell office:value-type="string" calcext:value-type="string">
            <text:p>d) все приведенные ответы правильные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32. <text:s/>Примером индикации, не имеющей отношения к несплошностям, и которая могла бы быть расценена как магнитная аномалия, является:</text:p>
          </table:table-cell>
        </table:table-row>
        <table:table-row table:style-name="ro1">
          <table:table-cell office:value-type="string" calcext:value-type="string">
            <text:p>a) шлаковая раковина;</text:p>
          </table:table-cell>
        </table:table-row>
        <table:table-row table:style-name="ro1">
          <table:table-cell office:value-type="string" calcext:value-type="string">
            <text:p>b) шлифовочная трещина;</text:p>
          </table:table-cell>
        </table:table-row>
        <table:table-row table:style-name="ro1">
          <table:table-cell office:value-type="string" calcext:value-type="string">
            <text:p>c) резкое изменение твердости изделия;</text:p>
          </table:table-cell>
        </table:table-row>
        <table:table-row table:style-name="ro1">
          <table:table-cell office:value-type="string" calcext:value-type="string">
            <text:p>d) ни один из приведенных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33. <text:s/>Объект размагничивают переменным полем с убывающей до нуля амплитудой. Какое <text:s/>число циклов рекомендуют для качественного размагничивания объекта?</text:p>
          </table:table-cell>
        </table:table-row>
        <table:table-row table:style-name="ro1">
          <table:table-cell office:value-type="string" calcext:value-type="string">
            <text:p>a) десять;</text:p>
          </table:table-cell>
        </table:table-row>
        <table:table-row table:style-name="ro1">
          <table:table-cell office:value-type="string" calcext:value-type="string">
            <text:p>b) двадцать;</text:p>
          </table:table-cell>
        </table:table-row>
        <table:table-row table:style-name="ro1">
          <table:table-cell office:value-type="string" calcext:value-type="string">
            <text:p>c) семьдесят;</text:p>
          </table:table-cell>
        </table:table-row>
        <table:table-row table:style-name="ro1">
          <table:table-cell office:value-type="string" calcext:value-type="string">
            <text:p>d) сорок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34. Выполнять магнитопорошковый контроль способом «магнитного контакта» с помощью электромагнитов или постоянных магнитов следует, если коэрцитивная сила материала изделия не менее:</text:p>
          </table:table-cell>
        </table:table-row>
        <table:table-row table:style-name="ro1">
          <table:table-cell office:value-type="string" calcext:value-type="string">
            <text:p>a) 10 А/см;</text:p>
          </table:table-cell>
        </table:table-row>
        <table:table-row table:style-name="ro1">
          <table:table-cell office:value-type="string" calcext:value-type="string">
            <text:p>b) 15 А/см;</text:p>
          </table:table-cell>
        </table:table-row>
        <table:table-row table:style-name="ro1">
          <table:table-cell office:value-type="string" calcext:value-type="string">
            <text:p>c) 20 А/см;</text:p>
          </table:table-cell>
        </table:table-row>
        <table:table-row table:style-name="ro1">
          <table:table-cell office:value-type="string" calcext:value-type="string">
            <text:p>d) 25 А/см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35. <text:s/>Отметьте единицы измерения магнитной индукции</text:p>
          </table:table-cell>
        </table:table-row>
        <table:table-row table:style-name="ro1">
          <table:table-cell office:value-type="string" calcext:value-type="string">
            <text:p>a) Тесла(Тл);</text:p>
          </table:table-cell>
        </table:table-row>
        <table:table-row table:style-name="ro1">
          <table:table-cell office:value-type="string" calcext:value-type="string">
            <text:p>b) А/м;</text:p>
          </table:table-cell>
        </table:table-row>
        <table:table-row table:style-name="ro1">
          <table:table-cell office:value-type="string" calcext:value-type="string">
            <text:p>c) Bебер(Вб) ;</text:p>
          </table:table-cell>
        </table:table-row>
        <table:table-row table:style-name="ro1">
          <table:table-cell office:value-type="string" calcext:value-type="string">
            <text:p>d) Генри(Гн)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36. <text:s/>«Магнитный поток» – это термин, который относится:</text:p>
          </table:table-cell>
        </table:table-row>
        <table:table-row table:style-name="ro1">
          <table:table-cell office:value-type="string" calcext:value-type="string">
            <text:p>a) к описанию направления тока, проходящего по электромагниту;</text:p>
          </table:table-cell>
        </table:table-row>
        <table:table-row table:style-name="ro1">
          <table:table-cell office:value-type="string" calcext:value-type="string">
            <text:p>b) к способу распространения магнитного поля в окружающей среде;</text:p>
          </table:table-cell>
        </table:table-row>
        <table:table-row table:style-name="ro1">
          <table:table-cell office:value-type="string" calcext:value-type="string">
            <text:p>c) к числу силовых линий, связанных с магнитным полем;</text:p>
          </table:table-cell>
        </table:table-row>
        <table:table-row table:style-name="ro1">
          <table:table-cell office:value-type="string" calcext:value-type="string">
            <text:p>d) только к постоянным магнитам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37. В каких случаях производят МПД способом остаточной намагниченности? </text:p>
          </table:table-cell>
        </table:table-row>
        <table:table-row table:style-name="ro1">
          <table:table-cell office:value-type="string" calcext:value-type="string">
            <text:p>a) Hc &lt; 1000 А/м;</text:p>
          </table:table-cell>
        </table:table-row>
        <table:table-row table:style-name="ro1">
          <table:table-cell office:value-type="string" calcext:value-type="string">
            <text:p>b) Hc &gt; 1000 А/м; Br ≥ 0,5 Tл, толщина немагнитного покрытия не превышает 20 мкм; </text:p>
          </table:table-cell>
        </table:table-row>
        <table:table-row table:style-name="ro1">
          <table:table-cell office:value-type="string" calcext:value-type="string">
            <text:p>c) Hc &gt; 100 А/м;</text:p>
          </table:table-cell>
        </table:table-row>
        <table:table-row table:style-name="ro1">
          <table:table-cell office:value-type="string" calcext:value-type="string">
            <text:p>d) Hc &lt; 0,5 Тл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38. При импульсном намагничивании объекта контроля лучше обнаруживаются</text:p>
          </table:table-cell>
        </table:table-row>
        <table:table-row table:style-name="ro1">
          <table:table-cell office:value-type="string" calcext:value-type="string">
            <text:p>a) внутренние дефекты</text:p>
          </table:table-cell>
        </table:table-row>
        <table:table-row table:style-name="ro1">
          <table:table-cell office:value-type="string" calcext:value-type="string">
            <text:p>b) наружные дефекты</text:p>
          </table:table-cell>
        </table:table-row>
        <table:table-row table:style-name="ro1">
          <table:table-cell office:value-type="string" calcext:value-type="string">
            <text:p>c) дефекты внутренней поверхности</text:p>
          </table:table-cell>
        </table:table-row>
        <table:table-row table:style-name="ro1">
          <table:table-cell office:value-type="string" calcext:value-type="string">
            <text:p>d) дефекты обнаруживаются одинаково, независимо от глубины залегания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40. По какой формуле определяют амплитудное значение намагничивающего тока I при циркулярном намагничивании цилиндрического объекта контроля диаметром d:</text:p>
          </table:table-cell>
        </table:table-row>
        <table:table-row table:style-name="ro1">
          <table:table-cell office:value-type="string" calcext:value-type="string">
            <text:p>a) I=Нd;</text:p>
          </table:table-cell>
        </table:table-row>
        <table:table-row table:style-name="ro1">
          <table:table-cell office:value-type="string" calcext:value-type="string">
            <text:p>b) I=3 Нd;</text:p>
          </table:table-cell>
        </table:table-row>
        <table:table-row table:style-name="ro1">
          <table:table-cell office:value-type="string" calcext:value-type="string">
            <text:p>c) I=2 Нd;</text:p>
          </table:table-cell>
        </table:table-row>
        <table:table-row table:style-name="ro1">
          <table:table-cell office:value-type="string" calcext:value-type="string">
            <text:p>d) I=1/3 Нd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41. Если необходимо обнаружить подповерхностные дефекты сварных швов и после проведение МПД необходимо проводить полное размагничивание, то какому виду тока следует отдать предпочтение при проведении магнитопорошкового контроля?</text:p>
          </table:table-cell>
        </table:table-row>
        <table:table-row table:style-name="ro1">
          <table:table-cell office:value-type="string" calcext:value-type="string">
            <text:p>a) постоянному;</text:p>
          </table:table-cell>
        </table:table-row>
        <table:table-row table:style-name="ro1">
          <table:table-cell office:value-type="string" calcext:value-type="string">
            <text:p>b) переменному;</text:p>
          </table:table-cell>
        </table:table-row>
        <table:table-row table:style-name="ro1">
          <table:table-cell office:value-type="string" calcext:value-type="string">
            <text:p>c) однополупериодному выпрямленному;</text:p>
          </table:table-cell>
        </table:table-row>
        <table:table-row table:style-name="ro1">
          <table:table-cell office:value-type="string" calcext:value-type="string">
            <text:p>d) импульсному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42. Чувствительность магнитопорошкового метода существенно не снижается при наличии немагнитного покрытия на поверхности изделия толщиной:</text:p>
          </table:table-cell>
        </table:table-row>
        <table:table-row table:style-name="ro1">
          <table:table-cell office:value-type="string" calcext:value-type="string">
            <text:p>a) до 20 мкм</text:p>
          </table:table-cell>
        </table:table-row>
        <table:table-row table:style-name="ro1">
          <table:table-cell office:value-type="string" calcext:value-type="string">
            <text:p>b) до 100 мкм;</text:p>
          </table:table-cell>
        </table:table-row>
        <table:table-row table:style-name="ro1">
          <table:table-cell office:value-type="string" calcext:value-type="string">
            <text:p>c) до 200 мкм.</text:p>
          </table:table-cell>
        </table:table-row>
        <table:table-row table:style-name="ro1">
          <table:table-cell office:value-type="string" calcext:value-type="string">
            <text:p>d) до 150 мкм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43. Что может вызвать ложную индикацию?</text:p>
          </table:table-cell>
        </table:table-row>
        <table:table-row table:style-name="ro1">
          <table:table-cell office:value-type="string" calcext:value-type="string">
            <text:p>a) соединения между неодинаковыми металлами;</text:p>
          </table:table-cell>
        </table:table-row>
        <table:table-row table:style-name="ro1">
          <table:table-cell office:value-type="string" calcext:value-type="string">
            <text:p>b) границы зерна, паяные соединения;</text:p>
          </table:table-cell>
        </table:table-row>
        <table:table-row table:style-name="ro1">
          <table:table-cell office:value-type="string" calcext:value-type="string">
            <text:p>c) царапины, полученные на поверхности острым инструментом;</text:p>
          </table:table-cell>
        </table:table-row>
        <table:table-row table:style-name="ro1">
          <table:table-cell office:value-type="string" calcext:value-type="string">
            <text:p>d) все перечисленные причины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44. Если один и тот <text:s/>же ток проходит через два проводника одинаковых размеров , один из которых выполнен из ферромагнитного материала, а другой – нет, то магнитное поле вокруг проводников будет:</text:p>
          </table:table-cell>
        </table:table-row>
        <table:table-row table:style-name="ro1">
          <table:table-cell office:value-type="string" calcext:value-type="string">
            <text:p>a) сильнее для ферромагнитного материала;</text:p>
          </table:table-cell>
        </table:table-row>
        <table:table-row table:style-name="ro1">
          <table:table-cell office:value-type="string" calcext:value-type="string">
            <text:p>b) сильнее для неферромагнитного материала;</text:p>
          </table:table-cell>
        </table:table-row>
        <table:table-row table:style-name="ro1">
          <table:table-cell office:value-type="string" calcext:value-type="string">
            <text:p>c) изменяется в зависимости от магнитной проницаемости;</text:p>
          </table:table-cell>
        </table:table-row>
        <table:table-row table:style-name="ro1">
          <table:table-cell office:value-type="string" calcext:value-type="string">
            <text:p>d) одинаковым для <text:s/>обоих проводников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45. Для правильной реализации метода магнитной дефектоскопии необходимо выполнение условия</text:p>
          </table:table-cell>
        </table:table-row>
        <table:table-row table:style-name="ro1">
          <table:table-cell office:value-type="string" calcext:value-type="string">
            <text:p>a) подготовки поверхности объекта контроля;</text:p>
          </table:table-cell>
        </table:table-row>
        <table:table-row table:style-name="ro1">
          <table:table-cell office:value-type="string" calcext:value-type="string">
            <text:p>b) выбор направления и способа намагничивания;</text:p>
          </table:table-cell>
        </table:table-row>
        <table:table-row table:style-name="ro1">
          <table:table-cell office:value-type="string" calcext:value-type="string">
            <text:p>c) выбор индикаторов и способа приготовления их для регистрации полей рассеяния;</text:p>
          </table:table-cell>
        </table:table-row>
        <table:table-row table:style-name="ro1">
          <table:table-cell office:value-type="string" calcext:value-type="string">
            <text:p>d) все перечисленные факторы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46. В одном и том же соленоиде намагничиваются две цилиндрические детали одинакового диаметра, одна из которых имеет большую длину. В какой детали магнитная индукция больше?</text:p>
          </table:table-cell>
        </table:table-row>
        <table:table-row table:style-name="ro1">
          <table:table-cell office:value-type="string" calcext:value-type="string">
            <text:p>a) в короткой детали;</text:p>
          </table:table-cell>
        </table:table-row>
        <table:table-row table:style-name="ro1">
          <table:table-cell office:value-type="string" calcext:value-type="string">
            <text:p>b) в длинной детали;</text:p>
          </table:table-cell>
        </table:table-row>
        <table:table-row table:style-name="ro1">
          <table:table-cell office:value-type="string" calcext:value-type="string">
            <text:p>c) магнитная индукция в обеих деталях одинаковая.</text:p>
          </table:table-cell>
        </table:table-row>
        <table:table-row table:style-name="ro1">
          <table:table-cell office:value-type="string" calcext:value-type="string">
            <text:p>d) ни один из вариантов ответа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47. Для осмотра контролируемой поверхности при использовании люминесцентных магнитных порошков используются источники, создающие ультрафиолетовое излучение в спектральном диапазоне волн:</text:p>
          </table:table-cell>
        </table:table-row>
        <table:table-row table:style-name="ro1">
          <table:table-cell office:value-type="string" calcext:value-type="string">
            <text:p>a) 315...400 нм;</text:p>
          </table:table-cell>
        </table:table-row>
        <table:table-row table:style-name="ro1">
          <table:table-cell office:value-type="string" calcext:value-type="string">
            <text:p>b) 415...500 нм;</text:p>
          </table:table-cell>
        </table:table-row>
        <table:table-row table:style-name="ro1">
          <table:table-cell office:value-type="string" calcext:value-type="string">
            <text:p>c) 350...500 нм;</text:p>
          </table:table-cell>
        </table:table-row>
        <table:table-row table:style-name="ro1">
          <table:table-cell office:value-type="string" calcext:value-type="string">
            <text:p>d) 550...600 нм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48. Точка Кюри – это температура при которой ферромагнитный материал:</text:p>
          </table:table-cell>
        </table:table-row>
        <table:table-row table:style-name="ro1">
          <table:table-cell office:value-type="string" calcext:value-type="string">
            <text:p>a) становится диамагнитным;</text:p>
          </table:table-cell>
        </table:table-row>
        <table:table-row table:style-name="ro1">
          <table:table-cell office:value-type="string" calcext:value-type="string">
            <text:p>b) становится парамагнитным;</text:p>
          </table:table-cell>
        </table:table-row>
        <table:table-row table:style-name="ro1">
          <table:table-cell office:value-type="string" calcext:value-type="string">
            <text:p>c) полностью теряет магнитные свойства;</text:p>
          </table:table-cell>
        </table:table-row>
        <table:table-row table:style-name="ro1">
          <table:table-cell office:value-type="string" calcext:value-type="string">
            <text:p>d) верны ответы 2 и 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END</text:p>
          </table:table-cell>
        </table:table-row>
        <table:table-row table:style-name="ro1" table:number-rows-repeated="1047692">
          <table:table-cell/>
        </table:table-row>
        <table:table-row table:style-name="ro1">
          <table:table-cell/>
        </table:table-row>
      </table:table>
      <table:table table:name="Спец_общий" table:style-name="ta1" table:print="false">
        <table:table-column table:style-name="co1" table:default-cell-style-name="Default"/>
        <table:table-row table:style-name="ro1">
          <table:table-cell office:value-type="string" calcext:value-type="string">
            <text:p>1. Сущность магнитопорошкового метода контроля изделий из ферромагнитных материалов.</text:p>
          </table:table-cell>
        </table:table-row>
        <table:table-row table:style-name="ro1">
          <table:table-cell office:value-type="string" calcext:value-type="string">
            <text:p>a) сущность магнитопорошкового контроля изделий из ферромагнитных материалов состоит в том, что на намагничиваемое или намагниченное с помощью внешнего магнитного поля ферромагнитное изделие наносится магнитный порошок, который концентрируется в виде валиков (индикаторных рисунков) в магнитных потоках рассеяния, возникающих над дефектами, а наличие и протяженность этих индикаторных рисунков регистрируется визуально либо автоматическими устройствами обработки изображения;</text:p>
          </table:table-cell>
        </table:table-row>
        <table:table-row table:style-name="ro1">
          <table:table-cell office:value-type="string" calcext:value-type="string">
            <text:p>b) магнитопорошковый метод позволяет выявлять поверхностные и подповерхностные нарушения сплошности: волосовины, трещины различного происхождения, непровары сварных соединений, флокены, закаты, надрывы, расслоения;</text:p>
          </table:table-cell>
        </table:table-row>
        <table:table-row table:style-name="ro1">
          <table:table-cell office:value-type="string" calcext:value-type="string">
            <text:p>c) чувствительность магнитопорошкового метода контроля определяется магнитными характеристиками контролируемого ферромагнитного изделия, его формой, размерами, шероховатостью поверхности, напряженностью намагничивающего поля, местоположением и ориентацией дефектов, взаимным направлением намагничивающего поля и ориентацией дефекта, свойствами дефектоскопического материала, способом нанесения его на контролируемое изделие, а также способом и условиями регистрации индикаторного рисунка выявляемых <text:s/>дефектов;</text:p>
          </table:table-cell>
        </table:table-row>
        <table:table-row table:style-name="ro1">
          <table:table-cell office:value-type="string" calcext:value-type="string">
            <text:p>d) верно 1, 2, 3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2. Сущность намагничивания изделий индуцированием тока в объекте контроля.</text:p>
          </table:table-cell>
        </table:table-row>
        <table:table-row table:style-name="ro1">
          <table:table-cell office:value-type="string" calcext:value-type="string">
            <text:p>a) для магнитопорошкового контроля колец, полых цилиндров, хомутов и некоторых других изделий с отверстиями иногда применяется их циркулярное намагничивание путем индуцирования в них электрического тока (ГОСТ 21105-87); для этого могут применяться либо переменный, либо пульсирующий электрические токи;</text:p>
          </table:table-cell>
        </table:table-row>
        <table:table-row table:style-name="ro1">
          <table:table-cell office:value-type="string" calcext:value-type="string">
            <text:p>b) контроль изделий может проводиться как способом остаточной намагниченности, так и способом приложенного поля; способ намагничивания изделий <text:s/>индуцированием в них электрического тока позволяет выявлять продольные и расположенные под углом не менее (30...40) градусов к направлению намагничивающего поля поверхностные и подповерхностные дефекты, а также радиальные дефекты на торцах изделия;</text:p>
          </table:table-cell>
        </table:table-row>
        <table:table-row table:style-name="ro1">
          <table:table-cell office:value-type="string" calcext:value-type="string">
            <text:p>c) способ недостаточно технологичен: необходимо, чтобы между электромагнитом и специальной перемычкой не было зазоров, так как при этом образуются поля рассеивания и ослабляется магнитный поток; невозможно намагничивать изделие постоянным магнитным полем;</text:p>
          </table:table-cell>
        </table:table-row>
        <table:table-row table:style-name="ro1">
          <table:table-cell office:value-type="string" calcext:value-type="string">
            <text:p>d) верно 1, 2, 3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3. Сущность способа намагничивания изделий пропусканием по нему электрического тока.</text:p>
          </table:table-cell>
        </table:table-row>
        <table:table-row table:style-name="ro1">
          <table:table-cell office:value-type="string" calcext:value-type="string">
            <text:p>a) при пропускании электрического тока по изделию производится его циркулярное (бесполюсное) намагничивание, при этом часть магнитного потока <text:s/>не прерываясь замыкается в изделии, а часть магнитного потока не прерываясь замыкается вокруг изделия; при намагничивании таким образом цилиндрических изделий магнитные силовые линии представляют собой концентрические окружности;</text:p>
          </table:table-cell>
        </table:table-row>
        <table:table-row table:style-name="ro1">
          <table:table-cell office:value-type="string" calcext:value-type="string">
            <text:p>b) магнитные силовые линии в сечении контролируемого изделия и на его торцевой поверхности пересекают радиальные трещины и продольные поверхностные дефекты под прямым углом, что позволяет выявлять их наиболее эффективно;</text:p>
          </table:table-cell>
        </table:table-row>
        <table:table-row table:style-name="ro1">
          <table:table-cell office:value-type="string" calcext:value-type="string">
            <text:p>c) электрический ток, в основном импульсный, подводится к контролируемому изделию от силовых трансформаторов и специализированных электрических устройств с помощью электроконтактов, изготовленных из легкоплавких металлов и сплавов (свинец, олово, цинк), а также из меди;</text:p>
          </table:table-cell>
        </table:table-row>
        <table:table-row table:style-name="ro1">
          <table:table-cell office:value-type="string" calcext:value-type="string">
            <text:p>d) верно 1, 2, 3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4. Сущность способа намагничивания изделий пропусканием <text:s/>электрического тока по тороидальной обмотке.</text:p>
          </table:table-cell>
        </table:table-row>
        <table:table-row table:style-name="ro1">
          <table:table-cell office:value-type="string" calcext:value-type="string">
            <text:p>a) для магнитопорошкового контроля колец, полых цилиндров, хомутов и других изделий с отверстиями часто применяется их циркулярное намагничивание <text:s/>посредством пропускания электрического тока по кабелю или проводу, намотанному на изделие тороидально; <text:s text:c="3"/></text:p>
          </table:table-cell>
        </table:table-row>
        <table:table-row table:style-name="ro1">
          <table:table-cell office:value-type="string" calcext:value-type="string">
            <text:p>b) напряженность магнитного поля Н внутри тороидальной катушки без сердечника Н = W*I/(2**R) (А/см), где R, W - средний радиус (см) и число витков (ед.) тороидальной катушки; I - сила электрического тока в катушке (А);</text:p>
          </table:table-cell>
        </table:table-row>
        <table:table-row table:style-name="ro1">
          <table:table-cell office:value-type="string" calcext:value-type="string">
            <text:p>c) способ контроля изделий СПП (способ приложенного поля) или СОН (способ остаточной намагниченности) выбирается в зависимости от магнитных характеристик материала изделия и от величины электрического тока, который может обеспечить дефектоскоп;</text:p>
          </table:table-cell>
        </table:table-row>
        <table:table-row table:style-name="ro1">
          <table:table-cell office:value-type="string" calcext:value-type="string">
            <text:p>d) верно 1, 2, 3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5. Сущность магнитолюминисцентного метода контроля изделий.</text:p>
          </table:table-cell>
        </table:table-row>
        <table:table-row table:style-name="ro1">
          <table:table-cell office:value-type="string" calcext:value-type="string">
            <text:p>a) сущность магнитолюминисцентного контроля изделий заключается в том, что на намагниченную или намагничиваемую поверхность контролируемого изделия наносят магнитную суспензию с люминисцентным порошком, которая хорошо проникает во все трещины, поры и другие нарушения сплошности в изделии;</text:p>
          </table:table-cell>
        </table:table-row>
        <table:table-row table:style-name="ro1">
          <table:table-cell office:value-type="string" calcext:value-type="string">
            <text:p>b) после удаления с изделия избытка суспензии наличие дефектов определяется по интенсивному свечению суспензии, вышедшей из этих дефектов, при освещении изделия ультрафиолетовыми лучами;</text:p>
          </table:table-cell>
        </table:table-row>
        <table:table-row table:style-name="ro1">
          <table:table-cell office:value-type="string" calcext:value-type="string">
            <text:p>c) основным преимуществом магнитолюминисцентной дефектоскопии изделий является возможность обнаружения с большой чувствительностью очень малых дефектов на изделиях из различных ферромагнитных матиериалов, различной формы и размеров; зачастую значительно увеличивается скорость (производительность) контроля изделий;</text:p>
          </table:table-cell>
        </table:table-row>
        <table:table-row table:style-name="ro1">
          <table:table-cell office:value-type="string" calcext:value-type="string">
            <text:p>d) верно 1, 2, 3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6. Сущность способа намагничивания изделий с помощью постоянных магнитов.</text:p>
          </table:table-cell>
        </table:table-row>
        <table:table-row table:style-name="ro1">
          <table:table-cell office:value-type="string" calcext:value-type="string">
            <text:p>a) для магнитопорошкового контроля крупногабаритных деталей и узлов, сварных соединений, строительных металлоконструкций, подъемных механизмов, <text:s/>котельных установок, деталей железнодорожного транспорта, газо- и нефтепроводов зачастую целесообразно применять дефектоскопы, в которых для намагничивания контролируемых участков изделий применяют постоянные магниты; такие <text:s/>дефектоскопы не требуют электропитающих устройств, что позволяет использовать <text:s/>их во взрыво- и пожаронебезопасных средах, на строительных площадках, участках сборки и сварки магистральных трубопроводов в полевых условиях.</text:p>
          </table:table-cell>
        </table:table-row>
        <table:table-row table:style-name="ro1">
          <table:table-cell office:value-type="string" calcext:value-type="string">
            <text:p>b) в дефектоскопах МД-4П, МД-4К, МАГЭКС-1, МАГЭКС-2, МАГЭКС-3 для намагничивания контролируемых изделий используются постоянные магниты; дефектоскопы позволяют производить только полюсное (продольное) намагничивание контролируемых изделий, они предназначены для выявления поверхностных и подповерхностных дефектов;</text:p>
          </table:table-cell>
        </table:table-row>
        <table:table-row table:style-name="ro1">
          <table:table-cell office:value-type="string" calcext:value-type="string">
            <text:p>c) не рекомендуется использовать постоянные магниты для магнитопорошкового контроля изделий;</text:p>
          </table:table-cell>
        </table:table-row>
        <table:table-row table:style-name="ro1">
          <table:table-cell office:value-type="string" calcext:value-type="string">
            <text:p>d) верно 1, 2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7. Документирование результатов контроля изделий магнитопорошковым методом.</text:p>
          </table:table-cell>
        </table:table-row>
        <table:table-row table:style-name="ro1">
          <table:table-cell office:value-type="string" calcext:value-type="string">
            <text:p>a) результаты магнитопорошкового контроля изделий должны регистрироваться в журнале организации, проводившей этот контроль; в отчетной документации (заключение, протокол) по результатам контроля изделий указывается: наименование предприятия, проводившего контроль изделий; наименование изделия; номер чертежа изделия; объем контроля; тип прибора и дефектоскопические средства, использованные при контроле изделий; фамилии и инициалы контролеров, проводивших контроль изделий; сведения о выявленных дефектах, их координатах, исправлениях и результатах последующего контроля изделий; окончательное заключение о результатах контроля изделий;</text:p>
          </table:table-cell>
        </table:table-row>
        <table:table-row table:style-name="ro1">
          <table:table-cell office:value-type="string" calcext:value-type="string">
            <text:p>b) в журнал организации вносятся: номер и наименование технологической карты (инструкции) контроля; уровень условной чувствительности контроля; <text:s/>величина электрического тока или напряженность поля намагничивания изделия; минимальная освещенность поверхности изделий;</text:p>
          </table:table-cell>
        </table:table-row>
        <table:table-row table:style-name="ro1">
          <table:table-cell office:value-type="string" calcext:value-type="string">
            <text:p>c) форма журнала устанавливается предприятием, осуществлявшим контроль изделий; журнал должен иметь сквозную нумерацию; он должен храниться в архиве службы неразрушающего контроля в течение 5 лет;</text:p>
          </table:table-cell>
        </table:table-row>
        <table:table-row table:style-name="ro1">
          <table:table-cell office:value-type="string" calcext:value-type="string">
            <text:p>d) верно 1, 2, 3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8. В каком случае при магнитопорошковом контроле изделий применяется их намагничивание с помощью электромагнита?</text:p>
          </table:table-cell>
        </table:table-row>
        <table:table-row table:style-name="ro1">
          <table:table-cell office:value-type="string" calcext:value-type="string">
            <text:p>a) при циркулярном (бесполюсном) намагничивании изделий;</text:p>
          </table:table-cell>
        </table:table-row>
        <table:table-row table:style-name="ro1">
          <table:table-cell office:value-type="string" calcext:value-type="string">
            <text:p>b) при продольном (полюсном) намагничивании изделий;</text:p>
          </table:table-cell>
        </table:table-row>
        <table:table-row table:style-name="ro1">
          <table:table-cell office:value-type="string" calcext:value-type="string">
            <text:p>c) при намагничивании изделий во вращающемся магнитном поле;</text:p>
          </table:table-cell>
        </table:table-row>
        <table:table-row table:style-name="ro1">
          <table:table-cell office:value-type="string" calcext:value-type="string">
            <text:p>d) верно 1, 2, 3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9. Области применения магнитопорошкового контроля изделий?</text:p>
          </table:table-cell>
        </table:table-row>
        <table:table-row table:style-name="ro1">
          <table:table-cell office:value-type="string" calcext:value-type="string">
            <text:p>a) магнитопорошковый контроль изделий из ферромагнитных материалов широко применяется в машиностроении, тепловой и нефтехимической промышленности, <text:s/>трубном производстве, самолето- и ракетостроении и в других областях науки, техники и промышленности, где требуется высокая надежность продукции;</text:p>
          </table:table-cell>
        </table:table-row>
        <table:table-row table:style-name="ro1">
          <table:table-cell office:value-type="string" calcext:value-type="string">
            <text:p>b) магнитопорошковый контроль может применяться во всех областях науки, <text:s/>техники, промышленности для дефектоскопии изделий из ферромагнитных материалов с относительной магнитной проницаемостью Мr не менее 40 и другими магнитными характеристиками (коэрцитивная сила, остаточная намагниченность), позволяющими создавать в местах нарушения сплошности изделия магнитные поля рассеяния, достаточные для притяжения частиц магнитного порошка;</text:p>
          </table:table-cell>
        </table:table-row>
        <table:table-row table:style-name="ro1">
          <table:table-cell office:value-type="string" calcext:value-type="string">
            <text:p>c) магнитопорошковый метод может применяться для контроля изделий из антиферромагнитных материалов, например, из хрома;</text:p>
          </table:table-cell>
        </table:table-row>
        <table:table-row table:style-name="ro1">
          <table:table-cell office:value-type="string" calcext:value-type="string">
            <text:p>d) верно 1, 2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0. Типы соленоидов, применяемых для намагничивания изделий при их <text:s/>магнитопорошковом контроле?</text:p>
          </table:table-cell>
        </table:table-row>
        <table:table-row table:style-name="ro1">
          <table:table-cell office:value-type="string" calcext:value-type="string">
            <text:p>a) при магнитопорошковом контроле изделий часто в качестве соленоида используются катушки индуктивности, образованные витками гибкого кабеля, <text:s/>навитого на контролируемое изделие; для намагничивания контролируемых изделий применяются также другие виды соленоидов, имеющие цилиндрическую, трапециевидную, эллиптическую, параболическую формы осевого сечения, но цилиндрическую форму рабочего сечения.</text:p>
          </table:table-cell>
        </table:table-row>
        <table:table-row table:style-name="ro1">
          <table:table-cell office:value-type="string" calcext:value-type="string">
            <text:p>b) для намагничивания контролируемых изделий применяются соленоиды с <text:s/>водяным охлаждением, создающие магнитные поля напряженностью до 3000 А/см; соленоиды с масляным охлаждением, создающие магнитные поля напряженностью <text:s/>до 5000 А/см; соленоиды из галетных катушек с водяным охлаждением, создающие магнитные поля напряженностью до 10000 А/см;</text:p>
          </table:table-cell>
        </table:table-row>
        <table:table-row table:style-name="ro1">
          <table:table-cell office:value-type="string" calcext:value-type="string">
            <text:p>c) известны также соленоиды, создающие и более сильные магнитные поля напряженностью до (20000 - 30000) А/см; следует однако отметить, что такие <text:s/>сильные магнитные поля при магнитопорошковом контроле продукции не применяются;</text:p>
          </table:table-cell>
        </table:table-row>
        <table:table-row table:style-name="ro1">
          <table:table-cell office:value-type="string" calcext:value-type="string">
            <text:p>d) верно 1, 2, 3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1. Назовите несколько способов комбинированного намагничивания изделий при их магнитопорошковом контроле.</text:p>
          </table:table-cell>
        </table:table-row>
        <table:table-row table:style-name="ro1">
          <table:table-cell office:value-type="string" calcext:value-type="string">
            <text:p>a) способ пропускания электрического тока по изделию и при помощи соленоида;</text:p>
          </table:table-cell>
        </table:table-row>
        <table:table-row table:style-name="ro1">
          <table:table-cell office:value-type="string" calcext:value-type="string">
            <text:p>b) способ пропускания по изделию двух электрических токов во взаимно перпендикулярных направлениях;</text:p>
          </table:table-cell>
        </table:table-row>
        <table:table-row table:style-name="ro1">
          <table:table-cell office:value-type="string" calcext:value-type="string">
            <text:p>c) способ пропускания электрического тока по изделию и при помощи электромагнита;</text:p>
          </table:table-cell>
        </table:table-row>
        <table:table-row table:style-name="ro1">
          <table:table-cell office:value-type="string" calcext:value-type="string">
            <text:p>d) верно 1, 2, 3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2. Назовите несколько видов магнитных порошков и суспензий.</text:p>
          </table:table-cell>
        </table:table-row>
        <table:table-row table:style-name="ro1">
          <table:table-cell office:value-type="string" calcext:value-type="string">
            <text:p>a) наиболее распространенными в магнитопорошковой дефектоскопии изделий являются порошки из окисла железа - магнетита (Fe3O4) и несколько реже из ферромагнитной окиси железа (Fe2O3); </text:p>
          </table:table-cell>
        </table:table-row>
        <table:table-row table:style-name="ro1">
          <table:table-cell office:value-type="string" calcext:value-type="string">
            <text:p>b) в большинстве случаев магнитные суспензии изготавливают на основе воды, масла, керосина + черные магнитные порошки (магнитолюминисцентные порошки) с добавлением: а - хромпика калиевого; б - нитрита натрия; в - мыла хозяйственного; г - соды кальцинированной; д - стабилизирующей присадки;</text:p>
          </table:table-cell>
        </table:table-row>
        <table:table-row table:style-name="ro1">
          <table:table-cell office:value-type="string" calcext:value-type="string">
            <text:p>c) при контроле изделий с блестящей светлой поверхностью применяют в основном порошок магнетита черного цвета, а при контроле изделий с темнойповерхностью - цветные или магнитолюминисцентные порошки;</text:p>
          </table:table-cell>
        </table:table-row>
        <table:table-row table:style-name="ro1">
          <table:table-cell office:value-type="string" calcext:value-type="string">
            <text:p>d) верно 1, 2, 3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3. Назовите некоторые виды электрического тока, которые применяются <text:s/>для намагничивания изделий при их магнитопорошковом контроле.</text:p>
          </table:table-cell>
        </table:table-row>
        <table:table-row table:style-name="ro1">
          <table:table-cell office:value-type="string" calcext:value-type="string">
            <text:p>a) постоянный электрический ток;</text:p>
          </table:table-cell>
        </table:table-row>
        <table:table-row table:style-name="ro1">
          <table:table-cell office:value-type="string" calcext:value-type="string">
            <text:p>b) переменный однофазный и трехфазный электрический ток;</text:p>
          </table:table-cell>
        </table:table-row>
        <table:table-row table:style-name="ro1">
          <table:table-cell office:value-type="string" calcext:value-type="string">
            <text:p>c) пульсирующий электрический ток;</text:p>
          </table:table-cell>
        </table:table-row>
        <table:table-row table:style-name="ro1">
          <table:table-cell office:value-type="string" calcext:value-type="string">
            <text:p>d) верно 1, 2, 3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4. Назовите основные силы, действующие на магнитную частицу в поле рассеяния поверхностной несплошности в контролируемом изделии.</text:p>
          </table:table-cell>
        </table:table-row>
        <table:table-row table:style-name="ro1">
          <table:table-cell office:value-type="string" calcext:value-type="string">
            <text:p>a) в намагниченном или намагничиваемом изделии над несплошностью (волосовины, трещины различного происхождения, непровары сварных соединений, закаты, надрывы) возникают магнитные поля рассеяния; на магнитную частицу в поле рассеяния действуют силы: магнитного поля, тяжести, трения, выталкивающего действия жидкости, электрического и магнитного взаимодействия, возникающего между <text:s/>частицами. Под действием результирующей силы частицы притягиваются к несплошности и соединяются в валики (цепочки) из осевшего порошка;</text:p>
          </table:table-cell>
        </table:table-row>
        <table:table-row table:style-name="ro1">
          <table:table-cell office:value-type="string" calcext:value-type="string">
            <text:p>b) центробежные и центростремительные силы;</text:p>
          </table:table-cell>
        </table:table-row>
        <table:table-row table:style-name="ro1">
          <table:table-cell office:value-type="string" calcext:value-type="string">
            <text:p>c) силы инерции, света;</text:p>
          </table:table-cell>
        </table:table-row>
        <table:table-row table:style-name="ro1">
          <table:table-cell office:value-type="string" calcext:value-type="string">
            <text:p>d) верно 1, 2, 3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5. Назовите основные силы, действующие на магнитную частицу в поле рассеяния подповерхностной несплошности в контролируемом изделии.</text:p>
          </table:table-cell>
        </table:table-row>
        <table:table-row table:style-name="ro1">
          <table:table-cell office:value-type="string" calcext:value-type="string">
            <text:p>a) в намагниченном или намагничиваемом изделии над несплошностью (волосовины, трещины различного происхождения, непровары сварных соединений, закаты, надрывы) возникают магнитные поля рассеяния; на магнитную частицу в поле рассеяния действуют силы: магнитного поля, тяжести, трения, выталкивающего действия жидкости, электрического и магнитного взаимодействия, возникающего между <text:s/>частицами. Под действием результирующей силы частицы притягиваются к несплошности и соединяются в валики (цепочки) из осевшего порошка; такое осаждение порошка называется индикаторным рисунком;</text:p>
          </table:table-cell>
        </table:table-row>
        <table:table-row table:style-name="ro1">
          <table:table-cell office:value-type="string" calcext:value-type="string">
            <text:p>b) центробежные и центростремительные силы; силы инерции, света;</text:p>
          </table:table-cell>
        </table:table-row>
        <table:table-row table:style-name="ro1">
          <table:table-cell office:value-type="string" calcext:value-type="string">
            <text:p>c) для подповерхностных несплошностей градиент магнитного поля рассеяния меньше, чем для поверхностных несплошностей, поэтому описанные в 1 силы в этом случае меньше, а индикаторный рисунок оказывается менее плотным и четким, то есть - размытым;</text:p>
          </table:table-cell>
        </table:table-row>
        <table:table-row table:style-name="ro1">
          <table:table-cell office:value-type="string" calcext:value-type="string">
            <text:p>d) верно 1, 3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6. Назовите основные особенности способа остаточной намагниченности контролируемых изделий.</text:p>
          </table:table-cell>
        </table:table-row>
        <table:table-row table:style-name="ro1">
          <table:table-cell office:value-type="string" calcext:value-type="string">
            <text:p>a) при магнитопорошковом контроле (МПК) изделий способом остаточной <text:s/>намагниченности (СОН) изделие вначале намагничивается, а затем на него наносится магнитная суспензия или магнитный порошок;</text:p>
          </table:table-cell>
        </table:table-row>
        <table:table-row table:style-name="ro1">
          <table:table-cell office:value-type="string" calcext:value-type="string">
            <text:p>b) условные уровни чувствительности А, Б, В способа остаточной намагниченности зависят от коэрцитивной силы Нс и остаточной индукции Вr материала изделия;</text:p>
          </table:table-cell>
        </table:table-row>
        <table:table-row table:style-name="ro1">
          <table:table-cell office:value-type="string" calcext:value-type="string">
            <text:p>c) МПК изделий СОН с требуемой чувствительностью возможен лишь в том случае, когда остаточная индукция Вr материала изделия при заданном значении коэрцитивной силы Нс равна или более остаточной индукции, определяемой уровнями <text:s/>чувствительности А, Б, В;</text:p>
          </table:table-cell>
        </table:table-row>
        <table:table-row table:style-name="ro1">
          <table:table-cell office:value-type="string" calcext:value-type="string">
            <text:p>d) верно 1, 2, 3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7. Назовите основные особенности способа намагничивания контролируемых изделий в приложенном поле.</text:p>
          </table:table-cell>
        </table:table-row>
        <table:table-row table:style-name="ro1">
          <table:table-cell office:value-type="string" calcext:value-type="string">
            <text:p>a) при магнитопорошковом контроле (МПК) изделий способом приложенного <text:s/>поля (СПП) магнитная суспензия или порошок наносятся на изделия во время их <text:s/>намагничивания с помощью внешнего магнитного поля;</text:p>
          </table:table-cell>
        </table:table-row>
        <table:table-row table:style-name="ro1">
          <table:table-cell office:value-type="string" calcext:value-type="string">
            <text:p>b) контроль изделий из магнитомягких материалов, коэрцитивная сила которых Нс &lt;= 10 А/см и остаточная индукция Вr &lt; 0.5 Тл, проводится только СПП;</text:p>
          </table:table-cell>
        </table:table-row>
        <table:table-row table:style-name="ro1">
          <table:table-cell office:value-type="string" calcext:value-type="string">
            <text:p>c) при контроле изделий СПП напряженность магнитного поля Н, необходимая <text:s/>для обеспечения требуемого уровня чувствителньости, определяется по формулам:</text:p>
          </table:table-cell>
        </table:table-row>
        <table:table-row table:style-name="ro1">
          <table:table-cell office:value-type="string" calcext:value-type="string">
            <text:p>уровень чувствительности А (q= 2 мкм, l=0.5 мм) Н=41.3+1.3*Нс, А/см; </text:p>
          </table:table-cell>
        </table:table-row>
        <table:table-row table:style-name="ro1">
          <table:table-cell office:value-type="string" calcext:value-type="string">
            <text:p>уровень чувствительности Б (q=10 мкм, l=0.5 мм) Н=19.3+1.1*Нс, А/см;</text:p>
          </table:table-cell>
        </table:table-row>
        <table:table-row table:style-name="ro1">
          <table:table-cell office:value-type="string" calcext:value-type="string">
            <text:p>уровень чувствительности В (q=25 мкм, l=0.5 мм) Н=15.2+1.1*Нс, А/см,</text:p>
          </table:table-cell>
        </table:table-row>
        <table:table-row table:style-name="ro1">
          <table:table-cell office:value-type="string" calcext:value-type="string">
            <text:p>где q, l - минимальная ширина раскрытия и длина условного дефекта соответственно;</text:p>
          </table:table-cell>
        </table:table-row>
        <table:table-row table:style-name="ro1">
          <table:table-cell office:value-type="string" calcext:value-type="string">
            <text:p>d) верно 1, 2, 3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8. Назовите основные требования к аппаратуре для магнитопорошкового контроля изделий.</text:p>
          </table:table-cell>
        </table:table-row>
        <table:table-row table:style-name="ro1">
          <table:table-cell office:value-type="string" calcext:value-type="string">
            <text:p>a) аппаратура для магнитопорошкового контроля изделий должна содержать: блок питания; намагничивающие и размагничивающие устройства; устройства для <text:s/>нанесения на изделие дефектоскопических материалов; устройства для контроля качества дефектоскопических материалов; устройства для осмотра контролируемой поверхности и регистрации дефектов;</text:p>
          </table:table-cell>
        </table:table-row>
        <table:table-row table:style-name="ro1">
          <table:table-cell office:value-type="string" calcext:value-type="string">
            <text:p>b) дефектоскопы должны быть снабжены измерителями намагничивающего тока с погрешностью измерения не более 10 ; ультрафиолетовыми облучателями; оптическими устройствами (лупы, бинокулярные и стереоскопические микроскопы, зеркала, эндоскопы);</text:p>
          </table:table-cell>
        </table:table-row>
        <table:table-row table:style-name="ro1">
          <table:table-cell office:value-type="string" calcext:value-type="string">
            <text:p>c) требования к специализированным дефектоскопам устанавливаются в отраслевой нормативно-технической документации на контроль конкретных изделий;</text:p>
          </table:table-cell>
        </table:table-row>
        <table:table-row table:style-name="ro1">
          <table:table-cell office:value-type="string" calcext:value-type="string">
            <text:p>d) верно 1, 2, 3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9. Назовите некоторые способы размагничивания изделий, проконтролированных магнитопорошковым методом.</text:p>
          </table:table-cell>
        </table:table-row>
        <table:table-row table:style-name="ro1">
          <table:table-cell office:value-type="string" calcext:value-type="string">
            <text:p>a) нагрев изделия до температуры точки Кюри и более, при которой магнитная проницаемость материала изделия скачком уменьшается до 1 и изделие переходит в неферромагнитное состояние;</text:p>
          </table:table-cell>
        </table:table-row>
        <table:table-row table:style-name="ro1">
          <table:table-cell office:value-type="string" calcext:value-type="string">
            <text:p>b) размагничивание изделия переменным магнитным полем с амплитудой, уменьшающейся от некоторого максимального значения до нуля;</text:p>
          </table:table-cell>
        </table:table-row>
        <table:table-row table:style-name="ro1">
          <table:table-cell office:value-type="string" calcext:value-type="string">
            <text:p>c) размагничивание изделия постоянным магнитным полем с непрерывно изменяющейся полярностью и убывающей до нуля величиной;</text:p>
          </table:table-cell>
        </table:table-row>
        <table:table-row table:style-name="ro1">
          <table:table-cell office:value-type="string" calcext:value-type="string">
            <text:p>d) верно 1, 2, 3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20. Назовите основные этапы и особенности расшифровки результатов магнитопорошкового контроля изделий.</text:p>
          </table:table-cell>
        </table:table-row>
        <table:table-row table:style-name="ro1">
          <table:table-cell office:value-type="string" calcext:value-type="string">
            <text:p>a) результаты контроля изделий оцениваются по наличию на их поверхности индикаторного следа в виде четкого плотного валика магнитного порошка, видимого невооруженным глазом или с использованием лупы до 7-кратного увеличения <text:s/>и воспроизводимого каждый раз при повторном нанесении магнитной суспензии или магнитного порошка. Каждая выявленная несплошность должна быть отмечена краской, цветным карандашом или другим способом;</text:p>
          </table:table-cell>
        </table:table-row>
        <table:table-row table:style-name="ro1">
          <table:table-cell office:value-type="string" calcext:value-type="string">
            <text:p>b) освещенность контролируемой поверхности изделия при использовании черных и цветных порошков должна быть не менее 1000 люксов, при этом следует <text:s/>применять комбинированное освещение (общее и местное). При проведении контроля изделий в затемненном помещении с использованием люминисцентных порошков <text:s/>ультрафиолетовая облученность контролируемой поверхности изделия должна быть не менее 2000 мкВт/см;</text:p>
          </table:table-cell>
        </table:table-row>
        <table:table-row table:style-name="ro1">
          <table:table-cell office:value-type="string" calcext:value-type="string">
            <text:p>c) к ложным индикаторным следам относятся: индикации, вызванные контактом изделия с другими ферромагнитными телами или <text:s/>магнитом, исчезающие после размагничивания и повторного контроля изделия; размытые нечеткие индикации, вызванные местными изменениями размеров и магнитных характеристик материала изделия, например, по границам сварных швов; индикации в виде широких групп мелких и параллельных осаждений <text:s/>порошка, <text:s/>вызванные избыточным намагничивающим полем;</text:p>
          </table:table-cell>
        </table:table-row>
        <table:table-row table:style-name="ro1">
          <table:table-cell office:value-type="string" calcext:value-type="string">
            <text:p>d) верно 1, 2, 3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21. Назовите основные преимущества применения аэрозольных комплектов суспензий для магнитотопорошкового контроля изделий.</text:p>
          </table:table-cell>
        </table:table-row>
        <table:table-row table:style-name="ro1">
          <table:table-cell office:value-type="string" calcext:value-type="string">
            <text:p>a) постоянство концентрации и качества используемых магнитных порошков, вязкости дисперсионной среды;</text:p>
          </table:table-cell>
        </table:table-row>
        <table:table-row table:style-name="ro1">
          <table:table-cell office:value-type="string" calcext:value-type="string">
            <text:p>b) отсутствие необходимости приобретения порошков, дисперсионной среды, антивспенивающих, антикоррозионных, поверхностно-активных и других добавок; отсутствие необходимости проверки качества компонентов, применяемых для приготовления магнитных суспензий; удобство использования, транспортировки, хранения;</text:p>
          </table:table-cell>
        </table:table-row>
        <table:table-row table:style-name="ro1">
          <table:table-cell office:value-type="string" calcext:value-type="string">
            <text:p>c) возможность оперативного и равномерного нанесения осветляющего слоя <text:s/>(до 20 мкм) на поверхность контролируемого изделия;</text:p>
          </table:table-cell>
        </table:table-row>
        <table:table-row table:style-name="ro1">
          <table:table-cell office:value-type="string" calcext:value-type="string">
            <text:p>d) верно 1, 2, 3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22. Особенности приготовления керосино-масляной суспензии.</text:p>
          </table:table-cell>
        </table:table-row>
        <table:table-row table:style-name="ro1">
          <table:table-cell office:value-type="string" calcext:value-type="string">
            <text:p>a) для приготовления керосино-масляной суспензии применяются черные, цветные, люминисцентные порошки;</text:p>
          </table:table-cell>
        </table:table-row>
        <table:table-row table:style-name="ro1">
          <table:table-cell office:value-type="string" calcext:value-type="string">
            <text:p>b) содержание порошков в дисперсионной среде (суспензии) должно соответствовать рекомендациям изготовителя порошков. При отсутствии таких рекомендаций содержание черного или цветного магнитного порошка в 1 л дисперсионной среды должно быть - (25  5) г, а люминисцентного порошка - (4  1) г;</text:p>
          </table:table-cell>
        </table:table-row>
        <table:table-row table:style-name="ro1">
          <table:table-cell office:value-type="string" calcext:value-type="string">
            <text:p>c) в рассматриваемом случае в качестве дисперсионной среды для приготовления магнитной суспезии используется смесь керосина и масла; необходимо следить, чтобы раствор был однородным, состоял из отдельных частиц, а не из их конгломератов (соединений) из большого числа объединенных в группы частиц;</text:p>
          </table:table-cell>
        </table:table-row>
        <table:table-row table:style-name="ro1">
          <table:table-cell office:value-type="string" calcext:value-type="string">
            <text:p>d) верно 1, 2, 3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23. Особенности приготовления суспензии для магнитолюминисцентного контроля изделий.</text:p>
          </table:table-cell>
        </table:table-row>
        <table:table-row table:style-name="ro1">
          <table:table-cell office:value-type="string" calcext:value-type="string">
            <text:p>a) в качестве дисперсионной среды применяются: вода, масло, смесь керосина и масла; дисперсионная среда суспензий с люминисцентными магнитными порошками не должна ухудшать светоколористических свойств порошка, а ее собственная люминисценция не должна искажать результаты контроля;</text:p>
          </table:table-cell>
        </table:table-row>
        <table:table-row table:style-name="ro1">
          <table:table-cell office:value-type="string" calcext:value-type="string">
            <text:p>b) содержание порошков в дисперсионной среде (суспензии) должно соответствовать рекомендациям изготовителя порошков. При отсутствии таких рекомендаций содержание люминисцентного магнитного порошка в 1 л дисперсионной среды <text:s/>должно быть - (4  1) г;</text:p>
          </table:table-cell>
        </table:table-row>
        <table:table-row table:style-name="ro1">
          <table:table-cell office:value-type="string" calcext:value-type="string">
            <text:p>c) необходимо следить, чтобы раствор был однородным, состоял из отдельных частиц, а не из их конгломератов (соединений) из большого числа объединенных в группы частиц;</text:p>
          </table:table-cell>
        </table:table-row>
        <table:table-row table:style-name="ro1">
          <table:table-cell office:value-type="string" calcext:value-type="string">
            <text:p>d) верно 1, 2, 3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24. Особенности приготовления водной суспензии.</text:p>
          </table:table-cell>
        </table:table-row>
        <table:table-row table:style-name="ro1">
          <table:table-cell office:value-type="string" calcext:value-type="string">
            <text:p>a) для приготовления водной суспензии применяются черные, цветные, <text:s/>люминисцентные порошки;</text:p>
          </table:table-cell>
        </table:table-row>
        <table:table-row table:style-name="ro1">
          <table:table-cell office:value-type="string" calcext:value-type="string">
            <text:p>b) содержание порошков в дисперсионной среде (суспензии) должно соответствовать рекомендациям изготовителя порошков. При отсутствии таких рекомендаций содержание черного или цветного магнитного порошка в 1 л дисперсионной среды должно быть - (25  5) г, а люминисцентного порошка - (4  1) г;</text:p>
          </table:table-cell>
        </table:table-row>
        <table:table-row table:style-name="ro1">
          <table:table-cell office:value-type="string" calcext:value-type="string">
            <text:p>c) в рассматриваемом случае в качестве дисперсионной среды для приготовления магнитной суспезии используется водопроводная вода; необходимо следить, чтобы раствор был однородным, состоял из отдельных частиц, а не из их <text:s/>конгломератов (соединений) из большого числа объединенных в группы частиц; в состав водных магнитных суспензий должны входить поверхностно-активные, <text:s/>антикоррозионные и антивспенивающие компоненты; суспензию необходимо оберегать от попадания в нее масла, которое вызывает коагуляцию магнитного порошка, что снижает ее чувствительность к выявлению несплошностей;</text:p>
          </table:table-cell>
        </table:table-row>
        <table:table-row table:style-name="ro1">
          <table:table-cell office:value-type="string" calcext:value-type="string">
            <text:p>d) верно 1, 2, 3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25. Какими способами производится циркулярное намагничивание изделий при их магнитопорошковом контроле?</text:p>
          </table:table-cell>
        </table:table-row>
        <table:table-row table:style-name="ro1">
          <table:table-cell office:value-type="string" calcext:value-type="string">
            <text:p>a) посредством пропускания электрического тока: по изделию или по его части; по проводнику (стержню), помещенному в отверстие в изделии; по тороидальной обмотке; путем индуцирования электрического тока в изделии;</text:p>
          </table:table-cell>
        </table:table-row>
        <table:table-row table:style-name="ro1">
          <table:table-cell office:value-type="string" calcext:value-type="string">
            <text:p>b) с помощью соленоида;</text:p>
          </table:table-cell>
        </table:table-row>
        <table:table-row table:style-name="ro1">
          <table:table-cell office:value-type="string" calcext:value-type="string">
            <text:p>c) с помощью постоянного магнита;</text:p>
          </table:table-cell>
        </table:table-row>
        <table:table-row table:style-name="ro1">
          <table:table-cell office:value-type="string" calcext:value-type="string">
            <text:p>d) с помощью электромагнита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26. Особенности намагничивания изделий с помощью гибких кабелей.</text:p>
          </table:table-cell>
        </table:table-row>
        <table:table-row table:style-name="ro1">
          <table:table-cell office:value-type="string" calcext:value-type="string">
            <text:p>a) гибкие кабели применяются в переносных и передвижных дефектоскопах для намагничивания крупногабаритных изделий (трубопроводов, прутков, штанг, <text:s/>валов) по частям при работе в полевых условиях; для намагничивания коротких полых изделий (патрубков, колец подшипников, цилиндрических и конических оболочек кругового сечения, тороидальных оболочек); с помощью гибких кабелей, навиваемых в виде соленоида на протяженные изделия, производится их продольное (полюсное) намагничивание, а с помощью гибких кабелей, навиваемых в виде <text:s/>тороидальной обмотки на короткие полые изделия, - их циркулярное (бесполюсное) намагничивание.</text:p>
          </table:table-cell>
        </table:table-row>
        <table:table-row table:style-name="ro1">
          <table:table-cell office:value-type="string" calcext:value-type="string">
            <text:p>b) гибкие кабели нельзя применять для намагничивания полых изделий;</text:p>
          </table:table-cell>
        </table:table-row>
        <table:table-row table:style-name="ro1">
          <table:table-cell office:value-type="string" calcext:value-type="string">
            <text:p>c) гибкие кабели нельзя применять для намагничивания цилиндрических изделий;</text:p>
          </table:table-cell>
        </table:table-row>
        <table:table-row table:style-name="ro1">
          <table:table-cell office:value-type="string" calcext:value-type="string">
            <text:p>d) гибкие кабели широко применяются для намагничивания изделий во вращающемся магнитном поле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27. Каким требованиям должна соответствовать дисперсионная среда, используемая для приготовления магнитных суспензий?</text:p>
          </table:table-cell>
        </table:table-row>
        <table:table-row table:style-name="ro1">
          <table:table-cell office:value-type="string" calcext:value-type="string">
            <text:p>a) верно 2, 3, 4;</text:p>
          </table:table-cell>
        </table:table-row>
        <table:table-row table:style-name="ro1">
          <table:table-cell office:value-type="string" calcext:value-type="string">
            <text:p>b) не быть токсичной и не иметь резкого запаха;</text:p>
          </table:table-cell>
        </table:table-row>
        <table:table-row table:style-name="ro1">
          <table:table-cell office:value-type="string" calcext:value-type="string">
            <text:p>c) не быть коррозионно активной;</text:p>
          </table:table-cell>
        </table:table-row>
        <table:table-row table:style-name="ro1">
          <table:table-cell office:value-type="string" calcext:value-type="string">
            <text:p>d) не вызывать недопустимой автокоагуляции магнитного порошка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28. По какому уровню условной чувствительности (А, Б, В) может быть выявлен дефект с шириной раскрытия 1 мкм, протяженностью 10 мм в изделии с шероховатостью поверхности 1.2 мкм?</text:p>
          </table:table-cell>
        </table:table-row>
        <table:table-row table:style-name="ro1">
          <table:table-cell office:value-type="string" calcext:value-type="string">
            <text:p>a) по условным уровням чувствительности А, Б, В дефект не может быть выявлен;</text:p>
          </table:table-cell>
        </table:table-row>
        <table:table-row table:style-name="ro1">
          <table:table-cell office:value-type="string" calcext:value-type="string">
            <text:p>b) по условному уровню чувствительности А;</text:p>
          </table:table-cell>
        </table:table-row>
        <table:table-row table:style-name="ro1">
          <table:table-cell office:value-type="string" calcext:value-type="string">
            <text:p>c) по условному уровню чувствительности Б;</text:p>
          </table:table-cell>
        </table:table-row>
        <table:table-row table:style-name="ro1">
          <table:table-cell office:value-type="string" calcext:value-type="string">
            <text:p>d) по условному уровню чувствительности В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29. Можно ли использовать при контроле изделий способом остаточной намагниченности в качестве намагничивающих устройств электромагниты постоянного <text:s/>тока, а также другие устройства, в которых снижение магнитного потока от максимального значения до нуля по окончании намагничивания происходит в течение времени, превышающем 5 мс?</text:p>
          </table:table-cell>
        </table:table-row>
        <table:table-row table:style-name="ro1">
          <table:table-cell office:value-type="string" calcext:value-type="string">
            <text:p>a) нельзя;</text:p>
          </table:table-cell>
        </table:table-row>
        <table:table-row table:style-name="ro1">
          <table:table-cell office:value-type="string" calcext:value-type="string">
            <text:p>b) можно;</text:p>
          </table:table-cell>
        </table:table-row>
        <table:table-row table:style-name="ro1">
          <table:table-cell office:value-type="string" calcext:value-type="string">
            <text:p>c) можно только при автоматизированном контроле изделий;</text:p>
          </table:table-cell>
        </table:table-row>
        <table:table-row table:style-name="ro1">
          <table:table-cell office:value-type="string" calcext:value-type="string">
            <text:p>d) можно только при ручном контроле изделий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30. При каком способе контроля изделий, способе приложенного поля (СПП) <text:s/>или способе остаточной намагниченности (СОН), применяют их комбинированное намагничивание?</text:p>
          </table:table-cell>
        </table:table-row>
        <table:table-row table:style-name="ro1">
          <table:table-cell office:value-type="string" calcext:value-type="string">
            <text:p>a) СПП;</text:p>
          </table:table-cell>
        </table:table-row>
        <table:table-row table:style-name="ro1">
          <table:table-cell office:value-type="string" calcext:value-type="string">
            <text:p>b) СОН;</text:p>
          </table:table-cell>
        </table:table-row>
        <table:table-row table:style-name="ro1">
          <table:table-cell office:value-type="string" calcext:value-type="string">
            <text:p>c) и при СПП, и при СОН;</text:p>
          </table:table-cell>
        </table:table-row>
        <table:table-row table:style-name="ro1">
          <table:table-cell office:value-type="string" calcext:value-type="string">
            <text:p>d) верно 1, 2, 3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31. При каком способе контроля изделий, способе приложенного поля (СПП) <text:s/>или способе остаточной намагниченности (СОН), применяют их намагничивание во вращающемся магнитном поле?</text:p>
          </table:table-cell>
        </table:table-row>
        <table:table-row table:style-name="ro1">
          <table:table-cell office:value-type="string" calcext:value-type="string">
            <text:p>a) СПП;</text:p>
          </table:table-cell>
        </table:table-row>
        <table:table-row table:style-name="ro1">
          <table:table-cell office:value-type="string" calcext:value-type="string">
            <text:p>b) СОН;</text:p>
          </table:table-cell>
        </table:table-row>
        <table:table-row table:style-name="ro1">
          <table:table-cell office:value-type="string" calcext:value-type="string">
            <text:p>c) и при СПП, и при СОН;</text:p>
          </table:table-cell>
        </table:table-row>
        <table:table-row table:style-name="ro1">
          <table:table-cell office:value-type="string" calcext:value-type="string">
            <text:p>d) верно 1, 2, 3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32. Какие способы применяют для нанесения магнитного порошка на поверхность контролируемого изделия?</text:p>
          </table:table-cell>
        </table:table-row>
        <table:table-row table:style-name="ro1">
          <table:table-cell office:value-type="string" calcext:value-type="string">
            <text:p>a) верно 2, 3, 4;</text:p>
          </table:table-cell>
        </table:table-row>
        <table:table-row table:style-name="ro1">
          <table:table-cell office:value-type="string" calcext:value-type="string">
            <text:p>b) способ магнитной суспензии;</text:p>
          </table:table-cell>
        </table:table-row>
        <table:table-row table:style-name="ro1">
          <table:table-cell office:value-type="string" calcext:value-type="string">
            <text:p>c) способ сухого магнитного порошка;</text:p>
          </table:table-cell>
        </table:table-row>
        <table:table-row table:style-name="ro1">
          <table:table-cell office:value-type="string" calcext:value-type="string">
            <text:p>d) способ магнитогуммированной пасты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33. Особенности магнитопорошкового контроля изделий с лакокрасочными покрытиями?</text:p>
          </table:table-cell>
        </table:table-row>
        <table:table-row table:style-name="ro1">
          <table:table-cell office:value-type="string" calcext:value-type="string">
            <text:p>a) при толщине лакокрасочного покрытия на изделии менее 20 мкм их можно контролировать магнитопорошковым методом так же, как и изделия без покрытий; однако, при контроле изделий способом остаточной намагниченности <text:s/>чувствительность метода к выявлению дефектов несколько снижается;</text:p>
          </table:table-cell>
        </table:table-row>
        <table:table-row table:style-name="ro1">
          <table:table-cell office:value-type="string" calcext:value-type="string">
            <text:p>b) контроль изделий с толщиной непроводящих покрытий более 20 мкм рекомендуется проводить способом приложенного поля, а для получения такой же <text:s/>чувствительности к дефектам, как и при контроле изделий без покрытий, напряженность намагничивающего поля следует увеличивать почти пропорционально <text:s/>увеличению толщины покрытия вплоть до 80 мкм;</text:p>
          </table:table-cell>
        </table:table-row>
        <table:table-row table:style-name="ro1">
          <table:table-cell office:value-type="string" calcext:value-type="string">
            <text:p>c) при толщине непроводящих покрытий на изделиях более 80 мкм наблюдается размывание картины осевшего на них порошка после снятия намагничивающего поля; поэтому намагничивание изделия необходимо проводить до полного высыхания магнитной суспензии на нем, в этом случае валик порошка над дефектом после выключения намагничивающего поля не исчезает;</text:p>
          </table:table-cell>
        </table:table-row>
        <table:table-row table:style-name="ro1">
          <table:table-cell office:value-type="string" calcext:value-type="string">
            <text:p>d) верно 1, 2, 3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34. Как следует производить очистку перед магнитопорошковым контролем <text:s/>поверхности изделий с эмалевыми покрытиями?</text:p>
          </table:table-cell>
        </table:table-row>
        <table:table-row table:style-name="ro1">
          <table:table-cell office:value-type="string" calcext:value-type="string">
            <text:p>a) изделия с эмалевыми покрытиями могут контролироваться магнитопорошковым методом, если толщина покрытий не превышает 20 мкм (ГОСТ 21105-87);</text:p>
          </table:table-cell>
        </table:table-row>
        <table:table-row table:style-name="ro1">
          <table:table-cell office:value-type="string" calcext:value-type="string">
            <text:p>b) перед контролем такие поверхности должны быть очищены от всех видов загрязнений с помощью жестких волосяных щеток, деревянных и пластмассовых <text:s/>скребков, лопаточек; промыты с помощью растворителей, щелочей и других моющих и чистящих средств в горячей и холодной воде;</text:p>
          </table:table-cell>
        </table:table-row>
        <table:table-row table:style-name="ro1">
          <table:table-cell office:value-type="string" calcext:value-type="string">
            <text:p>c) для удаления влаги с поверхности изделия необходимо применять бельевую ветошь, исключающую появление на поверхности изделия ворсинок, которые искажают индикаторный рисунок и затрудняют его расшифровку;</text:p>
          </table:table-cell>
        </table:table-row>
        <table:table-row table:style-name="ro1">
          <table:table-cell office:value-type="string" calcext:value-type="string">
            <text:p>d) верно 1, 2, 3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35. От каких факторов зависит коэффициент размагничивания (размагничивающий фактор) разомкнутого ферромагнитного образца?</text:p>
          </table:table-cell>
        </table:table-row>
        <table:table-row table:style-name="ro1">
          <table:table-cell office:value-type="string" calcext:value-type="string">
            <text:p>a) от геометрической формы, размеров, относительной магнитной проницаемости материала образца;</text:p>
          </table:table-cell>
        </table:table-row>
        <table:table-row table:style-name="ro1">
          <table:table-cell office:value-type="string" calcext:value-type="string">
            <text:p>b) от коэрцитивной силы материала образца;</text:p>
          </table:table-cell>
        </table:table-row>
        <table:table-row table:style-name="ro1">
          <table:table-cell office:value-type="string" calcext:value-type="string">
            <text:p>c) от остаточной намагниченности материала образца;</text:p>
          </table:table-cell>
        </table:table-row>
        <table:table-row table:style-name="ro1">
          <table:table-cell office:value-type="string" calcext:value-type="string">
            <text:p>d) от всех перечисленных в 1, 2, 3 факторов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36. Какой из приведенных ниже металлов - антиферромагнетик?</text:p>
          </table:table-cell>
        </table:table-row>
        <table:table-row table:style-name="ro1">
          <table:table-cell office:value-type="string" calcext:value-type="string">
            <text:p>a) медь;</text:p>
          </table:table-cell>
        </table:table-row>
        <table:table-row table:style-name="ro1">
          <table:table-cell office:value-type="string" calcext:value-type="string">
            <text:p>b) алюминий;</text:p>
          </table:table-cell>
        </table:table-row>
        <table:table-row table:style-name="ro1">
          <table:table-cell office:value-type="string" calcext:value-type="string">
            <text:p>c) хром;</text:p>
          </table:table-cell>
        </table:table-row>
        <table:table-row table:style-name="ro1">
          <table:table-cell office:value-type="string" calcext:value-type="string">
            <text:p>d) железо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37. Когда производится осмотр изделия при его магнитопорошковом контроле способом приложенного поля?</text:p>
          </table:table-cell>
        </table:table-row>
        <table:table-row table:style-name="ro1">
          <table:table-cell office:value-type="string" calcext:value-type="string">
            <text:p>a) во время намагничивания изделия;</text:p>
          </table:table-cell>
        </table:table-row>
        <table:table-row table:style-name="ro1">
          <table:table-cell office:value-type="string" calcext:value-type="string">
            <text:p>b) после прекращения намагничивания изделия;</text:p>
          </table:table-cell>
        </table:table-row>
        <table:table-row table:style-name="ro1">
          <table:table-cell office:value-type="string" calcext:value-type="string">
            <text:p>c) в любое удобное время;</text:p>
          </table:table-cell>
        </table:table-row>
        <table:table-row table:style-name="ro1">
          <table:table-cell office:value-type="string" calcext:value-type="string">
            <text:p>d) верно 1, 2, 3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38. Для чего в магнитную суспензию вводятся поверхностно-активные вещества? </text:p>
          </table:table-cell>
        </table:table-row>
        <table:table-row table:style-name="ro1">
          <table:table-cell office:value-type="string" calcext:value-type="string">
            <text:p>a) частицы порошка в суспензии под действием молекулярных сил и за счет большой поверхностной энергии соединяются между собой и образуют частицы-агрегаты (большие агрегатные скопления частиц); при интенсивном слипании частиц и образовании очень крупных частиц-агрегатов происходит снижение, а иногда и полная потеря чувствительности (подвижности) суспензии;</text:p>
          </table:table-cell>
        </table:table-row>
        <table:table-row table:style-name="ro1">
          <table:table-cell office:value-type="string" calcext:value-type="string">
            <text:p>b) для предотвращения образования частиц-агрегатов в суспензию вводят <text:s/>поверхностно-активные вещества, молекулы которых имеют дипольное строение; в результате адсорбции (поглощения) поверхностно-активного вещества частицами магнитного порошка последние оказываются электростатически заряженными одного знака; это создает силы оттталкивания между частицами магнитного порошка, которые не позволяют этим частицам сблизиться на расстояние, при котором могут возникать частицы-агрегаты;</text:p>
          </table:table-cell>
        </table:table-row>
        <table:table-row table:style-name="ro1">
          <table:table-cell office:value-type="string" calcext:value-type="string">
            <text:p>c) благодаря сказанному в 1 и 2 значительно повышается подвижность магнитного порошка в дисперсионной среде, а соответственно и чувствительность <text:s/>магнитопорошкового контроля изделий;</text:p>
          </table:table-cell>
        </table:table-row>
        <table:table-row table:style-name="ro1">
          <table:table-cell office:value-type="string" calcext:value-type="string">
            <text:p>d) верно 1, 2, 3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39. Достоинства и недостатки электромагнитов с шарнирными магнитопроводами.</text:p>
          </table:table-cell>
        </table:table-row>
        <table:table-row table:style-name="ro1">
          <table:table-cell office:value-type="string" calcext:value-type="string">
            <text:p>a) электромагниты с шарнирными магнитопроводами удобны для контроля труднодоступных мест различных установок без их разборки, для контроля строительных конструкций, энергоустановок, трубопроводов с их тройниками и гибами и многих других устройств; подвижные части шарнирных магнитопроводов можно располагать под различными углами к изделию, благодаря чему имеется возможность контролировать участки изделия, которые невозможно проконтролировать электромагнитами с неподвижными магнитопроводами;</text:p>
          </table:table-cell>
        </table:table-row>
        <table:table-row table:style-name="ro1">
          <table:table-cell office:value-type="string" calcext:value-type="string">
            <text:p>b) электромагниты с шарнирными магнитопроводами имеют набор сменных наконечников из Ст.3 и армко-железа, повторяющих форму изделия в местах контакта с ним, что позволяет им достигать наилучшего контакта с контролируемой поверхностью изделия;</text:p>
          </table:table-cell>
        </table:table-row>
        <table:table-row table:style-name="ro1">
          <table:table-cell office:value-type="string" calcext:value-type="string">
            <text:p>c) у электромагнитов с шарнирными магнитопроводами в местах шарнирного соединения их частей уменьшается сечение и образуются воздушные зазоры, в результате чего значительно возрастает магнитное сопротивление магнитной цепи; поэтому для достижения необходимой напряженности намагничивающего поля приходится пропускать по обмотке электромагнита электрический ток большей величины;</text:p>
          </table:table-cell>
        </table:table-row>
        <table:table-row table:style-name="ro1">
          <table:table-cell office:value-type="string" calcext:value-type="string">
            <text:p>d) верно 1, 2, 3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40. Можно ли использовать дефектоскоп 77-ПМД для магнитопорошкового контроля изделий в полевых условиях?</text:p>
          </table:table-cell>
        </table:table-row>
        <table:table-row table:style-name="ro1">
          <table:table-cell office:value-type="string" calcext:value-type="string">
            <text:p>a) переносный дефектоскоп 77-ПМД предназначен для контроля стальных деталей и узлов изделий в полевых условиях; для намагничивания контролируемых <text:s/>изделий в комплекте дефектоскопа имеются электромагнит, соленоид и кабель; размагничивание проконтролированных изделий можно производить с помощью электромагнита, соленоида путем изменения направления тока в них механическим <text:s/>коммутатором и постепенного удаления изделия из магнитного поля; </text:p>
          </table:table-cell>
        </table:table-row>
        <table:table-row table:style-name="ro1">
          <table:table-cell office:value-type="string" calcext:value-type="string">
            <text:p>b) соленоид при намагничивании и размагничивании изделия может питаться <text:s/>от сети переменного тока напряжением 220 В, 50 Гц; намагничивание контролируемого изделия с помощью кабеля производится постоянным током силой более 500 А длительностью (0.5...1.0) с; размагничивание проконтролированного изделия кабелем в приборе не предусмотрено;</text:p>
          </table:table-cell>
        </table:table-row>
        <table:table-row table:style-name="ro1">
          <table:table-cell office:value-type="string" calcext:value-type="string">
            <text:p>c) прибор питается от сети постоянного тока напряжением (24...30) В, он размещен в чемодане размером 640х330х210 мм, его масса 30 кг;</text:p>
          </table:table-cell>
        </table:table-row>
        <table:table-row table:style-name="ro1">
          <table:table-cell office:value-type="string" calcext:value-type="string">
            <text:p>d) верно 1, 2, 3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41. В каких случаях уменьшают концентрацию магнитного порошка в суспензии?</text:p>
          </table:table-cell>
        </table:table-row>
        <table:table-row table:style-name="ro1">
          <table:table-cell office:value-type="string" calcext:value-type="string">
            <text:p>a) при контроле резьб и объектов с использованием намагничивающих полей напряженностью 100 А/см и более концентрацию магнитного порошка в суспензии уменьшают до 5 г/л;</text:p>
          </table:table-cell>
        </table:table-row>
        <table:table-row table:style-name="ro1">
          <table:table-cell office:value-type="string" calcext:value-type="string">
            <text:p>b) при контроле объектов с использованием намагничивающих полей напряженность менее 80 А/см концентрацию магнитного порошка в суспензии уменьшают до 10 г/л;</text:p>
          </table:table-cell>
        </table:table-row>
        <table:table-row table:style-name="ro1">
          <table:table-cell office:value-type="string" calcext:value-type="string">
            <text:p>c) при контроле объектов из магнитотвердых материалов с коэрцитивной силой более 10 А/см и остаточной магнитной индукцией более 0.5 Тл концентрацию магнитного порошка в суспензии уменьшают до 10 г/л;</text:p>
          </table:table-cell>
        </table:table-row>
        <table:table-row table:style-name="ro1">
          <table:table-cell office:value-type="string" calcext:value-type="string">
            <text:p>d) верно 2, 3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42. Какие стали применяются для изготовления бурового оборудования и инструмента?</text:p>
          </table:table-cell>
        </table:table-row>
        <table:table-row table:style-name="ro1">
          <table:table-cell office:value-type="string" calcext:value-type="string">
            <text:p>a) углеродистые обыкновенного качества стали (ГОСТ 380-71): Ст.0, Ст.1, Ст.2, Ст.3, Ст.4, Ст.5, Ст.6, Ст.7, получаемые в мартенах и бессемеровских <text:s/>установках (кипящая, спокойная, полуспокойная);</text:p>
          </table:table-cell>
        </table:table-row>
        <table:table-row table:style-name="ro1">
          <table:table-cell office:value-type="string" calcext:value-type="string">
            <text:p>b) углеродистые качественные конструкционные стали (ГОСТ 1050-60):с нормальным содержанием марганца (Ст.20, Ст.30, Ст.35, Ст.40, Ст.45) и с повышенным содержанием марганца (Ст.15Г, Ст.20Г);</text:p>
          </table:table-cell>
        </table:table-row>
        <table:table-row table:style-name="ro1">
          <table:table-cell office:value-type="string" calcext:value-type="string">
            <text:p>c) легированные стали (ГОСТ 4543-78): 40Х, 40ХР, 36Г2С, 40ХН, 30ГС, 30ХГСА, 38ХГН, 40ХНМА, 38ХН3МФА, 38ХВА, 20ХН3А;</text:p>
          </table:table-cell>
        </table:table-row>
        <table:table-row table:style-name="ro1">
          <table:table-cell office:value-type="string" calcext:value-type="string">
            <text:p>d) верно 1, 2 и 3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43. Причины несоответствия получаемого сплава заданному его химическому составу?</text:p>
          </table:table-cell>
        </table:table-row>
        <table:table-row table:style-name="ro1">
          <table:table-cell office:value-type="string" calcext:value-type="string">
            <text:p>a) ошибка при расчете и составлении шихты;</text:p>
          </table:table-cell>
        </table:table-row>
        <table:table-row table:style-name="ro1">
          <table:table-cell office:value-type="string" calcext:value-type="string">
            <text:p>b) нарушение технологии проведения плавки, выгорание отдельных элементов шихты;</text:p>
          </table:table-cell>
        </table:table-row>
        <table:table-row table:style-name="ro1">
          <table:table-cell office:value-type="string" calcext:value-type="string">
            <text:p>c) неправильная обработка слитков посредством прокатки, ковки, прессования;</text:p>
          </table:table-cell>
        </table:table-row>
        <table:table-row table:style-name="ro1">
          <table:table-cell office:value-type="string" calcext:value-type="string">
            <text:p>d) верно 1, 2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44. Положительные результаты государственной поверки дефектоскопов офрмляются:</text:p>
          </table:table-cell>
        </table:table-row>
        <table:table-row table:style-name="ro1">
          <table:table-cell office:value-type="string" calcext:value-type="string">
            <text:p>a) составлением протокола поверки;</text:p>
          </table:table-cell>
        </table:table-row>
        <table:table-row table:style-name="ro1">
          <table:table-cell office:value-type="string" calcext:value-type="string">
            <text:p>b) выдачей свидетельства о поверке; </text:p>
          </table:table-cell>
        </table:table-row>
        <table:table-row table:style-name="ro1">
          <table:table-cell office:value-type="string" calcext:value-type="string">
            <text:p>c) записью в паспорте прибора;</text:p>
          </table:table-cell>
        </table:table-row>
        <table:table-row table:style-name="ro1">
          <table:table-cell office:value-type="string" calcext:value-type="string">
            <text:p>d) верно 1, 2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45. Назовите некоторые методы проверки качества магнитных порошков.</text:p>
          </table:table-cell>
        </table:table-row>
        <table:table-row table:style-name="ro1">
          <table:table-cell office:value-type="string" calcext:value-type="string">
            <text:p>a) метод отстоя;</text:p>
          </table:table-cell>
        </table:table-row>
        <table:table-row table:style-name="ro1">
          <table:table-cell office:value-type="string" calcext:value-type="string">
            <text:p>b) метод магнито-весовой пробы;</text:p>
          </table:table-cell>
        </table:table-row>
        <table:table-row table:style-name="ro1">
          <table:table-cell office:value-type="string" calcext:value-type="string">
            <text:p>c) с помощью контрольного образца и эталонного индикаторного порошка;</text:p>
          </table:table-cell>
        </table:table-row>
        <table:table-row table:style-name="ro1">
          <table:table-cell office:value-type="string" calcext:value-type="string">
            <text:p>d) верно 1, 2, 3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46. По какой формуле определяется сила электрического тока I в А при циркулярном намагничивании изделий с прямоугольным сечением (Н - напряженность магнитного поля, А/см; d - наружный диаметр изделия с круглым сечением, см; а, b - ширина и высота изделия с прямоугольным сечением, см)?</text:p>
          </table:table-cell>
        </table:table-row>
        <table:table-row table:style-name="ro1">
          <table:table-cell office:value-type="string" calcext:value-type="string">
            <text:p>a) I = 3 * Н * d;</text:p>
          </table:table-cell>
        </table:table-row>
        <table:table-row table:style-name="ro2">
          <table:table-cell office:value-type="string" calcext:value-type="string">
            <text:p>b) I = 2 * Н * a, при a/b <text:span text:style-name="T5">≥</text:span>10;</text:p>
          </table:table-cell>
        </table:table-row>
        <table:table-row table:style-name="ro1">
          <table:table-cell office:value-type="string" calcext:value-type="string">
            <text:p>c) I = 2 * Н * (a + b) при a/b &lt; 10;</text:p>
          </table:table-cell>
        </table:table-row>
        <table:table-row table:style-name="ro1">
          <table:table-cell office:value-type="string" calcext:value-type="string">
            <text:p>d) верно 2, 3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47. Какие магнитные характеристики материала изделия необходимо знать для определения возможности достижения желаемого уровня условной чувствительности <text:s/>А, Б, В при контроле изделия способом остаточной намагниченности (СОН)?</text:p>
          </table:table-cell>
        </table:table-row>
        <table:table-row table:style-name="ro1">
          <table:table-cell office:value-type="string" calcext:value-type="string">
            <text:p>a) напряженность магнитного поля насыщения и магнитную проницаемость материала изделия;</text:p>
          </table:table-cell>
        </table:table-row>
        <table:table-row table:style-name="ro1">
          <table:table-cell office:value-type="string" calcext:value-type="string">
            <text:p>b) коэрцитивную силу и магнитную проницаемость материала изделия;</text:p>
          </table:table-cell>
        </table:table-row>
        <table:table-row table:style-name="ro1">
          <table:table-cell office:value-type="string" calcext:value-type="string">
            <text:p>c) остаточную индукцию и магнитную проницаемость материала изделия;</text:p>
          </table:table-cell>
        </table:table-row>
        <table:table-row table:style-name="ro1">
          <table:table-cell office:value-type="string" calcext:value-type="string">
            <text:p>d) коэрцитивную силу и остаточную индукцию материала изделия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48. Какие магнитные характеристики материала изделия необходимо знать для определения желаемого уровня условной чувствительности А, Б, В при контроле изделия способом приложенного поля (СПП)?</text:p>
          </table:table-cell>
        </table:table-row>
        <table:table-row table:style-name="ro1">
          <table:table-cell office:value-type="string" calcext:value-type="string">
            <text:p>a) напряженность магнитного поля насыщения материала изделия;</text:p>
          </table:table-cell>
        </table:table-row>
        <table:table-row table:style-name="ro1">
          <table:table-cell office:value-type="string" calcext:value-type="string">
            <text:p>b) коэрцитивную силу материала изделия; </text:p>
          </table:table-cell>
        </table:table-row>
        <table:table-row table:style-name="ro1">
          <table:table-cell office:value-type="string" calcext:value-type="string">
            <text:p>c) остаточную индукцию материала изделия;</text:p>
          </table:table-cell>
        </table:table-row>
        <table:table-row table:style-name="ro1">
          <table:table-cell office:value-type="string" calcext:value-type="string">
            <text:p>d) магнитную проницаемость материала изделия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49. При каком отношении длины L изделия к его наружному диаметру D размагничивающий фактор N будет наибольшим при продольном намагничивании изделия?</text:p>
          </table:table-cell>
        </table:table-row>
        <table:table-row table:style-name="ro2">
          <table:table-cell office:value-type="string" calcext:value-type="string">
            <text:p>a) 10 &lt; N  <text:span text:style-name="T5">≤ </text:span> 15;</text:p>
          </table:table-cell>
        </table:table-row>
        <table:table-row table:style-name="ro1">
          <table:table-cell office:value-type="string" calcext:value-type="string">
            <text:p>b) 15 &lt; N ;</text:p>
          </table:table-cell>
        </table:table-row>
        <table:table-row table:style-name="ro2">
          <table:table-cell office:value-type="string" calcext:value-type="string">
            <text:p>c) 1 &lt; N <text:span text:style-name="T5">≤ </text:span>5;</text:p>
          </table:table-cell>
        </table:table-row>
        <table:table-row table:style-name="ro2">
          <table:table-cell office:value-type="string" calcext:value-type="string">
            <text:p>d) 5 &lt; N <text:span text:style-name="T5">≤ </text:span>10. 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50. По какой формуле определяется сила электрического тока I в А при циркулярном намагничивании изделий с круглым сечением (Н - напряженность магнитного поля, А/см; d - наружный диаметр изделия с круглым сечением, см; l - расстояние между электродами или длина контролируемого участка, см; c - ширина контролируемого участка, см; a, b - ширина и высота изделия с прямоугольным сечением, см)?</text:p>
          </table:table-cell>
        </table:table-row>
        <table:table-row table:style-name="ro1">
          <table:table-cell office:value-type="string" calcext:value-type="string">
            <text:p>a) I = 3 * Н * d;</text:p>
          </table:table-cell>
        </table:table-row>
        <table:table-row table:style-name="ro2">
          <table:table-cell office:value-type="string" calcext:value-type="string">
            <text:p>b) I = 2 * Н * a       при a/b <text:span text:style-name="T5">≥</text:span>10;</text:p>
          </table:table-cell>
        </table:table-row>
        <table:table-row table:style-name="ro1">
          <table:table-cell office:value-type="string" calcext:value-type="string">
            <text:p>c) I = 2 * Н * (a + b) при a/b &lt; 10</text:p>
          </table:table-cell>
        </table:table-row>
        <table:table-row table:style-name="ro1">
          <table:table-cell office:value-type="string" calcext:value-type="string">
            <text:p>d) I = 1.5 * Н * \/l2 + c2 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51. По какой формуле определяется сила электрического тока I в А при циркулярном намагничивании крупногабаритных изделий (Н - напряженность магнитного поля, А/см; d - наружный диаметр изделия с круглым сечением, см; l - расстояние между электродами или длина контролируемого участка, см; c - ширина контролируемого участка, см; a, b - ширина и высота изделия с прямоугольным сечением, см)?</text:p>
          </table:table-cell>
        </table:table-row>
        <table:table-row table:style-name="ro1">
          <table:table-cell office:value-type="string" calcext:value-type="string">
            <text:p>a) I = 3 * Н * d;</text:p>
          </table:table-cell>
        </table:table-row>
        <table:table-row table:style-name="ro2">
          <table:table-cell office:value-type="string" calcext:value-type="string">
            <text:p>b) I = 2 * Н * a       при a/b <text:span text:style-name="T5">≥</text:span> 10;</text:p>
          </table:table-cell>
        </table:table-row>
        <table:table-row table:style-name="ro1">
          <table:table-cell office:value-type="string" calcext:value-type="string">
            <text:p>c) I = 2 * Н * (a + b) при a/b &lt; 10;</text:p>
          </table:table-cell>
        </table:table-row>
        <table:table-row table:style-name="ro1">
          <table:table-cell office:value-type="string" calcext:value-type="string">
            <text:p>d) I = 1.5 * Н * \/l2 + c2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52. Какая толщина Т неферромагнитных покрытий практически не влияет на выявляемость дефектов при магнитопорошковом контроле изделий?</text:p>
          </table:table-cell>
        </table:table-row>
        <table:table-row table:style-name="ro2">
          <table:table-cell office:value-type="string" calcext:value-type="string">
            <text:p>a) 0 мкм &lt; Т <text:span text:style-name="T5">≤ </text:span>20 мкм; </text:p>
          </table:table-cell>
        </table:table-row>
        <table:table-row table:style-name="ro2">
          <table:table-cell office:value-type="string" calcext:value-type="string">
            <text:p>b) 20 мкм &lt; Т <text:span text:style-name="T5">≤ </text:span>100 мкм;</text:p>
          </table:table-cell>
        </table:table-row>
        <table:table-row table:style-name="ro2">
          <table:table-cell office:value-type="string" calcext:value-type="string">
            <text:p>c) 100 мкм &lt; Т <text:span text:style-name="T5">≤ </text:span>150 мкм;</text:p>
          </table:table-cell>
        </table:table-row>
        <table:table-row table:style-name="ro2">
          <table:table-cell office:value-type="string" calcext:value-type="string">
            <text:p>d) 150 мкм &lt; Т  <text:span text:style-name="T5">≤ </text:span>200 мкм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53. При контроле изделий с темной поверхностью в ГОСТ 21105-87 рекомендуется наносить на нее контрастные немагнитные покрытия толщиной Т не более?</text:p>
          </table:table-cell>
        </table:table-row>
        <table:table-row table:style-name="ro1">
          <table:table-cell office:value-type="string" calcext:value-type="string">
            <text:p>a) Т = 10 мкм;</text:p>
          </table:table-cell>
        </table:table-row>
        <table:table-row table:style-name="ro1">
          <table:table-cell office:value-type="string" calcext:value-type="string">
            <text:p>b) Т = 15 мкм;</text:p>
          </table:table-cell>
        </table:table-row>
        <table:table-row table:style-name="ro1">
          <table:table-cell office:value-type="string" calcext:value-type="string">
            <text:p>c) Т = 20 мкм;</text:p>
          </table:table-cell>
        </table:table-row>
        <table:table-row table:style-name="ro1">
          <table:table-cell office:value-type="string" calcext:value-type="string">
            <text:p>d) Т = 25 мкм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54. Можно ли проводить магнитопорошковый контроль ферромагнитных изделий с коэрцитивной силой Нс &lt; 10 А/см и остаточной магнитной индукцией Вr &lt; 0.5 Тл способом остаточной намагниченности?</text:p>
          </table:table-cell>
        </table:table-row>
        <table:table-row table:style-name="ro1">
          <table:table-cell office:value-type="string" calcext:value-type="string">
            <text:p>a) можно;</text:p>
          </table:table-cell>
        </table:table-row>
        <table:table-row table:style-name="ro1">
          <table:table-cell office:value-type="string" calcext:value-type="string">
            <text:p>b) можно, если относительная магнитная проницаемость материала изделия больше 40;</text:p>
          </table:table-cell>
        </table:table-row>
        <table:table-row table:style-name="ro1">
          <table:table-cell office:value-type="string" calcext:value-type="string">
            <text:p>c) можно, если увеличить ток намагничивания изделия;</text:p>
          </table:table-cell>
        </table:table-row>
        <table:table-row table:style-name="ro1">
          <table:table-cell office:value-type="string" calcext:value-type="string">
            <text:p>d) изделия с Нс &lt; 10 А/см и Вr &lt; 0.5 Тл магнитопорошковому контролю не подлежат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55. По какой формуле определяется сила электрического тока I в А, который необходимо пропустить по центральному проводнику, для циркулярного намагничивания внутренней поверхности полого цилиндра с коэрцитивной силой Нс в <text:s/>А/см и внутренним радиусом R в см при его контроле способом приложенного поля и условной чувствительности А?</text:p>
          </table:table-cell>
        </table:table-row>
        <table:table-row table:style-name="ro1">
          <table:table-cell office:value-type="string" calcext:value-type="string">
            <text:p>a) I = 2 * π * R * (19.3 + 1.1 * Нс);</text:p>
          </table:table-cell>
        </table:table-row>
        <table:table-row table:style-name="ro1">
          <table:table-cell office:value-type="string" calcext:value-type="string">
            <text:p>b) I = 2 * π * R * (15.2 + 1.1 * Нс);</text:p>
          </table:table-cell>
        </table:table-row>
        <table:table-row table:style-name="ro1">
          <table:table-cell office:value-type="string" calcext:value-type="string">
            <text:p>c) I = 2 * π * R * (41.3 + 1.3 * Нс);</text:p>
          </table:table-cell>
        </table:table-row>
        <table:table-row table:style-name="ro1">
          <table:table-cell office:value-type="string" calcext:value-type="string">
            <text:p>d) I = 2 * π * R * (10.5 + 1.0 * Нс)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END</text:p>
          </table:table-cell>
        </table:table-row>
        <table:table-row table:style-name="ro1" table:number-rows-repeated="1048240">
          <table:table-cell/>
        </table:table-row>
        <table:table-row table:style-name="ro1">
          <table:table-cell/>
        </table:table-row>
      </table:table>
      <table:table table:name="6-й_сектор" table:style-name="ta1" table:print="false">
        <table:table-column table:style-name="co1" table:default-cell-style-name="Default"/>
        <table:table-row table:style-name="ro1">
          <table:table-cell office:value-type="string" calcext:value-type="string">
            <text:p>1. Недопустимые дефекты поверхности сварных труб?</text:p>
          </table:table-cell>
        </table:table-row>
        <table:table-row table:style-name="ro1">
          <table:table-cell office:value-type="string" calcext:value-type="string">
            <text:p>a) трещины, плены, закаты, глубокие риски, непровары;</text:p>
          </table:table-cell>
        </table:table-row>
        <table:table-row table:style-name="ro1">
          <table:table-cell office:value-type="string" calcext:value-type="string">
            <text:p>b) рябизна, забoины, вмятины, мелкие риски, тонкий слой окалины;</text:p>
          </table:table-cell>
        </table:table-row>
        <table:table-row table:style-name="ro1">
          <table:table-cell office:value-type="string" calcext:value-type="string">
            <text:p>c) грат до 0.5 мм на наружной и внутренней поверхностях труб;</text:p>
          </table:table-cell>
        </table:table-row>
        <table:table-row table:style-name="ro1">
          <table:table-cell office:value-type="string" calcext:value-type="string">
            <text:p>d) поперечный шов на трубе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2. <text:s/>Основная нормативно-техническая документация на магнитный <text:s/>неразрушающий контроль деталей и узлов подвижного железнодорожного состава, рельсовых путей, мостов?</text:p>
          </table:table-cell>
        </table:table-row>
        <table:table-row table:style-name="ro1">
          <table:table-cell office:value-type="string" calcext:value-type="string">
            <text:p>a) ГОСТ 21105-87 "Контроль неразрушающий. Магнитопорошковый метод"; ГОСТ 20104-75 "Контроль неразрушающий. Феррозондовый метод";</text:p>
          </table:table-cell>
        </table:table-row>
        <table:table-row table:style-name="ro1">
          <table:table-cell office:value-type="string" calcext:value-type="string">
            <text:p>b) инструкция по магнитному контролю деталей подвижного состава метрополитенов - Цметро ТЭ-2/96;</text:p>
          </table:table-cell>
        </table:table-row>
        <table:table-row table:style-name="ro1">
          <table:table-cell office:value-type="string" calcext:value-type="string">
            <text:p>c) технологическая инструкция по испытанию на растяжение и неразрушающему контролю деталей вагонов (магнитопорошковый, вихретоковый, феррозондовый методы) – ЦВ-0118;</text:p>
          </table:table-cell>
        </table:table-row>
        <table:table-row table:style-name="ro1">
          <table:table-cell office:value-type="string" calcext:value-type="string">
            <text:p>d) верные ответы 1, 2 и 3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3. <text:s/>Какие правила по технике безопасности необходимо соблюдать при работе с магнитопорошковыми дефектоскопическими устройствами?</text:p>
          </table:table-cell>
        </table:table-row>
        <table:table-row table:style-name="ro1">
          <table:table-cell office:value-type="string" calcext:value-type="string">
            <text:p>a) в процессе работы на устройствах категорически запрещается касаться токоведущих и движущихся частей, электропневматических приводов, вращающихся частей механизмов;</text:p>
          </table:table-cell>
        </table:table-row>
        <table:table-row table:style-name="ro1">
          <table:table-cell office:value-type="string" calcext:value-type="string">
            <text:p>b) необходимо следить за состоянием и креплением намагничивающих контуров, выполнять правила техники безопасности работы на электроустановках с низким напряжением;</text:p>
          </table:table-cell>
        </table:table-row>
        <table:table-row table:style-name="ro1">
          <table:table-cell office:value-type="string" calcext:value-type="string">
            <text:p>c) все неисправности в устройстве устраняет дежурный или специально прикрепленный электромонтер, а уход за всем оборудованием осуществляют выделенные для этого специалисты. После окончания работы все устройства и аппаратура должны быть выключены и переведены в нерабочее состояние;</text:p>
          </table:table-cell>
        </table:table-row>
        <table:table-row table:style-name="ro1">
          <table:table-cell office:value-type="string" calcext:value-type="string">
            <text:p>d) верные ответы 1, 2 и 3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4. <text:s/>Каким образом следует намагничивать цилиндрическое изделие с центральным отверстием при контроле продольных наружных дефектов и возможно наименьшей силе электрического тока?</text:p>
          </table:table-cell>
        </table:table-row>
        <table:table-row table:style-name="ro1">
          <table:table-cell office:value-type="string" calcext:value-type="string">
            <text:p>a) с помощью стержня или проводника, расположенных в сквозном отверстии изделия;</text:p>
          </table:table-cell>
        </table:table-row>
        <table:table-row table:style-name="ro1">
          <table:table-cell office:value-type="string" calcext:value-type="string">
            <text:p>b) посредством пропускания электрического тока по тороидальной обмотке из нескольких витков кабеля;</text:p>
          </table:table-cell>
        </table:table-row>
        <table:table-row table:style-name="ro1">
          <table:table-cell office:value-type="string" calcext:value-type="string">
            <text:p>c) с помощью соленоида;</text:p>
          </table:table-cell>
        </table:table-row>
        <table:table-row table:style-name="ro1">
          <table:table-cell office:value-type="string" calcext:value-type="string">
            <text:p>d) верно 2, 3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5. <text:s/>Основные особенности магнитопорошкового контроля сварных соединений без снятия валика усиления шва.</text:p>
          </table:table-cell>
        </table:table-row>
        <table:table-row table:style-name="ro1">
          <table:table-cell office:value-type="string" calcext:value-type="string">
            <text:p>a) напряженность намагничивающего поля при контроле сварных соединений <text:s/>изделий без снятия валика усиления шва при заданной условной чувствительности (А, Б, В) устанавливается на основании характеристик валика усиления шва;</text:p>
          </table:table-cell>
        </table:table-row>
        <table:table-row table:style-name="ro1">
          <table:table-cell office:value-type="string" calcext:value-type="string">
            <text:p>b) магнитная индукция в изделии вблизи валика усиления шва должна быть выше по сравнению с магнитной индукцией в валике усиления шва настолько, насколько толщина изделия вместе с высотой валика усиления шва больше его толщины вне сварного шва;</text:p>
          </table:table-cell>
        </table:table-row>
        <table:table-row table:style-name="ro1">
          <table:table-cell office:value-type="string" calcext:value-type="string">
            <text:p>c) наибольший уровень условной чувствительности при контроле сварных соединений с неснятым валиком усиления шва, выполненных в автоматизированном режиме, - Б и В, а соединений, выполненных ручной сваркой,- В;</text:p>
          </table:table-cell>
        </table:table-row>
        <table:table-row table:style-name="ro1">
          <table:table-cell office:value-type="string" calcext:value-type="string">
            <text:p>d) верно 1, 2, 3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6. <text:s/>При осмотре деталей, обработанных магнитолюминесцентной суспензией, в ультрафиолетовом свете УФ–облученность осматриваемой поверхности должна быть:</text:p>
          </table:table-cell>
        </table:table-row>
        <table:table-row table:style-name="ro1">
          <table:table-cell office:value-type="string" calcext:value-type="string">
            <text:p>a) ≥2000 мкВт/см2;</text:p>
          </table:table-cell>
        </table:table-row>
        <table:table-row table:style-name="ro1">
          <table:table-cell office:value-type="string" calcext:value-type="string">
            <text:p>b) 100 мкВт/ см2;</text:p>
          </table:table-cell>
        </table:table-row>
        <table:table-row table:style-name="ro1">
          <table:table-cell office:value-type="string" calcext:value-type="string">
            <text:p>c) 7000 мкВт/ см2;</text:p>
          </table:table-cell>
        </table:table-row>
        <table:table-row table:style-name="ro1">
          <table:table-cell office:value-type="string" calcext:value-type="string">
            <text:p>d) 10 мкВт/ см2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7. <text:s/>Какой материал является индикатором магнитных полей рассеяния при контроле изделий магнитопорошковым методом?</text:p>
          </table:table-cell>
        </table:table-row>
        <table:table-row table:style-name="ro1">
          <table:table-cell office:value-type="string" calcext:value-type="string">
            <text:p>a) тонко измельченные ферромагнитные частицы, имеющие низкую коэрцитивную силу и высокую остаточную намагниченность;</text:p>
          </table:table-cell>
        </table:table-row>
        <table:table-row table:style-name="ro1">
          <table:table-cell office:value-type="string" calcext:value-type="string">
            <text:p>b) тонко измельченные ферромагнитные частицы, имеющие высокую магнитную проницаемость и низкую остаточную намагниченность;</text:p>
          </table:table-cell>
        </table:table-row>
        <table:table-row table:style-name="ro1">
          <table:table-cell office:value-type="string" calcext:value-type="string">
            <text:p>c) красное маслянистое вещество с хорошей проникающей способностью;</text:p>
          </table:table-cell>
        </table:table-row>
        <table:table-row table:style-name="ro1">
          <table:table-cell office:value-type="string" calcext:value-type="string">
            <text:p>d) металлические стружки и опилки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8. <text:s/>Какие мероприятия должны выполняться при уходе за магнитопорошковыми дефектоскопическими устройствами на предприятиях железнодорожного транспорта?</text:p>
          </table:table-cell>
        </table:table-row>
        <table:table-row table:style-name="ro1">
          <table:table-cell office:value-type="string" calcext:value-type="string">
            <text:p>a) производить периодические осмотр и ремонт дефектоскопических устройств и узлов, но не реже одного раза в месяц;</text:p>
          </table:table-cell>
        </table:table-row>
        <table:table-row table:style-name="ro1">
          <table:table-cell office:value-type="string" calcext:value-type="string">
            <text:p>b) производить периодические продувания пневмосистем стендов для намагничивания деталей, отсечки и сбрасывания колесных пар, при этом необходимо открывать спускные вентили влагоотделителей пневмосистем. Во время осмотра все устройства должны быть отключены от электросети и воздушной магистрали цеха; проверяется состояние контактов, крепежа, изоляции, маркировки клемм;</text:p>
          </table:table-cell>
        </table:table-row>
        <table:table-row table:style-name="ro1">
          <table:table-cell office:value-type="string" calcext:value-type="string">
            <text:p>c) периодически проверять, очищать и закреплять металлические конструкции, трубы с электропроводкой, трубопроводы сжатого воздуха, смазывать вращающиеся части приводов, добавлять смазку в подшипники электродвигателя;</text:p>
          </table:table-cell>
        </table:table-row>
        <table:table-row table:style-name="ro1">
          <table:table-cell office:value-type="string" calcext:value-type="string">
            <text:p>d) верные ответы 1, 2 и 3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9. <text:s/>Как производят <text:s/>оценку магнитных свойств порошков ПЖ4М, ПЖ4ОМ, ПЖВ-160, ПЖВ5-71, ЛЮМАГПОР-5?</text:p>
          </table:table-cell>
        </table:table-row>
        <table:table-row table:style-name="ro1">
          <table:table-cell office:value-type="string" calcext:value-type="string">
            <text:p>a) с помощью прибора МФ-10СП;</text:p>
          </table:table-cell>
        </table:table-row>
        <table:table-row table:style-name="ro1">
          <table:table-cell office:value-type="string" calcext:value-type="string">
            <text:p>b) методом и прибором магнито-весовой пробы;</text:p>
          </table:table-cell>
        </table:table-row>
        <table:table-row table:style-name="ro1">
          <table:table-cell office:value-type="string" calcext:value-type="string">
            <text:p>c) с помощью изделий с естественными дефектами;</text:p>
          </table:table-cell>
        </table:table-row>
        <table:table-row table:style-name="ro1">
          <table:table-cell office:value-type="string" calcext:value-type="string">
            <text:p>d) верные ответы 1 и 2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0. <text:s/>Назовите условные уровни чувствительности магнитопорошкового метода контроля объектов железнодорожного транспорта (h, l -минимальная ширина раскрытия и максимальная протяженность условного дефекта, Ra - шероховатость поверхности изделия).</text:p>
          </table:table-cell>
        </table:table-row>
        <table:table-row table:style-name="ro1">
          <table:table-cell office:value-type="string" calcext:value-type="string">
            <text:p>a) уровень А - h = 2 мкм; l = 0,5 мм; Rа ≤ 2,5 мкм; уровень Б - h = 10 мкм; l = 0,5 мм; Rа ≤ 10 мкм; уровень В - h = 25 мкм; l = 0,5 мм; Rа ≤ 10 мкм;</text:p>
          </table:table-cell>
        </table:table-row>
        <table:table-row table:style-name="ro1">
          <table:table-cell office:value-type="string" calcext:value-type="string">
            <text:p>b) уровень Д - h = 5 мкм; l = 1 мм; Rа ≤ 15 мкм; уровень Е - h = 45 мкм; l = 0,4 мм; Rа ≤ 10 мкм;</text:p>
          </table:table-cell>
        </table:table-row>
        <table:table-row table:style-name="ro1">
          <table:table-cell office:value-type="string" calcext:value-type="string">
            <text:p>c) при выявлении подповерхностных дефектов, а также при шероховатости поверхности Rа &gt; 10 мкм условная чувствительность метода не нормируется;</text:p>
          </table:table-cell>
        </table:table-row>
        <table:table-row table:style-name="ro1">
          <table:table-cell office:value-type="string" calcext:value-type="string">
            <text:p>d) верные ответы 1 и 3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1. <text:s/>Когда и как часто проверяется качество магнитной суспензии с помощью прибора МФ-10СП (либо подобных ему) и с помощью стандартных образцов предприятия?</text:p>
          </table:table-cell>
        </table:table-row>
        <table:table-row table:style-name="ro1">
          <table:table-cell office:value-type="string" calcext:value-type="string">
            <text:p>a) непосредственно после приготовления;</text:p>
          </table:table-cell>
        </table:table-row>
        <table:table-row table:style-name="ro1">
          <table:table-cell office:value-type="string" calcext:value-type="string">
            <text:p>b) регулярно по мере применения;</text:p>
          </table:table-cell>
        </table:table-row>
        <table:table-row table:style-name="ro1">
          <table:table-cell office:value-type="string" calcext:value-type="string">
            <text:p>c) не реже одного раза в неделю;</text:p>
          </table:table-cell>
        </table:table-row>
        <table:table-row table:style-name="ro1">
          <table:table-cell office:value-type="string" calcext:value-type="string">
            <text:p>d) верные ответы 1 и 2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2. <text:s/>Что такое дефектограмма?</text:p>
          </table:table-cell>
        </table:table-row>
        <table:table-row table:style-name="ro1">
          <table:table-cell office:value-type="string" calcext:value-type="string">
            <text:p>a) изображение части изделия с индикаторным рисунком выявленных дефектов;</text:p>
          </table:table-cell>
        </table:table-row>
        <table:table-row table:style-name="ro1">
          <table:table-cell office:value-type="string" calcext:value-type="string">
            <text:p>b) чертеж <text:s/>детали с указанием участков, подверженных трещинообразованию;</text:p>
          </table:table-cell>
        </table:table-row>
        <table:table-row table:style-name="ro1">
          <table:table-cell office:value-type="string" calcext:value-type="string">
            <text:p>c) эскиз детали с указанием положения при намагничивании;</text:p>
          </table:table-cell>
        </table:table-row>
        <table:table-row table:style-name="ro1">
          <table:table-cell office:value-type="string" calcext:value-type="string">
            <text:p>d) эскиз детали с изображением проконтролированных участков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3. <text:s/>При каком отношении Нn/Нt, где Нn, Нt - соответственно нормальная и тангенциальная составляющие намагничивающего поля, выявление дефектов в изделиях магнитопорошковым методом практически невозможно?</text:p>
          </table:table-cell>
        </table:table-row>
        <table:table-row table:style-name="ro1">
          <table:table-cell office:value-type="string" calcext:value-type="string">
            <text:p>a) 0 &lt; Нn/Нt ≤ 1;</text:p>
          </table:table-cell>
        </table:table-row>
        <table:table-row table:style-name="ro1">
          <table:table-cell office:value-type="string" calcext:value-type="string">
            <text:p>b) 1 &lt; Нn/Нt ≤ 2;</text:p>
          </table:table-cell>
        </table:table-row>
        <table:table-row table:style-name="ro1">
          <table:table-cell office:value-type="string" calcext:value-type="string">
            <text:p>c) 2 &lt; Нn/Нt ≤ 3;</text:p>
          </table:table-cell>
        </table:table-row>
        <table:table-row table:style-name="ro1">
          <table:table-cell office:value-type="string" calcext:value-type="string">
            <text:p>d) 3 &lt; Нn/Нt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4. <text:s/>Каков вид индикаторного рисунка над усталостной трещиной в изделии?</text:p>
          </table:table-cell>
        </table:table-row>
        <table:table-row table:style-name="ro1">
          <table:table-cell office:value-type="string" calcext:value-type="string">
            <text:p>a) резко очерченный четкий валик магнитного порошка по всей длине трещины;</text:p>
          </table:table-cell>
        </table:table-row>
        <table:table-row table:style-name="ro1">
          <table:table-cell office:value-type="string" calcext:value-type="string">
            <text:p>b) скопление порошка в виде четких извилистых рельефных линий;</text:p>
          </table:table-cell>
        </table:table-row>
        <table:table-row table:style-name="ro1">
          <table:table-cell office:value-type="string" calcext:value-type="string">
            <text:p>c) скопление порошка в виде тонких четких линий, представляющих собой сетку или короткие черточки;</text:p>
          </table:table-cell>
        </table:table-row>
        <table:table-row table:style-name="ro1">
          <table:table-cell office:value-type="string" calcext:value-type="string">
            <text:p>d) скопление порошка в виде нечеткого валика с расплывчатыми границами или в виде пятна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5. Каков вид индикаторного рисунка над шлифовочными и термическими трещинами в изделии?</text:p>
          </table:table-cell>
        </table:table-row>
        <table:table-row table:style-name="ro1">
          <table:table-cell office:value-type="string" calcext:value-type="string">
            <text:p>a) резко очерченный четкий валик магнитного порошка по всей длине трещины;</text:p>
          </table:table-cell>
        </table:table-row>
        <table:table-row table:style-name="ro1">
          <table:table-cell office:value-type="string" calcext:value-type="string">
            <text:p>b) скопление порошка в виде четких рельефных извилистых линий;</text:p>
          </table:table-cell>
        </table:table-row>
        <table:table-row table:style-name="ro1">
          <table:table-cell office:value-type="string" calcext:value-type="string">
            <text:p>c) скопление порошка в виде тонких четких линий, представляющих собой сетку или короткие черточки;</text:p>
          </table:table-cell>
        </table:table-row>
        <table:table-row table:style-name="ro1">
          <table:table-cell office:value-type="string" calcext:value-type="string">
            <text:p>d) скопление порошка в виде нечеткого валика с расплывчатыми границами или в виде пятна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6. <text:s/>Каков вид индикаторного рисунка над пленами и закатами в изделии?</text:p>
          </table:table-cell>
        </table:table-row>
        <table:table-row table:style-name="ro1">
          <table:table-cell office:value-type="string" calcext:value-type="string">
            <text:p>a) скопление порошка в виде нечеткого валика с расплывчатыми границами или в виде пятна;</text:p>
          </table:table-cell>
        </table:table-row>
        <table:table-row table:style-name="ro1">
          <table:table-cell office:value-type="string" calcext:value-type="string">
            <text:p>b) скопление порошка в виде валика по границам плен и закатов, четко очерчивающего их форму;</text:p>
          </table:table-cell>
        </table:table-row>
        <table:table-row table:style-name="ro1">
          <table:table-cell office:value-type="string" calcext:value-type="string">
            <text:p>c) скопление порошка в виде четких рельефных извилистых линий;</text:p>
          </table:table-cell>
        </table:table-row>
        <table:table-row table:style-name="ro1">
          <table:table-cell office:value-type="string" calcext:value-type="string">
            <text:p>d) скопление порошка в виде тонких четких линий, представляющих собой сетку или короткие черточки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7. В каких случаях и в каких местах изделия могут образовываться ложные осаждения магнитного порошка?</text:p>
          </table:table-cell>
        </table:table-row>
        <table:table-row table:style-name="ro1">
          <table:table-cell office:value-type="string" calcext:value-type="string">
            <text:p>a) если контролируемое изделие до нанесения на него магнитного порошка или магнитной суспензии соприкасалось с другим намагниченным изделием;</text:p>
          </table:table-cell>
        </table:table-row>
        <table:table-row table:style-name="ro1">
          <table:table-cell office:value-type="string" calcext:value-type="string">
            <text:p>b) по границам зон термического влияния сварки, в околошовной зоне, а также по границам накатаных и ненакатаных участков поверхности изделия;</text:p>
          </table:table-cell>
        </table:table-row>
        <table:table-row table:style-name="ro1">
          <table:table-cell office:value-type="string" calcext:value-type="string">
            <text:p>c) в местах резкого уменьшения сечения изделия; скопления мест, имеющих острые края;</text:p>
          </table:table-cell>
        </table:table-row>
        <table:table-row table:style-name="ro1">
          <table:table-cell office:value-type="string" calcext:value-type="string">
            <text:p>d) верные ответы 1, 2 и 3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8. <text:s/>Магнитопорошковый контроль с применением вращающегося магнитного поля эффективен, если деталь выполнена из материала с коэрцитивной силой Hc:</text:p>
          </table:table-cell>
        </table:table-row>
        <table:table-row table:style-name="ro1">
          <table:table-cell office:value-type="string" calcext:value-type="string">
            <text:p>a) Hc ≥ 10 А/см;</text:p>
          </table:table-cell>
        </table:table-row>
        <table:table-row table:style-name="ro1">
          <table:table-cell office:value-type="string" calcext:value-type="string">
            <text:p>b) Hc ≥ 20 А/см;</text:p>
          </table:table-cell>
        </table:table-row>
        <table:table-row table:style-name="ro1">
          <table:table-cell office:value-type="string" calcext:value-type="string">
            <text:p>c) Hc ≤ 10 А/см;</text:p>
          </table:table-cell>
        </table:table-row>
        <table:table-row table:style-name="ro1">
          <table:table-cell office:value-type="string" calcext:value-type="string">
            <text:p>d) Hc ≤ 20 А/см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9. <text:s/>В соответствии с ГОСТ 21105-87 магнитопорошковый метод может применяться для неразрушающего контроля деталей, изделий и полуфабрикатов из ферромагнитных материалов с относительной магнитной проницаемостью mr:</text:p>
          </table:table-cell>
        </table:table-row>
        <table:table-row table:style-name="ro1">
          <table:table-cell office:value-type="string" calcext:value-type="string">
            <text:p>a) mr &lt; 5;</text:p>
          </table:table-cell>
        </table:table-row>
        <table:table-row table:style-name="ro1">
          <table:table-cell office:value-type="string" calcext:value-type="string">
            <text:p>b) mr≥40;</text:p>
          </table:table-cell>
        </table:table-row>
        <table:table-row table:style-name="ro1">
          <table:table-cell office:value-type="string" calcext:value-type="string">
            <text:p>c) 5 ≤ mr &lt; 10;</text:p>
          </table:table-cell>
        </table:table-row>
        <table:table-row table:style-name="ro1">
          <table:table-cell office:value-type="string" calcext:value-type="string">
            <text:p>d) 10 ≤ mr &lt; 40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20. <text:s/>Что может вызвать ложную индикацию?</text:p>
          </table:table-cell>
        </table:table-row>
        <table:table-row table:style-name="ro1">
          <table:table-cell office:value-type="string" calcext:value-type="string">
            <text:p>a) соединения между неодинаковыми металлами;</text:p>
          </table:table-cell>
        </table:table-row>
        <table:table-row table:style-name="ro1">
          <table:table-cell office:value-type="string" calcext:value-type="string">
            <text:p>b) аустенитная полосчатость;</text:p>
          </table:table-cell>
        </table:table-row>
        <table:table-row table:style-name="ro1">
          <table:table-cell office:value-type="string" calcext:value-type="string">
            <text:p>c) резкое изменение сечения детали;</text:p>
          </table:table-cell>
        </table:table-row>
        <table:table-row table:style-name="ro1">
          <table:table-cell office:value-type="string" calcext:value-type="string">
            <text:p>d) все перечисленные в 1, 2 и 3 причины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21. <text:s/>Продольное (полюсное) намагничивание изделий при их магнитопорошковом контроле производится:</text:p>
          </table:table-cell>
        </table:table-row>
        <table:table-row table:style-name="ro1">
          <table:table-cell office:value-type="string" calcext:value-type="string">
            <text:p>a) по участкам с помощью электроконтактов;</text:p>
          </table:table-cell>
        </table:table-row>
        <table:table-row table:style-name="ro1">
          <table:table-cell office:value-type="string" calcext:value-type="string">
            <text:p>b) соленоидом;</text:p>
          </table:table-cell>
        </table:table-row>
        <table:table-row table:style-name="ro1">
          <table:table-cell office:value-type="string" calcext:value-type="string">
            <text:p>c) центральным проводником с электрическим током, размещенным внутри полого цилиндрического изделия;</text:p>
          </table:table-cell>
        </table:table-row>
        <table:table-row table:style-name="ro1">
          <table:table-cell office:value-type="string" calcext:value-type="string">
            <text:p>d) пропусканием электрического тока вдоль контролируемого изделия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22. <text:s/>Какие из перечисленных факторов могут вызвать ложную индикацию при контроле изделий магнитопорошковым методом?</text:p>
          </table:table-cell>
        </table:table-row>
        <table:table-row table:style-name="ro1">
          <table:table-cell office:value-type="string" calcext:value-type="string">
            <text:p>a) соединения между неодинаковыми металлами;</text:p>
          </table:table-cell>
        </table:table-row>
        <table:table-row table:style-name="ro1">
          <table:table-cell office:value-type="string" calcext:value-type="string">
            <text:p>b) сварные соединения;</text:p>
          </table:table-cell>
        </table:table-row>
        <table:table-row table:style-name="ro1">
          <table:table-cell office:value-type="string" calcext:value-type="string">
            <text:p>c) границы во внутренней структуре;</text:p>
          </table:table-cell>
        </table:table-row>
        <table:table-row table:style-name="ro1">
          <table:table-cell office:value-type="string" calcext:value-type="string">
            <text:p>d) все перечисленные в 1, 2, 3 факторы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23. <text:s/>Какие из перечисленных факторов влияют на чувствительность магнитопорошкового контроля изделий?</text:p>
          </table:table-cell>
        </table:table-row>
        <table:table-row table:style-name="ro1">
          <table:table-cell office:value-type="string" calcext:value-type="string">
            <text:p>a) магнитные характеристики, форма, размеры изделий;</text:p>
          </table:table-cell>
        </table:table-row>
        <table:table-row table:style-name="ro1">
          <table:table-cell office:value-type="string" calcext:value-type="string">
            <text:p>b) характеристика выявляемых дефектов, чистота контролируемой поверхности изделий, режим их контроля;</text:p>
          </table:table-cell>
        </table:table-row>
        <table:table-row table:style-name="ro1">
          <table:table-cell office:value-type="string" calcext:value-type="string">
            <text:p>c) характеристика применяемого магнитного порошка, способ нанесения индикатора на поверхность изделия, его освещенность;</text:p>
          </table:table-cell>
        </table:table-row>
        <table:table-row table:style-name="ro1">
          <table:table-cell office:value-type="string" calcext:value-type="string">
            <text:p>d) все перечисленные в 1, 2, 3 факторы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24. Укажите правильную последовательность операций при магнитопорошковом контроле объектов (ОК): 1 - намагничивание ОК; 2 - подготовка ОК к контролю; 3 - нанесение индикатора на ОК; 4 - осмотр ОК и разбраковка;</text:p>
          </table:table-cell>
        </table:table-row>
        <table:table-row table:style-name="ro1">
          <table:table-cell office:value-type="string" calcext:value-type="string">
            <text:p>a) 2, 1, 3, 4;</text:p>
          </table:table-cell>
        </table:table-row>
        <table:table-row table:style-name="ro1">
          <table:table-cell office:value-type="string" calcext:value-type="string">
            <text:p>b) 1, 2, 3, 4;</text:p>
          </table:table-cell>
        </table:table-row>
        <table:table-row table:style-name="ro1">
          <table:table-cell office:value-type="string" calcext:value-type="string">
            <text:p>c) 2, 3, 1, 4;</text:p>
          </table:table-cell>
        </table:table-row>
        <table:table-row table:style-name="ro1">
          <table:table-cell office:value-type="string" calcext:value-type="string">
            <text:p>d) 3, 2, 1, 4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25. <text:s/>При проведении многослойной сварки корневой шов должен выполняться:</text:p>
          </table:table-cell>
        </table:table-row>
        <table:table-row table:style-name="ro1">
          <table:table-cell office:value-type="string" calcext:value-type="string">
            <text:p>a) Допускается проводить тем же материалом , что и последующие <text:s/>слои</text:p>
          </table:table-cell>
        </table:table-row>
        <table:table-row table:style-name="ro1">
          <table:table-cell office:value-type="string" calcext:value-type="string">
            <text:p>b) Менее пластичными материалами, чем последующие слои</text:p>
          </table:table-cell>
        </table:table-row>
        <table:table-row table:style-name="ro1">
          <table:table-cell office:value-type="string" calcext:value-type="string">
            <text:p>c) Более пластичными материалами, чем последующие слои </text:p>
          </table:table-cell>
        </table:table-row>
        <table:table-row table:style-name="ro1">
          <table:table-cell office:value-type="string" calcext:value-type="string">
            <text:p>d) Материал корневого шва не имеет существенного влияния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26. <text:s/>Дефектоскопист должен обеспечиваться следующими средствами индивидуальной защиты (в зимний период времени):</text:p>
          </table:table-cell>
        </table:table-row>
        <table:table-row table:style-name="ro1">
          <table:table-cell office:value-type="string" calcext:value-type="string">
            <text:p>a) Курткой на утепляющей подкладке</text:p>
          </table:table-cell>
        </table:table-row>
        <table:table-row table:style-name="ro1">
          <table:table-cell office:value-type="string" calcext:value-type="string">
            <text:p>b) Рукавицами комбинированными </text:p>
          </table:table-cell>
        </table:table-row>
        <table:table-row table:style-name="ro1">
          <table:table-cell office:value-type="string" calcext:value-type="string">
            <text:p>c) Перчатками хлопчатобумажными в комплекте с перчатками резиновыми</text:p>
          </table:table-cell>
        </table:table-row>
        <table:table-row table:style-name="ro1">
          <table:table-cell office:value-type="string" calcext:value-type="string">
            <text:p>d) Варианты а) и b) и c)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27. <text:s/>Дефектоскописту запрещается приступать к работе:</text:p>
          </table:table-cell>
        </table:table-row>
        <table:table-row table:style-name="ro1">
          <table:table-cell office:value-type="string" calcext:value-type="string">
            <text:p>a) Без средств индивидуальной защиты</text:p>
          </table:table-cell>
        </table:table-row>
        <table:table-row table:style-name="ro1">
          <table:table-cell office:value-type="string" calcext:value-type="string">
            <text:p>b) Без установленных защитных ограждений</text:p>
          </table:table-cell>
        </table:table-row>
        <table:table-row table:style-name="ro1">
          <table:table-cell office:value-type="string" calcext:value-type="string">
            <text:p>c) Без проверки диэлектрических перчаток, галош, резиновых и диэлектрических ковров на отсутсвие механических повреждений и наличия штампа поверки на перчатках и галошах</text:p>
          </table:table-cell>
        </table:table-row>
        <table:table-row table:style-name="ro1">
          <table:table-cell office:value-type="string" calcext:value-type="string">
            <text:p>d) Все вышеприведенные варианты верны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28. <text:s/>Запрещается использование дефектоскопа с:</text:p>
          </table:table-cell>
        </table:table-row>
        <table:table-row table:style-name="ro1">
          <table:table-cell office:value-type="string" calcext:value-type="string">
            <text:p>a) Разбитым или поврежденным корпусом</text:p>
          </table:table-cell>
        </table:table-row>
        <table:table-row table:style-name="ro1">
          <table:table-cell office:value-type="string" calcext:value-type="string">
            <text:p>b) Поврежденной изоляцией катушек и отдельных токопроводящих элементов</text:p>
          </table:table-cell>
        </table:table-row>
        <table:table-row table:style-name="ro1">
          <table:table-cell office:value-type="string" calcext:value-type="string">
            <text:p>c) Поврежденными соединительными проводами и сетевыми выключателями</text:p>
          </table:table-cell>
        </table:table-row>
        <table:table-row table:style-name="ro1">
          <table:table-cell office:value-type="string" calcext:value-type="string">
            <text:p>d) Все вышеприведенные варианты верны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29. <text:s/>Использование дефектоскопа с разбитым или поврежденным корпусом:</text:p>
          </table:table-cell>
        </table:table-row>
        <table:table-row table:style-name="ro1">
          <table:table-cell office:value-type="string" calcext:value-type="string">
            <text:p>a) Разрешается</text:p>
          </table:table-cell>
        </table:table-row>
        <table:table-row table:style-name="ro1">
          <table:table-cell office:value-type="string" calcext:value-type="string">
            <text:p>b) Запрещается</text:p>
          </table:table-cell>
        </table:table-row>
        <table:table-row table:style-name="ro1">
          <table:table-cell office:value-type="string" calcext:value-type="string">
            <text:p>c) Разрешается по указанию вышестоящего лица (не ниже бригадира)</text:p>
          </table:table-cell>
        </table:table-row>
        <table:table-row table:style-name="ro1">
          <table:table-cell office:value-type="string" calcext:value-type="string">
            <text:p>d) Варианты а) и с)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30. <text:s/>Шероховатость поверхности – это:</text:p>
          </table:table-cell>
        </table:table-row>
        <table:table-row table:style-name="ro1">
          <table:table-cell office:value-type="string" calcext:value-type="string">
            <text:p>a) Совокупность периодических неровностей с относительно большими шагами на участке , длина которого превышает нормированную базовую длину</text:p>
          </table:table-cell>
        </table:table-row>
        <table:table-row table:style-name="ro1">
          <table:table-cell office:value-type="string" calcext:value-type="string">
            <text:p>b) Совокупность периодических неровностей с относительно малыми шагами на базовой длине</text:p>
          </table:table-cell>
        </table:table-row>
        <table:table-row table:style-name="ro1">
          <table:table-cell office:value-type="string" calcext:value-type="string">
            <text:p>c) Совокупность периодических неровностей с относительно большими шагами на базовой длине</text:p>
          </table:table-cell>
        </table:table-row>
        <table:table-row table:style-name="ro1">
          <table:table-cell office:value-type="string" calcext:value-type="string">
            <text:p>d) Варианты a, b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31. <text:s/>Волнистость поверхности – это:</text:p>
          </table:table-cell>
        </table:table-row>
        <table:table-row table:style-name="ro1">
          <table:table-cell office:value-type="string" calcext:value-type="string">
            <text:p>a) Совокупность периодических неровностей с относительно большими шагами на участке , длина которого превышает нормированную базовую длину</text:p>
          </table:table-cell>
        </table:table-row>
        <table:table-row table:style-name="ro1">
          <table:table-cell office:value-type="string" calcext:value-type="string">
            <text:p>b) Совокупность периодических неровностей с относительно малыми шагами на базовой длине</text:p>
          </table:table-cell>
        </table:table-row>
        <table:table-row table:style-name="ro1">
          <table:table-cell office:value-type="string" calcext:value-type="string">
            <text:p>c) Совокупность периодических неровностей с относительно малыми шагами на длине, превышающей базовую</text:p>
          </table:table-cell>
        </table:table-row>
        <table:table-row table:style-name="ro1">
          <table:table-cell office:value-type="string" calcext:value-type="string">
            <text:p>d) Варианты a, b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END</text:p>
          </table:table-cell>
        </table:table-row>
        <table:table-row table:style-name="ro1" table:number-rows-repeated="1048388">
          <table:table-cell/>
        </table:table-row>
        <table:table-row table:style-name="ro1">
          <table:table-cell/>
        </table:table-row>
      </table:table>
      <table:table table:name="7-й_сектор" table:style-name="ta1" table:print="false">
        <table:table-column table:style-name="co3" table:default-cell-style-name="Default"/>
        <table:table-row table:style-name="ro1">
          <table:table-cell office:value-type="string" calcext:value-type="string">
            <text:p>1. Недопустимые дефекты поверхности сварных труб?</text:p>
          </table:table-cell>
        </table:table-row>
        <table:table-row table:style-name="ro1">
          <table:table-cell office:value-type="string" calcext:value-type="string">
            <text:p>a) трещины, плены, закаты, глубокие риски, непровары;</text:p>
          </table:table-cell>
        </table:table-row>
        <table:table-row table:style-name="ro1">
          <table:table-cell office:value-type="string" calcext:value-type="string">
            <text:p>b) рябизна, забoины, вмятины, мелкие риски, тонкий слой окалины;</text:p>
          </table:table-cell>
        </table:table-row>
        <table:table-row table:style-name="ro1">
          <table:table-cell office:value-type="string" calcext:value-type="string">
            <text:p>c) грат до 0.5 мм на наружной и внутренней поверхностях труб;</text:p>
          </table:table-cell>
        </table:table-row>
        <table:table-row table:style-name="ro1">
          <table:table-cell office:value-type="string" calcext:value-type="string">
            <text:p>d) поперечный шов на трубе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2. <text:s/>Основная нормативно-техническая документация на магнитный <text:s/>неразрушающий контроль деталей и узлов подвижного железнодорожного состава, рельсовых путей, мостов?</text:p>
          </table:table-cell>
        </table:table-row>
        <table:table-row table:style-name="ro1">
          <table:table-cell office:value-type="string" calcext:value-type="string">
            <text:p>a) ГОСТ 21105-87 "Контроль неразрушающий. Магнитопорошковый метод"; ГОСТ 20104-75 "Контроль неразрушающий. Феррозондовый метод";</text:p>
          </table:table-cell>
        </table:table-row>
        <table:table-row table:style-name="ro1">
          <table:table-cell office:value-type="string" calcext:value-type="string">
            <text:p>b) инструкция по магнитному контролю деталей подвижного состава метрополитенов - Цметро ТЭ-2/96;</text:p>
          </table:table-cell>
        </table:table-row>
        <table:table-row table:style-name="ro1">
          <table:table-cell office:value-type="string" calcext:value-type="string">
            <text:p>c) технологическая инструкция по испытанию на растяжение и неразрушающему контролю деталей вагонов (магнитопорошковый, вихретоковый, феррозондовый методы) – ЦВ-0118;</text:p>
          </table:table-cell>
        </table:table-row>
        <table:table-row table:style-name="ro1">
          <table:table-cell office:value-type="string" calcext:value-type="string">
            <text:p>d) верные ответы 1, 2 и 3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3. <text:s/>Какие правила по технике безопасности необходимо соблюдать при работе с магнитопорошковыми дефектоскопическими устройствами?</text:p>
          </table:table-cell>
        </table:table-row>
        <table:table-row table:style-name="ro1">
          <table:table-cell office:value-type="string" calcext:value-type="string">
            <text:p>a) в процессе работы на устройствах категорически запрещается касаться токоведущих и движущихся частей, электропневматических приводов, вращающихся частей механизмов;</text:p>
          </table:table-cell>
        </table:table-row>
        <table:table-row table:style-name="ro1">
          <table:table-cell office:value-type="string" calcext:value-type="string">
            <text:p>b) необходимо следить за состоянием и креплением намагничивающих контуров, выполнять правила техники безопасности работы на электроустановках с низким напряжением;</text:p>
          </table:table-cell>
        </table:table-row>
        <table:table-row table:style-name="ro1">
          <table:table-cell office:value-type="string" calcext:value-type="string">
            <text:p>c) все неисправности в устройстве устраняет дежурный или специально прикрепленный электромонтер, а уход за всем оборудованием осуществляют выделенные для этого специалисты. После окончания работы все устройства и аппаратура должны быть выключены и переведены в нерабочее состояние;</text:p>
          </table:table-cell>
        </table:table-row>
        <table:table-row table:style-name="ro1">
          <table:table-cell office:value-type="string" calcext:value-type="string">
            <text:p>d) верные ответы 1, 2 и 3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4. <text:s/>Каким образом следует намагничивать цилиндрическое изделие с центральным отверстием при контроле продольных наружных дефектов и возможно наименьшей силе электрического тока?</text:p>
          </table:table-cell>
        </table:table-row>
        <table:table-row table:style-name="ro1">
          <table:table-cell office:value-type="string" calcext:value-type="string">
            <text:p>a) с помощью стержня или проводника, расположенных в сквозном отверстии изделия;</text:p>
          </table:table-cell>
        </table:table-row>
        <table:table-row table:style-name="ro1">
          <table:table-cell office:value-type="string" calcext:value-type="string">
            <text:p>b) посредством пропускания электрического тока по тороидальной обмотке из нескольких витков кабеля;</text:p>
          </table:table-cell>
        </table:table-row>
        <table:table-row table:style-name="ro1">
          <table:table-cell office:value-type="string" calcext:value-type="string">
            <text:p>c) с помощью соленоида;</text:p>
          </table:table-cell>
        </table:table-row>
        <table:table-row table:style-name="ro1">
          <table:table-cell office:value-type="string" calcext:value-type="string">
            <text:p>d) верно 2, 3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5. <text:s/>Основные особенности магнитопорошкового контроля сварных соединений без снятия валика усиления шва.</text:p>
          </table:table-cell>
        </table:table-row>
        <table:table-row table:style-name="ro1">
          <table:table-cell office:value-type="string" calcext:value-type="string">
            <text:p>a) напряженность намагничивающего поля при контроле сварных соединений <text:s/>изделий без снятия валика усиления шва при заданной условной чувствительности (А, Б, В) устанавливается на основании характеристик валика усиления шва;</text:p>
          </table:table-cell>
        </table:table-row>
        <table:table-row table:style-name="ro1">
          <table:table-cell office:value-type="string" calcext:value-type="string">
            <text:p>b) магнитная индукция в изделии вблизи валика усиления шва должна быть выше по сравнению с магнитной индукцией в валике усиления шва настолько, насколько толщина изделия вместе с высотой валика усиления шва больше его толщины вне сварного шва;</text:p>
          </table:table-cell>
        </table:table-row>
        <table:table-row table:style-name="ro1">
          <table:table-cell office:value-type="string" calcext:value-type="string">
            <text:p>c) наибольший уровень условной чувствительности при контроле сварных соединений с неснятым валиком усиления шва, выполненных в автоматизированном режиме, - Б и В, а соединений, выполненных ручной сваркой,- В;</text:p>
          </table:table-cell>
        </table:table-row>
        <table:table-row table:style-name="ro1">
          <table:table-cell office:value-type="string" calcext:value-type="string">
            <text:p>d) верно 1, 2, 3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6. <text:s/>При осмотре деталей, обработанных магнитолюминесцентной суспензией, в ультрафиолетовом свете УФ–облученность осматриваемой поверхности должна быть:</text:p>
          </table:table-cell>
        </table:table-row>
        <table:table-row table:style-name="ro1">
          <table:table-cell office:value-type="string" calcext:value-type="string">
            <text:p>a) ≥2000 мкВт/см2;</text:p>
          </table:table-cell>
        </table:table-row>
        <table:table-row table:style-name="ro1">
          <table:table-cell office:value-type="string" calcext:value-type="string">
            <text:p>b) 100 мкВт/ см2;</text:p>
          </table:table-cell>
        </table:table-row>
        <table:table-row table:style-name="ro1">
          <table:table-cell office:value-type="string" calcext:value-type="string">
            <text:p>c) 7000 мкВт/ см2;</text:p>
          </table:table-cell>
        </table:table-row>
        <table:table-row table:style-name="ro1">
          <table:table-cell office:value-type="string" calcext:value-type="string">
            <text:p>d) 10 мкВт/ см2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7. <text:s/>Какой материал является индикатором магнитных полей рассеяния при контроле изделий магнитопорошковым методом?</text:p>
          </table:table-cell>
        </table:table-row>
        <table:table-row table:style-name="ro1">
          <table:table-cell office:value-type="string" calcext:value-type="string">
            <text:p>a) тонко измельченные ферромагнитные частицы, имеющие низкую коэрцитивную силу и высокую остаточную намагниченность;</text:p>
          </table:table-cell>
        </table:table-row>
        <table:table-row table:style-name="ro1">
          <table:table-cell office:value-type="string" calcext:value-type="string">
            <text:p>b) тонко измельченные ферромагнитные частицы, имеющие высокую магнитную проницаемость и низкую остаточную намагниченность;</text:p>
          </table:table-cell>
        </table:table-row>
        <table:table-row table:style-name="ro1">
          <table:table-cell office:value-type="string" calcext:value-type="string">
            <text:p>c) красное маслянистое вещество с хорошей проникающей способностью;</text:p>
          </table:table-cell>
        </table:table-row>
        <table:table-row table:style-name="ro1">
          <table:table-cell office:value-type="string" calcext:value-type="string">
            <text:p>d) металлические стружки и опилки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8. <text:s/>Какие мероприятия должны выполняться при уходе за магнитопорошковыми дефектоскопическими устройствами на предприятиях железнодорожного транспорта?</text:p>
          </table:table-cell>
        </table:table-row>
        <table:table-row table:style-name="ro1">
          <table:table-cell office:value-type="string" calcext:value-type="string">
            <text:p>a) производить периодические осмотр и ремонт дефектоскопических устройств и узлов, но не реже одного раза в месяц;</text:p>
          </table:table-cell>
        </table:table-row>
        <table:table-row table:style-name="ro1">
          <table:table-cell office:value-type="string" calcext:value-type="string">
            <text:p>b) производить периодические продувания пневмосистем стендов для намагничивания деталей, отсечки и сбрасывания колесных пар, при этом необходимо открывать спускные вентили влагоотделителей пневмосистем. Во время осмотра все устройства должны быть отключены от электросети и воздушной магистрали цеха; проверяется состояние контактов, крепежа, изоляции, маркировки клемм;</text:p>
          </table:table-cell>
        </table:table-row>
        <table:table-row table:style-name="ro1">
          <table:table-cell office:value-type="string" calcext:value-type="string">
            <text:p>c) периодически проверять, очищать и закреплять металлические конструкции, трубы с электропроводкой, трубопроводы сжатого воздуха, смазывать вращающиеся части приводов, добавлять смазку в подшипники электродвигателя;</text:p>
          </table:table-cell>
        </table:table-row>
        <table:table-row table:style-name="ro1">
          <table:table-cell office:value-type="string" calcext:value-type="string">
            <text:p>d) верные ответы 1, 2 и 3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9. <text:s/>Как производят <text:s/>оценку магнитных свойств порошков ПЖ4М, ПЖ4ОМ, ПЖВ-160, ПЖВ5-71, ЛЮМАГПОР-5?</text:p>
          </table:table-cell>
        </table:table-row>
        <table:table-row table:style-name="ro1">
          <table:table-cell office:value-type="string" calcext:value-type="string">
            <text:p>a) с помощью прибора МФ-10СП;</text:p>
          </table:table-cell>
        </table:table-row>
        <table:table-row table:style-name="ro1">
          <table:table-cell office:value-type="string" calcext:value-type="string">
            <text:p>b) методом и прибором магнито-весовой пробы;</text:p>
          </table:table-cell>
        </table:table-row>
        <table:table-row table:style-name="ro1">
          <table:table-cell office:value-type="string" calcext:value-type="string">
            <text:p>c) с помощью изделий с естественными дефектами;</text:p>
          </table:table-cell>
        </table:table-row>
        <table:table-row table:style-name="ro1">
          <table:table-cell office:value-type="string" calcext:value-type="string">
            <text:p>d) верные ответы 1 и 2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0. <text:s/>Назовите условные уровни чувствительности магнитопорошкового метода контроля объектов железнодорожного транспорта (h, l -минимальная ширина раскрытия и максимальная протяженность условного дефекта, Ra - шероховатость поверхности изделия).</text:p>
          </table:table-cell>
        </table:table-row>
        <table:table-row table:style-name="ro1">
          <table:table-cell office:value-type="string" calcext:value-type="string">
            <text:p>a) уровень А - h = 2 мкм; l = 0,5 мм; Rа ≤ 2,5 мкм; уровень Б - h = 10 мкм; l = 0,5 мм; Rа ≤ 10 мкм; уровень В - h = 25 мкм; l = 0,5 мм; Rа ≤ 10 мкм;</text:p>
          </table:table-cell>
        </table:table-row>
        <table:table-row table:style-name="ro1">
          <table:table-cell office:value-type="string" calcext:value-type="string">
            <text:p>b) уровень Д - h = 5 мкм; l = 1 мм; Rа ≤ 15 мкм; уровень Е - h = 45 мкм; l = 0,4 мм; Rа ≤ 10 мкм;</text:p>
          </table:table-cell>
        </table:table-row>
        <table:table-row table:style-name="ro1">
          <table:table-cell office:value-type="string" calcext:value-type="string">
            <text:p>c) при выявлении подповерхностных дефектов, а также при шероховатости поверхности Rа &gt; 10 мкм условная чувствительность метода не нормируется;</text:p>
          </table:table-cell>
        </table:table-row>
        <table:table-row table:style-name="ro1">
          <table:table-cell office:value-type="string" calcext:value-type="string">
            <text:p>d) верные ответы 1 и 3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1. <text:s/>Когда и как часто проверяется качество магнитной суспензии с помощью прибора МФ-10СП (либо подобных ему) и с помощью стандартных образцов предприятия?</text:p>
          </table:table-cell>
        </table:table-row>
        <table:table-row table:style-name="ro1">
          <table:table-cell office:value-type="string" calcext:value-type="string">
            <text:p>a) непосредственно после приготовления;</text:p>
          </table:table-cell>
        </table:table-row>
        <table:table-row table:style-name="ro1">
          <table:table-cell office:value-type="string" calcext:value-type="string">
            <text:p>b) регулярно по мере применения;</text:p>
          </table:table-cell>
        </table:table-row>
        <table:table-row table:style-name="ro1">
          <table:table-cell office:value-type="string" calcext:value-type="string">
            <text:p>c) не реже одного раза в неделю;</text:p>
          </table:table-cell>
        </table:table-row>
        <table:table-row table:style-name="ro1">
          <table:table-cell office:value-type="string" calcext:value-type="string">
            <text:p>d) верные ответы 1 и 2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2. <text:s/>Что такое дефектограмма?</text:p>
          </table:table-cell>
        </table:table-row>
        <table:table-row table:style-name="ro1">
          <table:table-cell office:value-type="string" calcext:value-type="string">
            <text:p>a) изображение части изделия с индикаторным рисунком выявленных дефектов;</text:p>
          </table:table-cell>
        </table:table-row>
        <table:table-row table:style-name="ro1">
          <table:table-cell office:value-type="string" calcext:value-type="string">
            <text:p>b) чертеж <text:s/>детали с указанием участков, подверженных трещинообразованию;</text:p>
          </table:table-cell>
        </table:table-row>
        <table:table-row table:style-name="ro1">
          <table:table-cell office:value-type="string" calcext:value-type="string">
            <text:p>c) эскиз детали с указанием положения при намагничивании;</text:p>
          </table:table-cell>
        </table:table-row>
        <table:table-row table:style-name="ro1">
          <table:table-cell office:value-type="string" calcext:value-type="string">
            <text:p>d) эскиз детали с изображением проконтролированных участков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3. <text:s/>При каком отношении Нn/Нt, где Нn, Нt - соответственно нормальная и тангенциальная составляющие намагничивающего поля, выявление дефектов в изделиях магнитопорошковым методом практически невозможно?</text:p>
          </table:table-cell>
        </table:table-row>
        <table:table-row table:style-name="ro1">
          <table:table-cell office:value-type="string" calcext:value-type="string">
            <text:p>a) 0 &lt; Нn/Нt ≤ 1;</text:p>
          </table:table-cell>
        </table:table-row>
        <table:table-row table:style-name="ro1">
          <table:table-cell office:value-type="string" calcext:value-type="string">
            <text:p>b) 1 &lt; Нn/Нt ≤ 2;</text:p>
          </table:table-cell>
        </table:table-row>
        <table:table-row table:style-name="ro1">
          <table:table-cell office:value-type="string" calcext:value-type="string">
            <text:p>c) 2 &lt; Нn/Нt ≤ 3;</text:p>
          </table:table-cell>
        </table:table-row>
        <table:table-row table:style-name="ro1">
          <table:table-cell office:value-type="string" calcext:value-type="string">
            <text:p>d) 3 &lt; Нn/Нt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4. <text:s/>Каков вид индикаторного рисунка над усталостной трещиной в изделии?</text:p>
          </table:table-cell>
        </table:table-row>
        <table:table-row table:style-name="ro1">
          <table:table-cell office:value-type="string" calcext:value-type="string">
            <text:p>a) резко очерченный четкий валик магнитного порошка по всей длине трещины;</text:p>
          </table:table-cell>
        </table:table-row>
        <table:table-row table:style-name="ro1">
          <table:table-cell office:value-type="string" calcext:value-type="string">
            <text:p>b) скопление порошка в виде четких извилистых рельефных линий;</text:p>
          </table:table-cell>
        </table:table-row>
        <table:table-row table:style-name="ro1">
          <table:table-cell office:value-type="string" calcext:value-type="string">
            <text:p>c) скопление порошка в виде тонких четких линий, представляющих собой сетку или короткие черточки;</text:p>
          </table:table-cell>
        </table:table-row>
        <table:table-row table:style-name="ro1">
          <table:table-cell office:value-type="string" calcext:value-type="string">
            <text:p>d) скопление порошка в виде нечеткого валика с расплывчатыми границами или в виде пятна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5. Каков вид индикаторного рисунка над шлифовочными и термическими трещинами в изделии?</text:p>
          </table:table-cell>
        </table:table-row>
        <table:table-row table:style-name="ro1">
          <table:table-cell office:value-type="string" calcext:value-type="string">
            <text:p>a) резко очерченный четкий валик магнитного порошка по всей длине трещины;</text:p>
          </table:table-cell>
        </table:table-row>
        <table:table-row table:style-name="ro1">
          <table:table-cell office:value-type="string" calcext:value-type="string">
            <text:p>b) скопление порошка в виде четких рельефных извилистых линий;</text:p>
          </table:table-cell>
        </table:table-row>
        <table:table-row table:style-name="ro1">
          <table:table-cell office:value-type="string" calcext:value-type="string">
            <text:p>c) скопление порошка в виде тонких четких линий, представляющих собой сетку или короткие черточки;</text:p>
          </table:table-cell>
        </table:table-row>
        <table:table-row table:style-name="ro1">
          <table:table-cell office:value-type="string" calcext:value-type="string">
            <text:p>d) скопление порошка в виде нечеткого валика с расплывчатыми границами или в виде пятна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6. <text:s/>Каков вид индикаторного рисунка над пленами и закатами в изделии?</text:p>
          </table:table-cell>
        </table:table-row>
        <table:table-row table:style-name="ro1">
          <table:table-cell office:value-type="string" calcext:value-type="string">
            <text:p>a) скопление порошка в виде нечеткого валика с расплывчатыми границами или в виде пятна;</text:p>
          </table:table-cell>
        </table:table-row>
        <table:table-row table:style-name="ro1">
          <table:table-cell office:value-type="string" calcext:value-type="string">
            <text:p>b) скопление порошка в виде валика по границам плен и закатов, четко очерчивающего их форму;</text:p>
          </table:table-cell>
        </table:table-row>
        <table:table-row table:style-name="ro1">
          <table:table-cell office:value-type="string" calcext:value-type="string">
            <text:p>c) скопление порошка в виде четких рельефных извилистых линий;</text:p>
          </table:table-cell>
        </table:table-row>
        <table:table-row table:style-name="ro1">
          <table:table-cell office:value-type="string" calcext:value-type="string">
            <text:p>d) скопление порошка в виде тонких четких линий, представляющих собой сетку или короткие черточки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7. В каких случаях и в каких местах изделия могут образовываться ложные осаждения магнитного порошка?</text:p>
          </table:table-cell>
        </table:table-row>
        <table:table-row table:style-name="ro1">
          <table:table-cell office:value-type="string" calcext:value-type="string">
            <text:p>a) если контролируемое изделие до нанесения на него магнитного порошка или магнитной суспензии соприкасалось с другим намагниченным изделием;</text:p>
          </table:table-cell>
        </table:table-row>
        <table:table-row table:style-name="ro1">
          <table:table-cell office:value-type="string" calcext:value-type="string">
            <text:p>b) по границам зон термического влияния сварки, в околошовной зоне, а также по границам накатаных и ненакатаных участков поверхности изделия;</text:p>
          </table:table-cell>
        </table:table-row>
        <table:table-row table:style-name="ro1">
          <table:table-cell office:value-type="string" calcext:value-type="string">
            <text:p>c) в местах резкого уменьшения сечения изделия; скопления мест, имеющих острые края;</text:p>
          </table:table-cell>
        </table:table-row>
        <table:table-row table:style-name="ro1">
          <table:table-cell office:value-type="string" calcext:value-type="string">
            <text:p>d) верные ответы 1, 2 и 3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8. <text:s/>Магнитопорошковый контроль с применением вращающегося магнитного поля эффективен, если деталь выполнена из материала с коэрцитивной силой Hc:</text:p>
          </table:table-cell>
        </table:table-row>
        <table:table-row table:style-name="ro1">
          <table:table-cell office:value-type="string" calcext:value-type="string">
            <text:p>a) Hc ≥ 10 А/см;</text:p>
          </table:table-cell>
        </table:table-row>
        <table:table-row table:style-name="ro1">
          <table:table-cell office:value-type="string" calcext:value-type="string">
            <text:p>b) Hc ≥ 20 А/см;</text:p>
          </table:table-cell>
        </table:table-row>
        <table:table-row table:style-name="ro1">
          <table:table-cell office:value-type="string" calcext:value-type="string">
            <text:p>c) Hc ≤ 10 А/см;</text:p>
          </table:table-cell>
        </table:table-row>
        <table:table-row table:style-name="ro1">
          <table:table-cell office:value-type="string" calcext:value-type="string">
            <text:p>d) Hc ≤ 20 А/см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9. <text:s/>В соответствии с ГОСТ 21105-87 магнитопорошковый метод может применяться для неразрушающего контроля деталей, изделий и полуфабрикатов из ферромагнитных материалов с относительной магнитной проницаемостью μr:</text:p>
          </table:table-cell>
        </table:table-row>
        <table:table-row table:style-name="ro3">
          <table:table-cell office:value-type="string" calcext:value-type="string">
            <text:p>a) <text:span text:style-name="T6">μ</text:span>r &lt; 5;</text:p>
          </table:table-cell>
        </table:table-row>
        <table:table-row table:style-name="ro1">
          <table:table-cell office:value-type="string" calcext:value-type="string">
            <text:p>b) μr≥40;</text:p>
          </table:table-cell>
        </table:table-row>
        <table:table-row table:style-name="ro1">
          <table:table-cell office:value-type="string" calcext:value-type="string">
            <text:p>c) 5 ≤ μr &lt; 10;</text:p>
          </table:table-cell>
        </table:table-row>
        <table:table-row table:style-name="ro1">
          <table:table-cell office:value-type="string" calcext:value-type="string">
            <text:p>d) 10 ≤ μr &lt; 40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20. <text:s/>Что может вызвать ложную индикацию?</text:p>
          </table:table-cell>
        </table:table-row>
        <table:table-row table:style-name="ro1">
          <table:table-cell office:value-type="string" calcext:value-type="string">
            <text:p>a) соединения между неодинаковыми металлами;</text:p>
          </table:table-cell>
        </table:table-row>
        <table:table-row table:style-name="ro1">
          <table:table-cell office:value-type="string" calcext:value-type="string">
            <text:p>b) аустенитная полосчатость;</text:p>
          </table:table-cell>
        </table:table-row>
        <table:table-row table:style-name="ro1">
          <table:table-cell office:value-type="string" calcext:value-type="string">
            <text:p>c) резкое изменение сечения детали;</text:p>
          </table:table-cell>
        </table:table-row>
        <table:table-row table:style-name="ro1">
          <table:table-cell office:value-type="string" calcext:value-type="string">
            <text:p>d) все перечисленные в 1, 2 и 3 причины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21. <text:s/>Продольное (полюсное) намагничивание изделий при их магнитопорошковом контроле производится:</text:p>
          </table:table-cell>
        </table:table-row>
        <table:table-row table:style-name="ro1">
          <table:table-cell office:value-type="string" calcext:value-type="string">
            <text:p>a) по участкам с помощью электроконтактов;</text:p>
          </table:table-cell>
        </table:table-row>
        <table:table-row table:style-name="ro1">
          <table:table-cell office:value-type="string" calcext:value-type="string">
            <text:p>b) соленоидом;</text:p>
          </table:table-cell>
        </table:table-row>
        <table:table-row table:style-name="ro1">
          <table:table-cell office:value-type="string" calcext:value-type="string">
            <text:p>c) центральным проводником с электрическим током, размещенным внутри полого цилиндрического изделия;</text:p>
          </table:table-cell>
        </table:table-row>
        <table:table-row table:style-name="ro1">
          <table:table-cell office:value-type="string" calcext:value-type="string">
            <text:p>d) пропусканием электрического тока вдоль контролируемого изделия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22. <text:s/>Какие из перечисленных факторов могут вызвать ложную индикацию при контроле изделий магнитопорошковым методом?</text:p>
          </table:table-cell>
        </table:table-row>
        <table:table-row table:style-name="ro1">
          <table:table-cell office:value-type="string" calcext:value-type="string">
            <text:p>a) соединения между неодинаковыми металлами;</text:p>
          </table:table-cell>
        </table:table-row>
        <table:table-row table:style-name="ro1">
          <table:table-cell office:value-type="string" calcext:value-type="string">
            <text:p>b) сварные соединения;</text:p>
          </table:table-cell>
        </table:table-row>
        <table:table-row table:style-name="ro1">
          <table:table-cell office:value-type="string" calcext:value-type="string">
            <text:p>c) границы во внутренней структуре;</text:p>
          </table:table-cell>
        </table:table-row>
        <table:table-row table:style-name="ro1">
          <table:table-cell office:value-type="string" calcext:value-type="string">
            <text:p>d) все перечисленные в 1, 2, 3 факторы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23. <text:s/>Какие из перечисленных факторов влияют на чувствительность магнитопорошкового контроля изделий?</text:p>
          </table:table-cell>
        </table:table-row>
        <table:table-row table:style-name="ro1">
          <table:table-cell office:value-type="string" calcext:value-type="string">
            <text:p>a) магнитные характеристики, форма, размеры изделий;</text:p>
          </table:table-cell>
        </table:table-row>
        <table:table-row table:style-name="ro1">
          <table:table-cell office:value-type="string" calcext:value-type="string">
            <text:p>b) характеристика выявляемых дефектов, чистота контролируемой поверхности изделий, режим их контроля;</text:p>
          </table:table-cell>
        </table:table-row>
        <table:table-row table:style-name="ro1">
          <table:table-cell office:value-type="string" calcext:value-type="string">
            <text:p>c) характеристика применяемого магнитного порошка, способ нанесения индикатора на поверхность изделия, его освещенность;</text:p>
          </table:table-cell>
        </table:table-row>
        <table:table-row table:style-name="ro1">
          <table:table-cell office:value-type="string" calcext:value-type="string">
            <text:p>d) все перечисленные в 1, 2, 3 факторы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24. Укажите правильную последовательность операций при магнитопорошковом контроле объектов (ОК): 1 - намагничивание ОК; 2 - подготовка ОК к контролю; 3 - нанесение индикатора на ОК; 4 - осмотр ОК и разбраковка;</text:p>
          </table:table-cell>
        </table:table-row>
        <table:table-row table:style-name="ro1">
          <table:table-cell office:value-type="string" calcext:value-type="string">
            <text:p>a) 2, 1, 3, 4;</text:p>
          </table:table-cell>
        </table:table-row>
        <table:table-row table:style-name="ro1">
          <table:table-cell office:value-type="string" calcext:value-type="string">
            <text:p>b) 1, 2, 3, 4;</text:p>
          </table:table-cell>
        </table:table-row>
        <table:table-row table:style-name="ro1">
          <table:table-cell office:value-type="string" calcext:value-type="string">
            <text:p>c) 2, 3, 1, 4;</text:p>
          </table:table-cell>
        </table:table-row>
        <table:table-row table:style-name="ro1">
          <table:table-cell office:value-type="string" calcext:value-type="string">
            <text:p>d) 3, 2, 1, 4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25. <text:s/>При проведении многослойной сварки корневой шов должен выполняться:</text:p>
          </table:table-cell>
        </table:table-row>
        <table:table-row table:style-name="ro1">
          <table:table-cell office:value-type="string" calcext:value-type="string">
            <text:p>a) Допускается проводить тем же материалом , что и последующие <text:s/>слои</text:p>
          </table:table-cell>
        </table:table-row>
        <table:table-row table:style-name="ro1">
          <table:table-cell office:value-type="string" calcext:value-type="string">
            <text:p>b) Менее пластичными материалами, чем последующие слои</text:p>
          </table:table-cell>
        </table:table-row>
        <table:table-row table:style-name="ro1">
          <table:table-cell office:value-type="string" calcext:value-type="string">
            <text:p>c) Более пластичными материалами, чем последующие слои </text:p>
          </table:table-cell>
        </table:table-row>
        <table:table-row table:style-name="ro1">
          <table:table-cell office:value-type="string" calcext:value-type="string">
            <text:p>d) Материал корневого шва не имеет существенного влияния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26. <text:s/>Дефектоскопист должен обеспечиваться следующими средствами индивидуальной защиты (в зимний период времени):</text:p>
          </table:table-cell>
        </table:table-row>
        <table:table-row table:style-name="ro1">
          <table:table-cell office:value-type="string" calcext:value-type="string">
            <text:p>a) Курткой на утепляющей подкладке</text:p>
          </table:table-cell>
        </table:table-row>
        <table:table-row table:style-name="ro1">
          <table:table-cell office:value-type="string" calcext:value-type="string">
            <text:p>b) Рукавицами комбинированными </text:p>
          </table:table-cell>
        </table:table-row>
        <table:table-row table:style-name="ro1">
          <table:table-cell office:value-type="string" calcext:value-type="string">
            <text:p>c) Перчатками хлопчатобумажными в комплекте с перчатками резиновыми</text:p>
          </table:table-cell>
        </table:table-row>
        <table:table-row table:style-name="ro1">
          <table:table-cell office:value-type="string" calcext:value-type="string">
            <text:p>d) Варианты а) и b) и c)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27. <text:s/>Дефектоскописту запрещается приступать к работе:</text:p>
          </table:table-cell>
        </table:table-row>
        <table:table-row table:style-name="ro1">
          <table:table-cell office:value-type="string" calcext:value-type="string">
            <text:p>a) Без средств индивидуальной защиты</text:p>
          </table:table-cell>
        </table:table-row>
        <table:table-row table:style-name="ro1">
          <table:table-cell office:value-type="string" calcext:value-type="string">
            <text:p>b) Без установленных защитных ограждений</text:p>
          </table:table-cell>
        </table:table-row>
        <table:table-row table:style-name="ro1">
          <table:table-cell office:value-type="string" calcext:value-type="string">
            <text:p>c) Без проверки диэлектрических перчаток, галош, резиновых и диэлектрических ковров на отсутсвие механических повреждений и наличия штампа поверки на перчатках и галошах</text:p>
          </table:table-cell>
        </table:table-row>
        <table:table-row table:style-name="ro1">
          <table:table-cell office:value-type="string" calcext:value-type="string">
            <text:p>d) Все вышеприведенные варианты верны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28. <text:s/>Запрещается использование дефектоскопа с:</text:p>
          </table:table-cell>
        </table:table-row>
        <table:table-row table:style-name="ro1">
          <table:table-cell office:value-type="string" calcext:value-type="string">
            <text:p>a) Разбитым или поврежденным корпусом</text:p>
          </table:table-cell>
        </table:table-row>
        <table:table-row table:style-name="ro1">
          <table:table-cell office:value-type="string" calcext:value-type="string">
            <text:p>b) Поврежденной изоляцией катушек и отдельных токопроводящих элементов</text:p>
          </table:table-cell>
        </table:table-row>
        <table:table-row table:style-name="ro1">
          <table:table-cell office:value-type="string" calcext:value-type="string">
            <text:p>c) Поврежденными соединительными проводами и сетевыми выключателями</text:p>
          </table:table-cell>
        </table:table-row>
        <table:table-row table:style-name="ro1">
          <table:table-cell office:value-type="string" calcext:value-type="string">
            <text:p>d) Все вышеприведенные варианты верны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29. <text:s/>Использование дефектоскопа с разбитым или поврежденным корпусом:</text:p>
          </table:table-cell>
        </table:table-row>
        <table:table-row table:style-name="ro1">
          <table:table-cell office:value-type="string" calcext:value-type="string">
            <text:p>a) Разрешается</text:p>
          </table:table-cell>
        </table:table-row>
        <table:table-row table:style-name="ro1">
          <table:table-cell office:value-type="string" calcext:value-type="string">
            <text:p>b) Запрещается</text:p>
          </table:table-cell>
        </table:table-row>
        <table:table-row table:style-name="ro1">
          <table:table-cell office:value-type="string" calcext:value-type="string">
            <text:p>c) Разрешается по указанию вышестоящего лица (не ниже бригадира)</text:p>
          </table:table-cell>
        </table:table-row>
        <table:table-row table:style-name="ro1">
          <table:table-cell office:value-type="string" calcext:value-type="string">
            <text:p>d) Варианты а) и с)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30. <text:s/>Шероховатость поверхности – это:</text:p>
          </table:table-cell>
        </table:table-row>
        <table:table-row table:style-name="ro1">
          <table:table-cell office:value-type="string" calcext:value-type="string">
            <text:p>a) Совокупность периодических неровностей с относительно большими шагами на участке , длина которого превышает нормированную базовую длину</text:p>
          </table:table-cell>
        </table:table-row>
        <table:table-row table:style-name="ro1">
          <table:table-cell office:value-type="string" calcext:value-type="string">
            <text:p>b) Совокупность периодических неровностей с относительно малыми шагами на базовой длине</text:p>
          </table:table-cell>
        </table:table-row>
        <table:table-row table:style-name="ro1">
          <table:table-cell office:value-type="string" calcext:value-type="string">
            <text:p>c) Совокупность периодических неровностей с относительно большими шагами на базовой длине</text:p>
          </table:table-cell>
        </table:table-row>
        <table:table-row table:style-name="ro1">
          <table:table-cell office:value-type="string" calcext:value-type="string">
            <text:p>d) Варианты a, b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31. <text:s/>Волнистость поверхности – это:</text:p>
          </table:table-cell>
        </table:table-row>
        <table:table-row table:style-name="ro1">
          <table:table-cell office:value-type="string" calcext:value-type="string">
            <text:p>a) Совокупность периодических неровностей с относительно большими шагами на участке , длина которого превышает нормированную базовую длину</text:p>
          </table:table-cell>
        </table:table-row>
        <table:table-row table:style-name="ro1">
          <table:table-cell office:value-type="string" calcext:value-type="string">
            <text:p>b) Совокупность периодических неровностей с относительно малыми шагами на базовой длине</text:p>
          </table:table-cell>
        </table:table-row>
        <table:table-row table:style-name="ro1">
          <table:table-cell office:value-type="string" calcext:value-type="string">
            <text:p>c) Совокупность периодических неровностей с относительно малыми шагами на длине, превышающей базовую</text:p>
          </table:table-cell>
        </table:table-row>
        <table:table-row table:style-name="ro1">
          <table:table-cell office:value-type="string" calcext:value-type="string">
            <text:p>d) Варианты a, b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END</text:p>
          </table:table-cell>
        </table:table-row>
        <table:table-row table:style-name="ro1" table:number-rows-repeated="1048388">
          <table:table-cell/>
        </table:table-row>
        <table:table-row table:style-name="ro1">
          <table:table-cell/>
        </table:table-row>
      </table:table>
      <table:table table:name="8-й_сектор" table:style-name="ta1" table:print="false">
        <table:table-column table:style-name="co1" table:default-cell-style-name="Default"/>
        <table:table-row table:style-name="ro1">
          <table:table-cell office:value-type="string" calcext:value-type="string">
            <text:p>1. Основная нормативно-техническая документация на магнитный <text:s/>неразрушающий контроль деталей и узлов подвижного железнодорожного состава, рельсовых путей, мостов?</text:p>
          </table:table-cell>
        </table:table-row>
        <table:table-row table:style-name="ro1">
          <table:table-cell office:value-type="string" calcext:value-type="string">
            <text:p>a) ГОСТ 21105-87 "Контроль неразрушающий. Магнитопорошковый метод"; ГОСТ 20104-75 "Контроль неразрушающий. Феррозондовый метод";</text:p>
          </table:table-cell>
        </table:table-row>
        <table:table-row table:style-name="ro1">
          <table:table-cell office:value-type="string" calcext:value-type="string">
            <text:p>b) инструкция по магнитному контролю деталей подвижного состава метрополитенов - Цметро ТЭ-2/96;</text:p>
          </table:table-cell>
        </table:table-row>
        <table:table-row table:style-name="ro1">
          <table:table-cell office:value-type="string" calcext:value-type="string">
            <text:p>c) технологическая инструкция по испытанию на растяжение и неразрушающему контролю деталей вагонов (магнитопорошковый, вихретоковый, феррозондовый методы) – ЦВ-0118;</text:p>
          </table:table-cell>
        </table:table-row>
        <table:table-row table:style-name="ro1">
          <table:table-cell office:value-type="string" calcext:value-type="string">
            <text:p>d) верные ответы 1, 2 и 3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2. <text:s/>Какие правила по технике безопасности необходимо соблюдать при работе с магнитопорошковыми дефектоскопическими устройствами?</text:p>
          </table:table-cell>
        </table:table-row>
        <table:table-row table:style-name="ro1">
          <table:table-cell office:value-type="string" calcext:value-type="string">
            <text:p>a) в процессе работы на устройствах категорически запрещается касаться токоведущих и движущихся частей, электропневматических приводов, вращающихся частей механизмов;</text:p>
          </table:table-cell>
        </table:table-row>
        <table:table-row table:style-name="ro1">
          <table:table-cell office:value-type="string" calcext:value-type="string">
            <text:p>b) необходимо следить за состоянием и креплением намагничивающих контуров, выполнять правила техники безопасности работы на электроустановках с низким напряжением;</text:p>
          </table:table-cell>
        </table:table-row>
        <table:table-row table:style-name="ro1">
          <table:table-cell office:value-type="string" calcext:value-type="string">
            <text:p>c) все неисправности в устройстве устраняет дежурный или специально прикрепленный электромонтер, а уход за всем оборудованием осуществляют выделенные для этого специалисты. После окончания работы все устройства и аппаратура должны быть выключены и переведены в нерабочее состояние;</text:p>
          </table:table-cell>
        </table:table-row>
        <table:table-row table:style-name="ro1">
          <table:table-cell office:value-type="string" calcext:value-type="string">
            <text:p>d) верные ответы 1, 2 и 3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3. <text:s/>Назовите некоторые детали вагонов, подлежащие магнитопорошковому контролю.</text:p>
          </table:table-cell>
        </table:table-row>
        <table:table-row table:style-name="ro1">
          <table:table-cell office:value-type="string" calcext:value-type="string">
            <text:p>a) ось колесной пары; внутренние и наружные кольца подшипников, напрессованных на шейки оси; цельнокатаное колесо; сепаратор подшипника; ролики подшипников;</text:p>
          </table:table-cell>
        </table:table-row>
        <table:table-row table:style-name="ro1">
          <table:table-cell office:value-type="string" calcext:value-type="string">
            <text:p>b) корпус автосцепки; крюк тяговый; рессоры; коленчатый вал дизеля; шатун дизеля;</text:p>
          </table:table-cell>
        </table:table-row>
        <table:table-row table:style-name="ro1">
          <table:table-cell office:value-type="string" calcext:value-type="string">
            <text:p>c) ось вагонная; тяговой хомут автосцепки; боковая рама тележек;</text:p>
          </table:table-cell>
        </table:table-row>
        <table:table-row table:style-name="ro1">
          <table:table-cell office:value-type="string" calcext:value-type="string">
            <text:p>d) верные ответы 1, 2 и 3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4. <text:s/>Основные причины возникновения поверхностных трещин в деталях подвижного состава железнодорожного транспорта?</text:p>
          </table:table-cell>
        </table:table-row>
        <table:table-row table:style-name="ro1">
          <table:table-cell office:value-type="string" calcext:value-type="string">
            <text:p>a) длительное воздействие на детали знакопеременных нагрузок, являющихся источником образования усталостных трещин;</text:p>
          </table:table-cell>
        </table:table-row>
        <table:table-row table:style-name="ro1">
          <table:table-cell office:value-type="string" calcext:value-type="string">
            <text:p>b) нарушение режимов шлифовки и термообработки деталей, приводящее к появлению на их поверхности шлифовочных и закалочных трещин;</text:p>
          </table:table-cell>
        </table:table-row>
        <table:table-row table:style-name="ro1">
          <table:table-cell office:value-type="string" calcext:value-type="string">
            <text:p>c) нарушение технологии сварки и наплавки <text:s/>деталей, приводящее к возникновению сварочных трещин;</text:p>
          </table:table-cell>
        </table:table-row>
        <table:table-row table:style-name="ro1">
          <table:table-cell office:value-type="string" calcext:value-type="string">
            <text:p>d) верные ответы 1, 2 и 3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5. <text:s/>В соответствии с ГОСТ 21105-87 магнитопорошковый метод может применяться для неразрушающего контроля деталей, изделий и полуфабрикатов из ферромагнитных материалов с относительной магнитной проницаемостью μr:</text:p>
          </table:table-cell>
        </table:table-row>
        <table:table-row table:style-name="ro1">
          <table:table-cell office:value-type="string" calcext:value-type="string">
            <text:p>a) μr &lt; 15;</text:p>
          </table:table-cell>
        </table:table-row>
        <table:table-row table:style-name="ro3">
          <table:table-cell office:value-type="string" calcext:value-type="string">
            <text:p><text:span text:style-name="T7">b) </text:span><text:span text:style-name="T8">μ</text:span>r ≥ 40;</text:p>
          </table:table-cell>
        </table:table-row>
        <table:table-row table:style-name="ro3">
          <table:table-cell office:value-type="string" calcext:value-type="string">
            <text:p><text:span text:style-name="T7">c) 15 ≤ </text:span><text:span text:style-name="T8">μ</text:span>r &lt; 30;</text:p>
          </table:table-cell>
        </table:table-row>
        <table:table-row table:style-name="ro3">
          <table:table-cell office:value-type="string" calcext:value-type="string">
            <text:p><text:span text:style-name="T7">d) 30  ≤ </text:span><text:span text:style-name="T8">μ</text:span>r &lt; 40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6. <text:s/>Почему продольное намагничивание изделий называют также полюсным?</text:p>
          </table:table-cell>
        </table:table-row>
        <table:table-row table:style-name="ro1">
          <table:table-cell office:value-type="string" calcext:value-type="string">
            <text:p>a) потому что на ферромагнитные частицы, нанесенные на контролируемое изделие, существенное влияние оказывает магнитное поле земли;</text:p>
          </table:table-cell>
        </table:table-row>
        <table:table-row table:style-name="ro1">
          <table:table-cell office:value-type="string" calcext:value-type="string">
            <text:p>b) потому что при контроле изделия на его поверхности образуются магнитные полюсы: северный и южный;</text:p>
          </table:table-cell>
        </table:table-row>
        <table:table-row table:style-name="ro1">
          <table:table-cell office:value-type="string" calcext:value-type="string">
            <text:p>c) <text:s/>потому что при контроле используются подковообразные магниты;</text:p>
          </table:table-cell>
        </table:table-row>
        <table:table-row table:style-name="ro1">
          <table:table-cell office:value-type="string" calcext:value-type="string">
            <text:p>d) потому что при контроле изделия магнитное поле эемли не оказывает на него влияние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7. <text:s/>Какие типы порошков применяются для контроля деталей подвижного состава и каким требованиям они должны отвечать?</text:p>
          </table:table-cell>
        </table:table-row>
        <table:table-row table:style-name="ro1">
          <table:table-cell office:value-type="string" calcext:value-type="string">
            <text:p>a) порошки ПЖ40М и ПЖ4М, состоящие на (90...95) % из чистого железа, они должны быть испытаны методом магнито-весовой пробы;</text:p>
          </table:table-cell>
        </table:table-row>
        <table:table-row table:style-name="ro1">
          <table:table-cell office:value-type="string" calcext:value-type="string">
            <text:p>b) порошок железный очень мелкий ПЖ40М содержит частицы железа размером не более (50...55) мкм в поперечнике, предназначен для приготовления суспензий (200 граммов на 1 литр жидкой основы);</text:p>
          </table:table-cell>
        </table:table-row>
        <table:table-row table:style-name="ro1">
          <table:table-cell office:value-type="string" calcext:value-type="string">
            <text:p>c) порошок железный мелкий ПЖ4М содержит частицы железа <text:s/>размером (70...75) мкм в поперечнике, применяется только в сухом виде для контроля изделий с темной поверхностью, окрашен в серый цвет [добавка по весу: (15...20) % окиси цинка или (10...15) % двуокиси титана - в качастве красителя];</text:p>
          </table:table-cell>
        </table:table-row>
        <table:table-row table:style-name="ro1">
          <table:table-cell office:value-type="string" calcext:value-type="string">
            <text:p>d) верные ответы 1, 2 и 3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8. <text:s/>Каковы причины образования усталостных трещин в зоне выточки (галтели) внутренних колец подшипников?</text:p>
          </table:table-cell>
        </table:table-row>
        <table:table-row table:style-name="ro1">
          <table:table-cell office:value-type="string" calcext:value-type="string">
            <text:p>a) грубые риски, остающиеся после токарной обработки колец <text:s/>подшипников;</text:p>
          </table:table-cell>
        </table:table-row>
        <table:table-row table:style-name="ro1">
          <table:table-cell office:value-type="string" calcext:value-type="string">
            <text:p>b) термические надрывы в результате нарушений режима термообработки колец подшипников;</text:p>
          </table:table-cell>
        </table:table-row>
        <table:table-row table:style-name="ro1">
          <table:table-cell office:value-type="string" calcext:value-type="string">
            <text:p>c) повышенные динамические нагрузки на подшипники в буксах, создаваемые подвеской редуктора;</text:p>
          </table:table-cell>
        </table:table-row>
        <table:table-row table:style-name="ro1">
          <table:table-cell office:value-type="string" calcext:value-type="string">
            <text:p>d) верные ответы 1, 2 и 3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9. <text:s/>Назовите основные блоки устройства для контроля осей колесных пар и внутренних колец подшипников без их демонтажа с шеек оси.</text:p>
          </table:table-cell>
        </table:table-row>
        <table:table-row table:style-name="ro1">
          <table:table-cell office:value-type="string" calcext:value-type="string">
            <text:p>a) выпрямитель, конденсаторная батарея, выключатель конденсаторной батареи;</text:p>
          </table:table-cell>
        </table:table-row>
        <table:table-row table:style-name="ro1">
          <table:table-cell office:value-type="string" calcext:value-type="string">
            <text:p>b) силовой диод, контактная головка, разъемный соленоид;</text:p>
          </table:table-cell>
        </table:table-row>
        <table:table-row table:style-name="ro1">
          <table:table-cell office:value-type="string" calcext:value-type="string">
            <text:p>c) намагничивающее и размагничивающее устройства;</text:p>
          </table:table-cell>
        </table:table-row>
        <table:table-row table:style-name="ro1">
          <table:table-cell office:value-type="string" calcext:value-type="string">
            <text:p>d) верные ответы 1, 2 и 3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0. <text:s/>Назовите детали подвижного состава железнодорожного транспорта, подлежащие обязательному контролю магнитопорошковыми дефектоскопами:</text:p>
          </table:table-cell>
        </table:table-row>
        <table:table-row table:style-name="ro1">
          <table:table-cell office:value-type="string" calcext:value-type="string">
            <text:p>a) оси колесных пар всех типов, бандажи колесных пар, детали экипажа и упряжи;</text:p>
          </table:table-cell>
        </table:table-row>
        <table:table-row table:style-name="ro1">
          <table:table-cell office:value-type="string" calcext:value-type="string">
            <text:p>b) валы главных генераторов, роторов турбин, тяговых двигателей, вспомогательных машин;</text:p>
          </table:table-cell>
        </table:table-row>
        <table:table-row table:style-name="ro1">
          <table:table-cell office:value-type="string" calcext:value-type="string">
            <text:p>c) коленчатые валы дизелей и компрессоров, шатуны, шатунные болты, стержни клапанов, шестерни, детали рычажной передачи тормозов;</text:p>
          </table:table-cell>
        </table:table-row>
        <table:table-row table:style-name="ro1">
          <table:table-cell office:value-type="string" calcext:value-type="string">
            <text:p>d) верные ответы 1, 2 и 3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1. <text:s/>Назовите типы магнитопорошковых дефектоскопов, применяемых для контроля деталей подвижного состава железнодорожного транспорта.</text:p>
          </table:table-cell>
        </table:table-row>
        <table:table-row table:style-name="ro1">
          <table:table-cell office:value-type="string" calcext:value-type="string">
            <text:p>a) переносные дефектоскопы типа ДКМ, ДГС, ДП-ЦНИИ, <text:s/>ДКМ-1Б, ДГЭ;</text:p>
          </table:table-cell>
        </table:table-row>
        <table:table-row table:style-name="ro1">
          <table:table-cell office:value-type="string" calcext:value-type="string">
            <text:p>b) дефектоскопы МД12-ПШ, МД-12ПЭ, МД-12ПС, МД-13ПР;</text:p>
          </table:table-cell>
        </table:table-row>
        <table:table-row table:style-name="ro1">
          <table:table-cell office:value-type="string" calcext:value-type="string">
            <text:p>c) стационарные дефектоскопы типа ДГН, ЦНИИ с разъемным соленоидом; </text:p>
          </table:table-cell>
        </table:table-row>
        <table:table-row table:style-name="ro1">
          <table:table-cell office:value-type="string" calcext:value-type="string">
            <text:p>d) верные ответы 1, 2 и 3. <text:s/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2. <text:s/>Как часто дефектоскописты, которые контролируют детали подвижного состава метрополитенов, должны проходить переаттестацию?</text:p>
          </table:table-cell>
        </table:table-row>
        <table:table-row table:style-name="ro1">
          <table:table-cell office:value-type="string" calcext:value-type="string">
            <text:p>a) один раз в год и после перерыва в работе более трех месяцев;</text:p>
          </table:table-cell>
        </table:table-row>
        <table:table-row table:style-name="ro1">
          <table:table-cell office:value-type="string" calcext:value-type="string">
            <text:p>b) в случае окончания срока действия квалификационного удостоверения и после перерыва в работе более одного года;</text:p>
          </table:table-cell>
        </table:table-row>
        <table:table-row table:style-name="ro1">
          <table:table-cell office:value-type="string" calcext:value-type="string">
            <text:p>c) один раз в три года и после перерыва в работе более девяти месяцев;</text:p>
          </table:table-cell>
        </table:table-row>
        <table:table-row table:style-name="ro1">
          <table:table-cell office:value-type="string" calcext:value-type="string">
            <text:p>d) один раз в четыре года и после перерыва в работе более шести месяцев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3. <text:s/>Назовите некоторые вспомогательные средства для магнитопорошкового контроля деталей подвижного состава железнодорожного транспорта.</text:p>
          </table:table-cell>
        </table:table-row>
        <table:table-row table:style-name="ro1">
          <table:table-cell office:value-type="string" calcext:value-type="string">
            <text:p>a) МФ-23И (магнитометр для измерения напряженности магнитного поля от 18 А/см до 8000 А/см); МПУ-1 (миллитесламер для измерения индукции - напряженности магнитного поля от 0 до 200 мТл или от 0 до 600 А/см);</text:p>
          </table:table-cell>
        </table:table-row>
        <table:table-row table:style-name="ro1">
          <table:table-cell office:value-type="string" calcext:value-type="string">
            <text:p>b) МФ-10СП (проверка качества магнитных порошков и суспензий условной чувствительности);</text:p>
          </table:table-cell>
        </table:table-row>
        <table:table-row table:style-name="ro1">
          <table:table-cell office:value-type="string" calcext:value-type="string">
            <text:p>c) Ю-116, Ю-117 (люксметр для измерения освещенности контролируемой поверхности, создаваемой лампами накаливания, люминесцентными лампами и естественным светом); НД-В-3Л (ультрафиолетовый облучатель для освещения контролируемой поверхности при использовании люминесцентных индикаторов); ВПК-2 (вискозиметр капиллярный стеклянный для определения кинематической вязкости дисперсионной среды суспензий);</text:p>
          </table:table-cell>
        </table:table-row>
        <table:table-row table:style-name="ro1">
          <table:table-cell office:value-type="string" calcext:value-type="string">
            <text:p>d) верные ответы 1, 2 и 3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4. <text:s/>Как следует контролировать магнитопорошковым методом кольца, полые цилиндры, хомуты и другие детали с отверстиями?</text:p>
          </table:table-cell>
        </table:table-row>
        <table:table-row table:style-name="ro1">
          <table:table-cell office:value-type="string" calcext:value-type="string">
            <text:p>a) циркулярным намагничиванием путем пропускания электрического тока по кабелю или стержню, вставленным в отверстие детали, или по кабелю, намотанному на деталь тороидально;</text:p>
          </table:table-cell>
        </table:table-row>
        <table:table-row table:style-name="ro1">
          <table:table-cell office:value-type="string" calcext:value-type="string">
            <text:p>b) кабель или стержень располагаются в отверстии детали строго аксиально (по центру), так как при их смещении могут возникнуть на контролируемой поверхности детали местные магнитные полюса, на которых скапливается магнитный порошок;</text:p>
          </table:table-cell>
        </table:table-row>
        <table:table-row table:style-name="ro1">
          <table:table-cell office:value-type="string" calcext:value-type="string">
            <text:p>c) способ контроля (приложенного поля или остаточной намагниченности) выбирается в зависимости от магнитных характеристик, размеров, формы контролируемой детали и от величины электрического тока, который может обеспечить дефектоскоп;</text:p>
          </table:table-cell>
        </table:table-row>
        <table:table-row table:style-name="ro1">
          <table:table-cell office:value-type="string" calcext:value-type="string">
            <text:p>d) верные ответы 1, 2 и 3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5. <text:s/>Каков вид индикаторного рисунка над подповерхностными дефектами в изделии?</text:p>
          </table:table-cell>
        </table:table-row>
        <table:table-row table:style-name="ro1">
          <table:table-cell office:value-type="string" calcext:value-type="string">
            <text:p>a) резко очерченный четкий валик магнитного порошка по всей длине трещины;</text:p>
          </table:table-cell>
        </table:table-row>
        <table:table-row table:style-name="ro1">
          <table:table-cell office:value-type="string" calcext:value-type="string">
            <text:p>b) скопление порошка в виде четких рельефных извилистых линий;</text:p>
          </table:table-cell>
        </table:table-row>
        <table:table-row table:style-name="ro1">
          <table:table-cell office:value-type="string" calcext:value-type="string">
            <text:p>c) скопление порошка в виде тонких четких линий, представляющих собой сетку или короткие черточки;</text:p>
          </table:table-cell>
        </table:table-row>
        <table:table-row table:style-name="ro1">
          <table:table-cell office:value-type="string" calcext:value-type="string">
            <text:p>d) скопление порошка в виде нечеткого валика с расплывчатыми границами или в виде пятна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6. <text:s/>Какой величины в А/см допустима остаточная намагниченность вагонных деталей JД и колец подшипников JП <text:s/>после их размагничивания?</text:p>
          </table:table-cell>
        </table:table-row>
        <table:table-row table:style-name="ro1">
          <table:table-cell office:value-type="string" calcext:value-type="string">
            <text:p>a) JД <text:s/>≤ 5, JП ≤ 1;</text:p>
          </table:table-cell>
        </table:table-row>
        <table:table-row table:style-name="ro1">
          <table:table-cell office:value-type="string" calcext:value-type="string">
            <text:p>b) 5 &lt; JД <text:s/>≤ 7, 1 &lt; JП ≤ 2;</text:p>
          </table:table-cell>
        </table:table-row>
        <table:table-row table:style-name="ro1">
          <table:table-cell office:value-type="string" calcext:value-type="string">
            <text:p>c) 7 &lt; JД <text:s/>≤ 10, 2 &lt; JП ≤ 3;</text:p>
          </table:table-cell>
        </table:table-row>
        <table:table-row table:style-name="ro1">
          <table:table-cell office:value-type="string" calcext:value-type="string">
            <text:p>d) 10 &lt; JД <text:s/>≤ 20, 3 &lt; JП ≤ 5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7. <text:s/>По какой формуле определяется сила тока I [А] в случае циркулярного намагничивания деталей с круглым сечением (Н– напряженность магнитного поля, D– наружный диаметр изделия)?</text:p>
          </table:table-cell>
        </table:table-row>
        <table:table-row table:style-name="ro1">
          <table:table-cell office:value-type="string" calcext:value-type="string">
            <text:p>a) I=3HD;</text:p>
          </table:table-cell>
        </table:table-row>
        <table:table-row table:style-name="ro1">
          <table:table-cell office:value-type="string" calcext:value-type="string">
            <text:p>b) I=5HD/4;</text:p>
          </table:table-cell>
        </table:table-row>
        <table:table-row table:style-name="ro1">
          <table:table-cell office:value-type="string" calcext:value-type="string">
            <text:p>c) I=0.3HD;</text:p>
          </table:table-cell>
        </table:table-row>
        <table:table-row table:style-name="ro1">
          <table:table-cell office:value-type="string" calcext:value-type="string">
            <text:p>d) I=2HD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8. <text:s/>Осаждение порошка в местах, где отсутствует несплошность материала, называется:</text:p>
          </table:table-cell>
        </table:table-row>
        <table:table-row table:style-name="ro1">
          <table:table-cell office:value-type="string" calcext:value-type="string">
            <text:p>a) ложный дефект;</text:p>
          </table:table-cell>
        </table:table-row>
        <table:table-row table:style-name="ro1">
          <table:table-cell office:value-type="string" calcext:value-type="string">
            <text:p>b) валик порошка;</text:p>
          </table:table-cell>
        </table:table-row>
        <table:table-row table:style-name="ro1">
          <table:table-cell office:value-type="string" calcext:value-type="string">
            <text:p>c) волосовина;</text:p>
          </table:table-cell>
        </table:table-row>
        <table:table-row table:style-name="ro1">
          <table:table-cell office:value-type="string" calcext:value-type="string">
            <text:p>d) трещина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9. <text:s/>Для приготовления магнитной суспензии количество магнитного порошка на 1 л дисперсионной среды должно быть:</text:p>
          </table:table-cell>
        </table:table-row>
        <table:table-row table:style-name="ro1">
          <table:table-cell office:value-type="string" calcext:value-type="string">
            <text:p>a) 15 ± 5) г/л;</text:p>
          </table:table-cell>
        </table:table-row>
        <table:table-row table:style-name="ro1">
          <table:table-cell office:value-type="string" calcext:value-type="string">
            <text:p>b) (25 ± 5 )г/л;</text:p>
          </table:table-cell>
        </table:table-row>
        <table:table-row table:style-name="ro1">
          <table:table-cell office:value-type="string" calcext:value-type="string">
            <text:p>c) (4 <text:s/>± 1 )г/л;</text:p>
          </table:table-cell>
        </table:table-row>
        <table:table-row table:style-name="ro1">
          <table:table-cell office:value-type="string" calcext:value-type="string">
            <text:p>d) (30 <text:s/>± 5) г/л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20. <text:s/>Для приготовления люминесцентной суспензии количество магнитного порошка на 1 л дисперсионной среды должно быть:</text:p>
          </table:table-cell>
        </table:table-row>
        <table:table-row table:style-name="ro1">
          <table:table-cell office:value-type="string" calcext:value-type="string">
            <text:p>a) (10 ± 5) г/л;</text:p>
          </table:table-cell>
        </table:table-row>
        <table:table-row table:style-name="ro1">
          <table:table-cell office:value-type="string" calcext:value-type="string">
            <text:p>b) (25 ± 5) г/л;</text:p>
          </table:table-cell>
        </table:table-row>
        <table:table-row table:style-name="ro1">
          <table:table-cell office:value-type="string" calcext:value-type="string">
            <text:p>c) (4 ± 1) г/л;</text:p>
          </table:table-cell>
        </table:table-row>
        <table:table-row table:style-name="ro1">
          <table:table-cell office:value-type="string" calcext:value-type="string">
            <text:p>d) (15 ± 5) г/л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21. <text:s/>Если ЦВ-0118«Інструкція з неруйнівного контролю деталей та вузів вагонів магніто порошковим, вхирострумовим та ферозондовим методами та з випробування на розтягання» предусматривается контроль одних и тех же деталей разными видами контроля, то предприятие имеет право выполнять контроль::</text:p>
          </table:table-cell>
        </table:table-row>
        <table:table-row table:style-name="ro1">
          <table:table-cell office:value-type="string" calcext:value-type="string">
            <text:p>a) Только одним из методов, в зависимости от наличия средств контроля и подготовки специалистов (при условии что комплексный контроль согласно действующей НТД двумя и более методами не является обязательным)</text:p>
          </table:table-cell>
        </table:table-row>
        <table:table-row table:style-name="ro1">
          <table:table-cell office:value-type="string" calcext:value-type="string">
            <text:p>b) Только одним из методов, в зависимости от наличия средств контроля и подготовки специалистов</text:p>
          </table:table-cell>
        </table:table-row>
        <table:table-row table:style-name="ro1">
          <table:table-cell office:value-type="string" calcext:value-type="string">
            <text:p>c) Всеми предусмотренными в ЦВ-0118методами</text:p>
          </table:table-cell>
        </table:table-row>
        <table:table-row table:style-name="ro1">
          <table:table-cell office:value-type="string" calcext:value-type="string">
            <text:p>d) Все вышеприведенные варианты неверны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22. <text:s/>Каким дефектоскопом проводиться МПК верхних и нижних углов замка и замкодержателя (согласно требований ЦВ-0118«Інструкція з неруйнівного контролю деталей та вузів вагонів магніто порошковим, вхирострумовим та ферозондовим методами та з випробування на розтягання»):</text:p>
          </table:table-cell>
        </table:table-row>
        <table:table-row table:style-name="ro1">
          <table:table-cell office:value-type="string" calcext:value-type="string">
            <text:p>a) МД-12ПС</text:p>
          </table:table-cell>
        </table:table-row>
        <table:table-row table:style-name="ro1">
          <table:table-cell office:value-type="string" calcext:value-type="string">
            <text:p>b) МД-12ПШ</text:p>
          </table:table-cell>
        </table:table-row>
        <table:table-row table:style-name="ro1">
          <table:table-cell office:value-type="string" calcext:value-type="string">
            <text:p>c) МД-17П</text:p>
          </table:table-cell>
        </table:table-row>
        <table:table-row table:style-name="ro1">
          <table:table-cell office:value-type="string" calcext:value-type="string">
            <text:p>d) ПМД-70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23. <text:s/>Каким способом проводиться МПК деталей с резьбой, круглых деталей диаметром меньше 100 мм (согласно требований ЦВ-0118«Інструкція з неруйнівного контролю деталей та вузів вагонів магніто порошковим, вхирострумовим та ферозондовим методами та з випробування на розтягання»):</text:p>
          </table:table-cell>
        </table:table-row>
        <table:table-row table:style-name="ro1">
          <table:table-cell office:value-type="string" calcext:value-type="string">
            <text:p>a) мокрым</text:p>
          </table:table-cell>
        </table:table-row>
        <table:table-row table:style-name="ro1">
          <table:table-cell office:value-type="string" calcext:value-type="string">
            <text:p>b) сухим</text:p>
          </table:table-cell>
        </table:table-row>
        <table:table-row table:style-name="ro1">
          <table:table-cell office:value-type="string" calcext:value-type="string">
            <text:p>c) не имеет значения</text:p>
          </table:table-cell>
        </table:table-row>
        <table:table-row table:style-name="ro1">
          <table:table-cell office:value-type="string" calcext:value-type="string">
            <text:p>d) по усмотрению дефектоскописта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24. <text:s/>Методы контроля деталей автосцепного устройства (согласно требований ЦВ-0118«Інструкція з неруйнівного контролю деталей та вузів вагонів магніто порошковим, вхирострумовим та ферозондовим методами та з випробування на розтягання»):</text:p>
          </table:table-cell>
        </table:table-row>
        <table:table-row table:style-name="ro1">
          <table:table-cell office:value-type="string" calcext:value-type="string">
            <text:p>a) Капиллярный контроль</text:p>
          </table:table-cell>
        </table:table-row>
        <table:table-row table:style-name="ro1">
          <table:table-cell office:value-type="string" calcext:value-type="string">
            <text:p>b) Магнитопорошковый контроль</text:p>
          </table:table-cell>
        </table:table-row>
        <table:table-row table:style-name="ro1">
          <table:table-cell office:value-type="string" calcext:value-type="string">
            <text:p>c) Метод магнитной памяти металла</text:p>
          </table:table-cell>
        </table:table-row>
        <table:table-row table:style-name="ro1">
          <table:table-cell office:value-type="string" calcext:value-type="string">
            <text:p>d) Ультразвуковой контроль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25. <text:s/>Виды работ, при выполнении которых дефектоскопируются : корпус автосцепки, тяговый хомут, клин тягового хомута, стяжной болт, маятниковая подвеска (согласно требований ЦВ-0118«Інструкція з неруйнівного контролю деталей та вузів вагонів магніто порошковим, вхирострумовим та ферозондовим методами та з випробування на розтягання»):</text:p>
          </table:table-cell>
        </table:table-row>
        <table:table-row table:style-name="ro1">
          <table:table-cell office:value-type="string" calcext:value-type="string">
            <text:p>a) текущий ремонт</text:p>
          </table:table-cell>
        </table:table-row>
        <table:table-row table:style-name="ro1">
          <table:table-cell office:value-type="string" calcext:value-type="string">
            <text:p>b) плановый ремонт</text:p>
          </table:table-cell>
        </table:table-row>
        <table:table-row table:style-name="ro1">
          <table:table-cell office:value-type="string" calcext:value-type="string">
            <text:p>c) при ремонте сваркой</text:p>
          </table:table-cell>
        </table:table-row>
        <table:table-row table:style-name="ro1">
          <table:table-cell office:value-type="string" calcext:value-type="string">
            <text:p>d) после отцепки вагона по любой причине (по указанию осмотрщика вагонов)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26. <text:s/>Какие детали не подвергаются МПК (согласно требований ЦВ-0118«Інструкція з неруйнівного контролю деталей та вузів вагонів магніто порошковим, вхирострумовим та ферозондовим методами та з випробування на розтягання»):</text:p>
          </table:table-cell>
        </table:table-row>
        <table:table-row table:style-name="ro1">
          <table:table-cell office:value-type="string" calcext:value-type="string">
            <text:p>a) Корпус автосцепки</text:p>
          </table:table-cell>
        </table:table-row>
        <table:table-row table:style-name="ro1">
          <table:table-cell office:value-type="string" calcext:value-type="string">
            <text:p>b) тяговый хомут</text:p>
          </table:table-cell>
        </table:table-row>
        <table:table-row table:style-name="ro1">
          <table:table-cell office:value-type="string" calcext:value-type="string">
            <text:p>c) клин тягового хомута</text:p>
          </table:table-cell>
        </table:table-row>
        <table:table-row table:style-name="ro1">
          <table:table-cell office:value-type="string" calcext:value-type="string">
            <text:p>d) корпус фрикционного аппарата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27. <text:s/>Какие детали после проведения МПК необходимо размагничивать (согласно требований ЦВ-0118«Інструкція з неруйнівного контролю деталей та вузів вагонів магніто порошковим, вхирострумовим та ферозондовим методами та з випробування на розтягання»):</text:p>
          </table:table-cell>
        </table:table-row>
        <table:table-row table:style-name="ro1">
          <table:table-cell office:value-type="string" calcext:value-type="string">
            <text:p>a) находящиеся в контакте между собой</text:p>
          </table:table-cell>
        </table:table-row>
        <table:table-row table:style-name="ro1">
          <table:table-cell office:value-type="string" calcext:value-type="string">
            <text:p>b) посторонние детали</text:p>
          </table:table-cell>
        </table:table-row>
        <table:table-row table:style-name="ro1">
          <table:table-cell office:value-type="string" calcext:value-type="string">
            <text:p>c) все детали которые подвергались МПК</text:p>
          </table:table-cell>
        </table:table-row>
        <table:table-row table:style-name="ro1">
          <table:table-cell office:value-type="string" calcext:value-type="string">
            <text:p>d) выборочные детали, по усмотрению дефектоскописта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28. <text:s/>Какой порошок применяется при приготовлении суспензии (согласно требований ЦВ-0118«Інструкція з неруйнівного контролю деталей та вузів вагонів магніто порошковим, вхирострумовим та ферозондовим методами та з випробування на розтягання»):</text:p>
          </table:table-cell>
        </table:table-row>
        <table:table-row table:style-name="ro1">
          <table:table-cell office:value-type="string" calcext:value-type="string">
            <text:p>a) ПЖВ5-160</text:p>
          </table:table-cell>
        </table:table-row>
        <table:table-row table:style-name="ro1">
          <table:table-cell office:value-type="string" calcext:value-type="string">
            <text:p>b) ПЖВ5-71</text:p>
          </table:table-cell>
        </table:table-row>
        <table:table-row table:style-name="ro1">
          <table:table-cell office:value-type="string" calcext:value-type="string">
            <text:p>c) ПЖВ5</text:p>
          </table:table-cell>
        </table:table-row>
        <table:table-row table:style-name="ro1">
          <table:table-cell office:value-type="string" calcext:value-type="string">
            <text:p>d) ПЖВ-100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29. <text:s/>Состав суспензии для МПК массово применяемой на ж/д Украины (согласно требований ЦВ-0118«Інструкція з неруйнівного контролю деталей та вузів вагонів магніто порошковим, вхирострумовим та ферозондовим методами та з випробування на розтягання»):</text:p>
          </table:table-cell>
        </table:table-row>
        <table:table-row table:style-name="ro1">
          <table:table-cell office:value-type="string" calcext:value-type="string">
            <text:p>a) Порошок ПЖВ5-160 и Масло трансформаторное</text:p>
          </table:table-cell>
        </table:table-row>
        <table:table-row table:style-name="ro1">
          <table:table-cell office:value-type="string" calcext:value-type="string">
            <text:p>b) порошок ПЖВ-5-71 и масло трансформаторное</text:p>
          </table:table-cell>
        </table:table-row>
        <table:table-row table:style-name="ro1">
          <table:table-cell office:value-type="string" calcext:value-type="string">
            <text:p>c) порошок ПЖВ5-160</text:p>
          </table:table-cell>
        </table:table-row>
        <table:table-row table:style-name="ro1">
          <table:table-cell office:value-type="string" calcext:value-type="string">
            <text:p>d) вода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30. <text:s/>Каким прибором измеряется напряженность магнитного поля (согласно требований ЦВ-0118«Інструкція з неруйнівного контролю деталей та вузів вагонів магніто порошковим, вхирострумовим та ферозондовим методами та з випробування на розтягання»).</text:p>
          </table:table-cell>
        </table:table-row>
        <table:table-row table:style-name="ro1">
          <table:table-cell office:value-type="string" calcext:value-type="string">
            <text:p>a) Амперметр</text:p>
          </table:table-cell>
        </table:table-row>
        <table:table-row table:style-name="ro1">
          <table:table-cell office:value-type="string" calcext:value-type="string">
            <text:p>b) миллитесламетр ТП2-2У</text:p>
          </table:table-cell>
        </table:table-row>
        <table:table-row table:style-name="ro1">
          <table:table-cell office:value-type="string" calcext:value-type="string">
            <text:p>c) микрометр</text:p>
          </table:table-cell>
        </table:table-row>
        <table:table-row table:style-name="ro1">
          <table:table-cell office:value-type="string" calcext:value-type="string">
            <text:p>d) люксметр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31. <text:s/>Какая должна быть поверхность при проведении МПК (согласно требований ЦВ-0118«Інструкція з неруйнівного контролю деталей та вузів вагонів магніто порошковим, вхирострумовим та ферозондовим методами та з випробування на розтягання»):</text:p>
          </table:table-cell>
        </table:table-row>
        <table:table-row table:style-name="ro1">
          <table:table-cell office:value-type="string" calcext:value-type="string">
            <text:p>a) Мокрая</text:p>
          </table:table-cell>
        </table:table-row>
        <table:table-row table:style-name="ro1">
          <table:table-cell office:value-type="string" calcext:value-type="string">
            <text:p>b) Сухая</text:p>
          </table:table-cell>
        </table:table-row>
        <table:table-row table:style-name="ro1">
          <table:table-cell office:value-type="string" calcext:value-type="string">
            <text:p>c) не имеет значения</text:p>
          </table:table-cell>
        </table:table-row>
        <table:table-row table:style-name="ro1">
          <table:table-cell office:value-type="string" calcext:value-type="string">
            <text:p>d) Окрашенная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32. <text:s text:c="2"/>Каким образом располагается деталь при МПК суспензией (согласно требований ЦВ-0118«Інструкція з неруйнівного контролю деталей та вузів вагонів магніто порошковим, вхирострумовим та ферозондовим методами та з випробування на розтягання»):</text:p>
          </table:table-cell>
        </table:table-row>
        <table:table-row table:style-name="ro1">
          <table:table-cell office:value-type="string" calcext:value-type="string">
            <text:p>a) горизонтально</text:p>
          </table:table-cell>
        </table:table-row>
        <table:table-row table:style-name="ro1">
          <table:table-cell office:value-type="string" calcext:value-type="string">
            <text:p>b) под углом не менее 10 градусов</text:p>
          </table:table-cell>
        </table:table-row>
        <table:table-row table:style-name="ro1">
          <table:table-cell office:value-type="string" calcext:value-type="string">
            <text:p>c) под углом около 45 градусов</text:p>
          </table:table-cell>
        </table:table-row>
        <table:table-row table:style-name="ro1">
          <table:table-cell office:value-type="string" calcext:value-type="string">
            <text:p>d) не имеет значения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33. <text:s/>Материал при изготовлении приспособлений при МПК (согласно требований ЦВ-0118«Інструкція з неруйнівного контролю деталей та вузів вагонів магніто порошковим, вхирострумовим та ферозондовим методами та з випробування на розтягання»):</text:p>
          </table:table-cell>
        </table:table-row>
        <table:table-row table:style-name="ro1">
          <table:table-cell office:value-type="string" calcext:value-type="string">
            <text:p>a) магнитный</text:p>
          </table:table-cell>
        </table:table-row>
        <table:table-row table:style-name="ro1">
          <table:table-cell office:value-type="string" calcext:value-type="string">
            <text:p>b) не магнитный</text:p>
          </table:table-cell>
        </table:table-row>
        <table:table-row table:style-name="ro1">
          <table:table-cell office:value-type="string" calcext:value-type="string">
            <text:p>c) не имеет значения</text:p>
          </table:table-cell>
        </table:table-row>
        <table:table-row table:style-name="ro1">
          <table:table-cell office:value-type="string" calcext:value-type="string">
            <text:p>d) используется только дерево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34. Как определить качество магнитного индикатора (согласно требований ЦВ-0118«Інструкція з неруйнівного контролю деталей та вузів вагонів магніто порошковим, вхирострумовим та ферозондовим методами та з випробування на розтягання»):</text:p>
          </table:table-cell>
        </table:table-row>
        <table:table-row table:style-name="ro1">
          <table:table-cell office:value-type="string" calcext:value-type="string">
            <text:p>a) нанести индикатор на намагниченный контрольный образец и сравнить индикаторный рисунок с рисунком дефектограммы.</text:p>
          </table:table-cell>
        </table:table-row>
        <table:table-row table:style-name="ro1">
          <table:table-cell office:value-type="string" calcext:value-type="string">
            <text:p>b) визуальный осмотр индикаторного рисунка</text:p>
          </table:table-cell>
        </table:table-row>
        <table:table-row table:style-name="ro1">
          <table:table-cell office:value-type="string" calcext:value-type="string">
            <text:p>c) по рабочей детали</text:p>
          </table:table-cell>
        </table:table-row>
        <table:table-row table:style-name="ro1">
          <table:table-cell office:value-type="string" calcext:value-type="string">
            <text:p>d) с использованием стандартных образцов для МПК выпускаемых серийно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35. Средства контроля боковых рам и надресорных балок (согласно требований ЦВ-0118«Інструкція з неруйнівного контролю деталей та вузів вагонів магніто порошковим, вхирострумовим та ферозондовим методами та з випробування на розтягання»):</text:p>
          </table:table-cell>
        </table:table-row>
        <table:table-row table:style-name="ro1">
          <table:table-cell office:value-type="string" calcext:value-type="string">
            <text:p>a) МД12-ПЕ</text:p>
          </table:table-cell>
        </table:table-row>
        <table:table-row table:style-name="ro1">
          <table:table-cell office:value-type="string" calcext:value-type="string">
            <text:p>b) МД14-ПКМ</text:p>
          </table:table-cell>
        </table:table-row>
        <table:table-row table:style-name="ro1">
          <table:table-cell office:value-type="string" calcext:value-type="string">
            <text:p>c) МД12-ПС</text:p>
          </table:table-cell>
        </table:table-row>
        <table:table-row table:style-name="ro1">
          <table:table-cell office:value-type="string" calcext:value-type="string">
            <text:p>d) МД-17П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36. Средства МПК контроля оси колесной пары в сборе (согласно требований ЦВ-0118«Інструкція з неруйнівного контролю деталей та вузів вагонів магніто порошковим, вхирострумовим та ферозондовим методами та з випробування на розтягання»):</text:p>
          </table:table-cell>
        </table:table-row>
        <table:table-row table:style-name="ro1">
          <table:table-cell office:value-type="string" calcext:value-type="string">
            <text:p>a) МД 14-ПКМ</text:p>
          </table:table-cell>
        </table:table-row>
        <table:table-row table:style-name="ro1">
          <table:table-cell office:value-type="string" calcext:value-type="string">
            <text:p>b) МД –4К</text:p>
          </table:table-cell>
        </table:table-row>
        <table:table-row table:style-name="ro1">
          <table:table-cell office:value-type="string" calcext:value-type="string">
            <text:p>c) МД-15 ПУ</text:p>
          </table:table-cell>
        </table:table-row>
        <table:table-row table:style-name="ro1">
          <table:table-cell office:value-type="string" calcext:value-type="string">
            <text:p>d) МД-17П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37. Какой допускается использовать порошок для необработанных поверхностей Rz &gt; 160 мкм (согласно требований ЦВ-0118«Інструкція з неруйнівного контролю деталей та вузів вагонів магніто порошковим, вхирострумовим та ферозондовим методами та з випробування на розтягання»):</text:p>
          </table:table-cell>
        </table:table-row>
        <table:table-row table:style-name="ro1">
          <table:table-cell office:value-type="string" calcext:value-type="string">
            <text:p>a) <text:s/>ПЖВ 5-160</text:p>
          </table:table-cell>
        </table:table-row>
        <table:table-row table:style-name="ro1">
          <table:table-cell office:value-type="string" calcext:value-type="string">
            <text:p>b) ПЖВ 5-50</text:p>
          </table:table-cell>
        </table:table-row>
        <table:table-row table:style-name="ro1">
          <table:table-cell office:value-type="string" calcext:value-type="string">
            <text:p>c) ПЖВ 5-20</text:p>
          </table:table-cell>
        </table:table-row>
        <table:table-row table:style-name="ro1">
          <table:table-cell office:value-type="string" calcext:value-type="string">
            <text:p>d) ПЖВ 5-71 (сухий)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38. Какое количество смешивают масла трансформаторного и железного порошка ПЖВ 5- 71 для приготовления суспензии (согласно требований ЦВ-0118«Інструкція з неруйнівного контролю деталей та вузів вагонів магніто порошковим, вхирострумовим та ферозондовим методами та з випробування на розтягання»):</text:p>
          </table:table-cell>
        </table:table-row>
        <table:table-row table:style-name="ro1">
          <table:table-cell office:value-type="string" calcext:value-type="string">
            <text:p>a) (180 ± 20) г <text:s/>+ 1 литр</text:p>
          </table:table-cell>
        </table:table-row>
        <table:table-row table:style-name="ro1">
          <table:table-cell office:value-type="string" calcext:value-type="string">
            <text:p>b) (140 ± 20) г <text:s/>+ 1 литр</text:p>
          </table:table-cell>
        </table:table-row>
        <table:table-row table:style-name="ro1">
          <table:table-cell office:value-type="string" calcext:value-type="string">
            <text:p>c) (100 ± 20) г <text:s/>+ 1 литр</text:p>
          </table:table-cell>
        </table:table-row>
        <table:table-row table:style-name="ro1">
          <table:table-cell office:value-type="string" calcext:value-type="string">
            <text:p>d) (50 ± 20) г <text:s/>+ 1 литр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39. <text:s/>При изготовлении суспензий для проведения МПК согласно ЦВ-0118«Інструкція з неруйнівного контролю деталей та вузів вагонів магніто порошковим, вхирострумовим та ферозондовим методами та з випробування на розтягання» дисперсионная среда (трансформаторное масло) должна быть:</text:p>
          </table:table-cell>
        </table:table-row>
        <table:table-row table:style-name="ro1">
          <table:table-cell office:value-type="string" calcext:value-type="string">
            <text:p>a) С вязкостью не большей 90 сСт при температурі навколишнього середовища 20 0С</text:p>
          </table:table-cell>
        </table:table-row>
        <table:table-row table:style-name="ro1">
          <table:table-cell office:value-type="string" calcext:value-type="string">
            <text:p>b) С вязкостью не большей 36 сСт при температурі навколишнього середовища 35 0С</text:p>
          </table:table-cell>
        </table:table-row>
        <table:table-row table:style-name="ro1">
          <table:table-cell office:value-type="string" calcext:value-type="string">
            <text:p>c) С вязкостью не большей 36 сСт при температурі навколишнього середовища 20 0С</text:p>
          </table:table-cell>
        </table:table-row>
        <table:table-row table:style-name="ro1">
          <table:table-cell office:value-type="string" calcext:value-type="string">
            <text:p>d) Вязкость дисперсионной среды не имеет значения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40. <text:s/>Контрольные образцы предприятия с естественными дефектами, которые предназначены для проверки работоспособности дефектоскопов перед началом смены отбирают (согласно ЦВ-0118«Інструкція з неруйнівного контролю деталей та вузів вагонів магніто порошковим, вхирострумовим та ферозондовим методами та з випробування на розтягання»):</text:p>
          </table:table-cell>
        </table:table-row>
        <table:table-row table:style-name="ro1">
          <table:table-cell office:value-type="string" calcext:value-type="string">
            <text:p>a) Из числа вагонных деталей с любыми дефектами в контролируемой зоне</text:p>
          </table:table-cell>
        </table:table-row>
        <table:table-row table:style-name="ro1">
          <table:table-cell office:value-type="string" calcext:value-type="string">
            <text:p>b) Из числа вагонных деталей с дефектами невидымыми невооруженным глазом</text:p>
          </table:table-cell>
        </table:table-row>
        <table:table-row table:style-name="ro1">
          <table:table-cell office:value-type="string" calcext:value-type="string">
            <text:p>c) Из числа локомотивных с дефектами невидымыми невооруженным глазом</text:p>
          </table:table-cell>
        </table:table-row>
        <table:table-row table:style-name="ro1">
          <table:table-cell office:value-type="string" calcext:value-type="string">
            <text:p>d) Все вышеприведенное верно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41. <text:s/>Вагонная деталь считается годной для использования ее в качестве Контрольного образца предприятия, если:</text:p>
          </table:table-cell>
        </table:table-row>
        <table:table-row table:style-name="ro1">
          <table:table-cell office:value-type="string" calcext:value-type="string">
            <text:p>a) При осмотре невооруженным глазом дефект на ее поверхности невидим</text:p>
          </table:table-cell>
        </table:table-row>
        <table:table-row table:style-name="ro1">
          <table:table-cell office:value-type="string" calcext:value-type="string">
            <text:p>b) При осмотре невооруженным глазом дефект на ее поверхности почти не видим</text:p>
          </table:table-cell>
        </table:table-row>
        <table:table-row table:style-name="ro1">
          <table:table-cell office:value-type="string" calcext:value-type="string">
            <text:p>c) При повторном нанесении магнитного индикатора после размагничивания детали – валик над дефектом не образовывается</text:p>
          </table:table-cell>
        </table:table-row>
        <table:table-row table:style-name="ro1">
          <table:table-cell office:value-type="string" calcext:value-type="string">
            <text:p>d) Варианты а) и с)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42. <text:s/>Дефектограмма Контрольного образца предприятия для МПК может быть в виде (согласно ЦВ-0118 «Інструкція з неруйнівного контролю деталей та вузів вагонів магніто порошковим, вхирострумовим та ферозондовим методами та з випробування на розтягання»):</text:p>
          </table:table-cell>
        </table:table-row>
        <table:table-row table:style-name="ro1">
          <table:table-cell office:value-type="string" calcext:value-type="string">
            <text:p>a) Фотографии индикаторного рисунка</text:p>
          </table:table-cell>
        </table:table-row>
        <table:table-row table:style-name="ro1">
          <table:table-cell office:value-type="string" calcext:value-type="string">
            <text:p>b) Отпечатка индикаторного рисунка на прозрачной липкой ленте</text:p>
          </table:table-cell>
        </table:table-row>
        <table:table-row table:style-name="ro1">
          <table:table-cell office:value-type="string" calcext:value-type="string">
            <text:p>c) Ее визуального описания (месторасположения и параметров дефекта) в паспорте на образец</text:p>
          </table:table-cell>
        </table:table-row>
        <table:table-row table:style-name="ro1">
          <table:table-cell office:value-type="string" calcext:value-type="string">
            <text:p>d) Варианты а) и b)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43. <text:s/>Необходимо ли проводить контроль торцов цилиндрических роликов (согласно ЦВ-0118 «Інструкція з неруйнівного контролю деталей та вузів вагонів магніто порошковим, вхирострумовим та ферозондовим методами та з випробування на розтягання»):</text:p>
          </table:table-cell>
        </table:table-row>
        <table:table-row table:style-name="ro1">
          <table:table-cell office:value-type="string" calcext:value-type="string">
            <text:p>a) Да </text:p>
          </table:table-cell>
        </table:table-row>
        <table:table-row table:style-name="ro1">
          <table:table-cell office:value-type="string" calcext:value-type="string">
            <text:p>b) Нет</text:p>
          </table:table-cell>
        </table:table-row>
        <table:table-row table:style-name="ro1">
          <table:table-cell office:value-type="string" calcext:value-type="string">
            <text:p>c) В исключительных случаях (по указанию начальства)</text:p>
          </table:table-cell>
        </table:table-row>
        <table:table-row table:style-name="ro1">
          <table:table-cell office:value-type="string" calcext:value-type="string">
            <text:p>d) На усмотрение дефектоскописта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44. <text:s/>Измерение напряженности магнитного поля выполняют (согласно ЦВ-0118 «Інструкція з неруйнівного контролю деталей та вузів вагонів магніто порошковим, вхирострумовим та ферозондовим методами та з випробування на розтягання»):</text:p>
          </table:table-cell>
        </table:table-row>
        <table:table-row table:style-name="ro1">
          <table:table-cell office:value-type="string" calcext:value-type="string">
            <text:p>a) При поверке (калибровке) средств контроля</text:p>
          </table:table-cell>
        </table:table-row>
        <table:table-row table:style-name="ro1">
          <table:table-cell office:value-type="string" calcext:value-type="string">
            <text:p>b) При проверке режимов намагничивания деталей (определения зон достаточной намагниченности)</text:p>
          </table:table-cell>
        </table:table-row>
        <table:table-row table:style-name="ro1">
          <table:table-cell office:value-type="string" calcext:value-type="string">
            <text:p>c) При проверке степени остаточной намагниченности детали после проведенного размагничивания</text:p>
          </table:table-cell>
        </table:table-row>
        <table:table-row table:style-name="ro1">
          <table:table-cell office:value-type="string" calcext:value-type="string">
            <text:p>d) Все вышеприведенное верно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END</text:p>
          </table:table-cell>
        </table:table-row>
        <table:table-row table:style-name="ro1" table:number-rows-repeated="1048310">
          <table:table-cell/>
        </table:table-row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RU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number-style style:name="N110P0" style:volatile="true">
      <number:number number:decimal-places="0" loext:min-decimal-places="0" number:min-integer-digits="1" number:grouping="true"/>
      <number:text>р.</number:text>
    </number:number-style>
    <number:number-style style:name="N110"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10P0"/>
    </number:number-style>
    <number:number-style style:name="N111P0" style:volatile="true">
      <number:number number:decimal-places="0" loext:min-decimal-places="0" number:min-integer-digits="1" number:grouping="true"/>
      <number:text>р.</number:text>
    </number:number-style>
    <number:number-style style:name="N111">
      <style:text-properties fo:color="#ff0000"/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11P0"/>
    </number:number-style>
    <number:number-style style:name="N113P0" style:volatile="true">
      <number:number number:decimal-places="2" loext:min-decimal-places="2" number:min-integer-digits="1" number:grouping="true"/>
      <number:text>р.</number:text>
    </number:number-style>
    <number:number-style style:name="N113"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  <number:text>р.</number:text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loext:min-decimal-places="0" number:min-integer-digits="1" number:grouping="true"/>
    </number:number-style>
    <number:number-style style:name="N11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</number:number-style>
    <number:number-style style:name="N11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8P0"/>
    </number:number-style>
    <number:number-style style:name="N122P0" style:volatile="true">
      <number:text> </number:text>
      <number:number number:decimal-places="0" loext:min-decimal-places="0" number:min-integer-digits="1" number:grouping="true"/>
      <number:text>    </number:text>
    </number:number-style>
    <number:number-style style:name="N122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22P2" style:volatile="true">
      <number:text> -   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</number:text>
      <number:number number:decimal-places="0" loext:min-decimal-places="0" number:min-integer-digits="1" number:grouping="true"/>
      <number:text>р. </number:text>
    </number:number-style>
    <number:number-style style:name="N126P1" style:volatile="true">
      <number:text>-</number:text>
      <number:number number:decimal-places="0" loext:min-decimal-places="0" number:min-integer-digits="1" number:grouping="true"/>
      <number:text>р. </number:text>
    </number:number-style>
    <number:number-style style:name="N126P2" style:volatile="true">
      <number:text> -р.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</number:text>
      <number:number number:decimal-places="2" loext:min-decimal-places="2" number:min-integer-digits="1" number:grouping="true"/>
      <number:text>    </number:text>
    </number:number-style>
    <number:number-style style:name="N130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30P2" style:volatile="true">
      <number:text>-</number:text>
      <number:number number:decimal-places="0" loext:min-decimal-places="0" number:min-integer-digits="0"/>
      <number:text>   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</number:text>
      <number:number number:decimal-places="2" loext:min-decimal-places="2" number:min-integer-digits="1" number:grouping="true"/>
      <number:text>р. </number:text>
    </number:number-style>
    <number:number-style style:name="N134P1" style:volatile="true">
      <number:text>-</number:text>
      <number:number number:decimal-places="2" loext:min-decimal-places="2" number:min-integer-digits="1" number:grouping="true"/>
      <number:text>р. </number:text>
    </number:number-style>
    <number:number-style style:name="N134P2" style:volatile="true">
      <number:text>-</number:text>
      <number:number number:decimal-places="0" loext:min-decimal-places="0" number:min-integer-digits="0"/>
      <number:text>р.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40P0" style:volatile="true">
      <number:text>Да</number:text>
    </number:number-style>
    <number:number-style style:name="N140P1" style:volatile="true">
      <number:text>Да</number:text>
    </number:number-style>
    <number:number-style style:name="N140">
      <number:text>Нет</number:text>
      <style:map style:condition="value()&gt;0" style:apply-style-name="N140P0"/>
      <style:map style:condition="value()&lt;0" style:apply-style-name="N140P1"/>
    </number:number-style>
    <number:number-style style:name="N142P0" style:volatile="true">
      <number:text>Истина</number:text>
    </number:number-style>
    <number:number-style style:name="N142P1" style:volatile="true">
      <number:text>Истина</number:text>
    </number:number-style>
    <number:number-style style:name="N142">
      <number:text>Ложь</number:text>
      <style:map style:condition="value()&gt;0" style:apply-style-name="N142P0"/>
      <style:map style:condition="value()&lt;0" style:apply-style-name="N142P1"/>
    </number:number-style>
    <number:number-style style:name="N144P0" style:volatile="true">
      <number:text>Вкл</number:text>
    </number:number-style>
    <number:number-style style:name="N144P1" style:volatile="true">
      <number:text>Вкл</number:text>
    </number:number-style>
    <number:number-style style:name="N144">
      <number:text>Выкл</number:text>
      <style:map style:condition="value()&gt;0" style:apply-style-name="N144P0"/>
      <style:map style:condition="value()&lt;0" style:apply-style-name="N144P1"/>
    </number:number-style>
    <number:currency-style style:name="N146P0" style:volatile="true">
      <number:currency-symbol>€</number:currency-symbol>
      <number:text> </number:text>
      <number:number number:decimal-places="0" loext:min-decimal-places="0" number:min-integer-digits="3" number:grouping="true"/>
      <number:text> </number:text>
    </number:currency-style>
    <number:currency-style style:name="N146">
      <style:text-properties fo:color="#ff0000"/>
      <number:text>(</number:text>
      <number:currency-symbol>€</number:currency-symbol>
      <number:text> </number:text>
      <number:number number:decimal-places="0" loext:min-decimal-places="0" number:min-integer-digits="3" number:grouping="true"/>
      <number:text>)</number:text>
      <style:map style:condition="value()&gt;=0" style:apply-style-name="N146P0"/>
    </number:currency-style>
    <style:style style:name="Default" style:family="table-cell">
      <style:table-cell-properties style:rotation-align="none"/>
      <style:text-properties fo:color="#000000" style:font-name="Calibri" fo:font-family="Calibri" style:font-family-generic="swiss" style:font-pitch="variable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19.05mm" fo:margin-bottom="19.05mm" fo:margin-left="17.78mm" fo:margin-right="17.78mm" style:first-page-number="continue" style:writing-mode="lr-tb"/>
      <style:header-style>
        <style:header-footer-properties fo:min-height="7.51mm" fo:margin-left="1.22mm" fo:margin-right="1.22mm" fo:margin-bottom="0mm"/>
      </style:header-style>
      <style:footer-style>
        <style:header-footer-properties fo:min-height="7.51mm" fo:margin-left="1.22mm" fo:margin-right="1.22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8">00.00.0000</text:date>, <text:time style:data-style-name="N2" text:time-value="19:32:07.521497592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  <style:master-page style:name="PageStyle_5f_6-й_5f_сектор" style:display-name="PageStyle_6-й_сектор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Виктор Левченко</meta:initial-creator>
    <meta:creation-date>2016-04-08T09:32:45.97</meta:creation-date>
    <dc:date>2020-04-08T19:33:16.591856540</dc:date>
    <dc:creator>lvg  </dc:creator>
    <meta:editing-duration>PT28M50S</meta:editing-duration>
    <meta:editing-cycles>10</meta:editing-cycles>
    <meta:generator>LibreOffice/6.0.7.3$Linux_X86_64 LibreOffice_project/00m0$Build-3</meta:generator>
    <meta:document-statistic meta:table-count="5" meta:cell-count="1552" meta:object-count="0"/>
  </office:meta>
</office:document-meta>
</file>